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>
      <style:table-cell-properties style:text-align-source="value-type" style:repeat-content="false" style:vertical-align="automatic" loext:vertical-justify="auto"/>
      <style:paragraph-properties css3t:text-justify="auto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number-columns-repeated="42" table:default-cell-style-name="ce1"/>
        <table:table-row table:style-name="ro1">
          <table:table-cell table:style-name="Default" office:value-type="string" calcext:value-type="string">
            <text:p>Sequenc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Année</text:p>
          </table:table-cell>
          <table:table-cell table:style-name="Default" office:value-type="string" calcext:value-type="string">
            <text:p>Tour</text:p>
          </table:table-cell>
          <table:table-cell table:style-name="Default" office:value-type="string" calcext:value-type="string">
            <text:p>Département</text:p>
          </table:table-cell>
          <table:table-cell table:style-name="Default" office:value-type="string" calcext:value-type="string">
            <text:p>Commune</text:p>
          </table:table-cell>
          <table:table-cell table:style-name="Default" office:value-type="string" calcext:value-type="string">
            <text:p>Numéro du bureau</text:p>
          </table:table-cell>
          <table:table-cell table:style-name="Default" office:value-type="string" calcext:value-type="string">
            <text:p>Code canton</text:p>
          </table:table-cell>
          <table:table-cell table:style-name="Default" office:value-type="string" calcext:value-type="string">
            <text:p>Code circonscription</text:p>
          </table:table-cell>
          <table:table-cell table:style-name="Default" office:value-type="string" calcext:value-type="string">
            <text:p>Indicatif</text:p>
          </table:table-cell>
          <table:table-cell table:style-name="Default" office:value-type="string" calcext:value-type="string">
            <text:p>Nombre d'inscrits</text:p>
          </table:table-cell>
          <table:table-cell table:style-name="Default" office:value-type="string" calcext:value-type="string">
            <text:p>Nombre d'abstentions</text:p>
          </table:table-cell>
          <table:table-cell table:style-name="Default" office:value-type="string" calcext:value-type="string">
            <text:p>Nombre de votants</text:p>
          </table:table-cell>
          <table:table-cell table:style-name="Default" office:value-type="string" calcext:value-type="string">
            <text:p>Nombre de votants d'après les feuilles d'émargement</text:p>
          </table:table-cell>
          <table:table-cell table:style-name="Default" office:value-type="string" calcext:value-type="string">
            <text:p>Nombre de bulletins blancs</text:p>
          </table:table-cell>
          <table:table-cell table:style-name="Default" office:value-type="string" calcext:value-type="string">
            <text:p>Nombre de bulletins nuls</text:p>
          </table:table-cell>
          <table:table-cell table:style-name="Default" office:value-type="string" calcext:value-type="string">
            <text:p>Nombre d'exprimés</text:p>
          </table:table-cell>
          <table:table-cell table:style-name="Default" office:value-type="string" calcext:value-type="string">
            <text:p>Nombre de candidats</text:p>
          </table:table-cell>
          <table:table-cell table:style-name="Default" office:value-type="string" calcext:value-type="string">
            <text:p>Sigle du candidat</text:p>
          </table:table-cell>
          <table:table-cell table:style-name="Default" office:value-type="string" calcext:value-type="string">
            <text:p>Nombre de voix du candidat</text:p>
          </table:table-cell>
          <table:table-cell table:style-name="Default" office:value-type="string" calcext:value-type="string">
            <text:p>Sigle du candidat</text:p>
          </table:table-cell>
          <table:table-cell table:style-name="Default" office:value-type="string" calcext:value-type="string">
            <text:p>Nombre de voix du candidat</text:p>
          </table:table-cell>
          <table:table-cell table:style-name="Default" office:value-type="string" calcext:value-type="string">
            <text:p>Sigle du candidat</text:p>
          </table:table-cell>
          <table:table-cell table:style-name="Default" office:value-type="string" calcext:value-type="string">
            <text:p>Nombre de voix du candidat</text:p>
          </table:table-cell>
          <table:table-cell table:style-name="Default" office:value-type="string" calcext:value-type="string">
            <text:p>Sigle du candidat</text:p>
          </table:table-cell>
          <table:table-cell table:style-name="Default" office:value-type="string" calcext:value-type="string">
            <text:p>Nombre de voix du candidat</text:p>
          </table:table-cell>
          <table:table-cell table:style-name="Default" office:value-type="string" calcext:value-type="string">
            <text:p>Sigle du candidat</text:p>
          </table:table-cell>
          <table:table-cell table:style-name="Default" office:value-type="string" calcext:value-type="string">
            <text:p>Nombre de voix du candidat</text:p>
          </table:table-cell>
          <table:table-cell table:style-name="Default" office:value-type="string" calcext:value-type="string">
            <text:p>Sigle du candidat</text:p>
          </table:table-cell>
          <table:table-cell table:number-columns-repeated="13" table:style-name="Default" office:value-type="string" calcext:value-type="string">
            <text:p>Nombre de voix du candidat</text:p>
          </table:table-cell>
        </table:table-row>
        <table:table-row table:style-name="ro1"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4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5-14" calcext:value-type="date">
            <text:p>5/14/1902</text:p>
          </table:table-cell>
          <table:table-cell office:value-type="date" office:date-value="1900-06-22" calcext:value-type="date">
            <text:p>6/22/1900</text:p>
          </table:table-cell>
          <table:table-cell table:number-columns-repeated="2" office:value-type="date" office:date-value="1901-11-21" calcext:value-type="date">
            <text:p>11/21/1901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11-18" calcext:value-type="date">
            <text:p>11/1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08-27" calcext:value-type="date">
            <text:p>8/27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3-26" calcext:value-type="date">
            <text:p>3/26/1900</text:p>
          </table:table-cell>
          <table:table-cell office:value-type="string" calcext:value-type="string">
            <text:p>PECR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3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2-13" calcext:value-type="date">
            <text:p>12/13/1902</text:p>
          </table:table-cell>
          <table:table-cell office:value-type="date" office:date-value="1900-09-10" calcext:value-type="date">
            <text:p>9/10/1900</text:p>
          </table:table-cell>
          <table:table-cell office:value-type="date" office:date-value="1902-04-03" calcext:value-type="date">
            <text:p>4/3/1902</text:p>
          </table:table-cell>
          <table:table-cell office:value-type="date" office:date-value="1902-04-01" calcext:value-type="date">
            <text:p>4/1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3-24" calcext:value-type="date">
            <text:p>3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7-28" calcext:value-type="date">
            <text:p>7/28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ZEMM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MELE</text:p>
          </table:table-cell>
          <table:table-cell office:value-type="date" office:date-value="1900-12-07" calcext:value-type="date">
            <text:p>12/7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4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1-07" calcext:value-type="date">
            <text:p>1/7/1903</text:p>
          </table:table-cell>
          <table:table-cell office:value-type="date" office:date-value="1900-10-10" calcext:value-type="date">
            <text:p>10/10/1900</text:p>
          </table:table-cell>
          <table:table-cell table:number-columns-repeated="2" office:value-type="date" office:date-value="1902-03-29" calcext:value-type="date">
            <text:p>3/29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3-20" calcext:value-type="date">
            <text:p>3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7-22" calcext:value-type="date">
            <text:p>7/22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ZEMM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MELE</text:p>
          </table:table-cell>
          <table:table-cell office:value-type="date" office:date-value="1900-12-11" calcext:value-type="date">
            <text:p>12/11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6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3-21" calcext:value-type="date">
            <text:p>3/21/1903</text:p>
          </table:table-cell>
          <table:table-cell office:value-type="date" office:date-value="1900-08-22" calcext:value-type="date">
            <text:p>8/22/1900</text:p>
          </table:table-cell>
          <table:table-cell table:number-columns-repeated="2" office:value-type="date" office:date-value="1902-07-29" calcext:value-type="date">
            <text:p>7/29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7-16" calcext:value-type="date">
            <text:p>7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11-05" calcext:value-type="date">
            <text:p>11/5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ZEMM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MELE</text:p>
          </table:table-cell>
          <table:table-cell office:value-type="date" office:date-value="1900-10-29" calcext:value-type="date">
            <text:p>10/29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ECR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1" calcext:value-type="date">
            <text:p>1/11/1900</text:p>
          </table:table-cell>
        </table:table-row>
        <table:table-row table:style-name="ro1"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5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6-29" calcext:value-type="date">
            <text:p>6/29/1902</text:p>
          </table:table-cell>
          <table:table-cell office:value-type="date" office:date-value="1900-07-25" calcext:value-type="date">
            <text:p>7/25/1900</text:p>
          </table:table-cell>
          <table:table-cell table:number-columns-repeated="2" office:value-type="date" office:date-value="1901-12-04" calcext:value-type="date">
            <text:p>12/4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1-24" calcext:value-type="date">
            <text:p>11/24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5-17" calcext:value-type="date">
            <text:p>5/17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11-16" calcext:value-type="date">
            <text:p>11/16/1900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9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2-26" calcext:value-type="date">
            <text:p>12/26/1902</text:p>
          </table:table-cell>
          <table:table-cell office:value-type="date" office:date-value="1900-09-24" calcext:value-type="date">
            <text:p>9/24/1900</text:p>
          </table:table-cell>
          <table:table-cell table:number-columns-repeated="2" office:value-type="date" office:date-value="1902-04-02" calcext:value-type="date">
            <text:p>4/2/1902</text:p>
          </table:table-cell>
          <table:table-cell office:value-type="date" office:date-value="1900-01-15" calcext:value-type="date">
            <text:p>1/15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3-10" calcext:value-type="date">
            <text:p>3/1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6-26" calcext:value-type="date">
            <text:p>6/26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12-14" calcext:value-type="date">
            <text:p>12/14/1900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2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6-20" calcext:value-type="date">
            <text:p>6/20/1902</text:p>
          </table:table-cell>
          <table:table-cell office:value-type="date" office:date-value="1900-06-28" calcext:value-type="date">
            <text:p>6/28/1900</text:p>
          </table:table-cell>
          <table:table-cell table:number-columns-repeated="2" office:value-type="date" office:date-value="1901-12-22" calcext:value-type="date">
            <text:p>12/22/1901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07" calcext:value-type="date">
            <text:p>12/7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9-22" calcext:value-type="date">
            <text:p>9/22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ZEMM</text:p>
          </table:table-cell>
          <table:table-cell office:value-type="date" office:date-value="1900-03-29" calcext:value-type="date">
            <text:p>3/29/1900</text:p>
          </table:table-cell>
          <table:table-cell office:value-type="string" calcext:value-type="string">
            <text:p>MELE</text:p>
          </table:table-cell>
          <table:table-cell office:value-type="date" office:date-value="1900-05-21" calcext:value-type="date">
            <text:p>5/21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PECR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9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0-03-18" calcext:value-type="date">
            <text:p>3/18/1900</text:p>
          </table:table-cell>
          <table:table-cell office:value-type="date" office:date-value="1900-01-18" calcext:value-type="date">
            <text:p>1/18/1900</text:p>
          </table:table-cell>
          <table:table-cell table:number-columns-repeated="2" office:value-type="date" office:date-value="1900-02-27" calcext:value-type="date">
            <text:p>2/27/1900</text:p>
          </table:table-cell>
          <table:table-cell table:number-columns-repeated="2" office:value-type="date" office:date-value="1899-12-30" calcext:value-type="date">
            <text:p>12/30/1899</text:p>
          </table:table-cell>
          <table:table-cell office:value-type="date" office:date-value="1900-02-27" calcext:value-type="date">
            <text:p>2/27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MA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ASS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LEPE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ZEMM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ELE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HIDA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JADO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PECR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899-12-30" calcext:value-type="date">
            <text:p>12/30/1899</text:p>
          </table:table-cell>
        </table:table-row>
        <table:table-row table:style-name="ro1"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5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11-15" calcext:value-type="date">
            <text:p>11/15/1901</text:p>
          </table:table-cell>
          <table:table-cell office:value-type="date" office:date-value="1900-05-05" calcext:value-type="date">
            <text:p>5/5/1900</text:p>
          </table:table-cell>
          <table:table-cell table:number-columns-repeated="2" office:value-type="date" office:date-value="1901-07-12" calcext:value-type="date">
            <text:p>7/12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7-08" calcext:value-type="date">
            <text:p>7/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MACR</text:p>
          </table:table-cell>
          <table:table-cell office:value-type="date" office:date-value="1900-06-27" calcext:value-type="date">
            <text:p>6/27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06-28" calcext:value-type="date">
            <text:p>6/28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6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1-03-17" calcext:value-type="date">
            <text:p>3/17/1901</text:p>
          </table:table-cell>
          <table:table-cell office:value-type="date" office:date-value="1900-07-09" calcext:value-type="date">
            <text:p>7/9/1900</text:p>
          </table:table-cell>
          <table:table-cell table:number-columns-repeated="2" office:value-type="date" office:date-value="1900-09-07" calcext:value-type="date">
            <text:p>9/7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8-31" calcext:value-type="date">
            <text:p>8/31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MACR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ZEMM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MELE</text:p>
          </table:table-cell>
          <table:table-cell office:value-type="date" office:date-value="1900-05-12" calcext:value-type="date">
            <text:p>5/12/1900</text:p>
          </table:table-cell>
          <table:table-cell office:value-type="string" calcext:value-type="string">
            <text:p>HIDA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JADO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PECR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9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1-01" calcext:value-type="date">
            <text:p>1/1/1903</text:p>
          </table:table-cell>
          <table:table-cell office:value-type="date" office:date-value="1900-08-07" calcext:value-type="date">
            <text:p>8/7/1900</text:p>
          </table:table-cell>
          <table:table-cell office:value-type="date" office:date-value="1902-05-26" calcext:value-type="date">
            <text:p>5/26/1902</text:p>
          </table:table-cell>
          <table:table-cell office:value-type="date" office:date-value="1902-05-25" calcext:value-type="date">
            <text:p>5/25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5-15" calcext:value-type="date">
            <text:p>5/1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10-31" calcext:value-type="date">
            <text:p>10/31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ZEMM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MELE</text:p>
          </table:table-cell>
          <table:table-cell office:value-type="date" office:date-value="1900-08-31" calcext:value-type="date">
            <text:p>8/31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PECR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9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9-28" calcext:value-type="date">
            <text:p>9/28/1902</text:p>
          </table:table-cell>
          <table:table-cell office:value-type="date" office:date-value="1900-06-09" calcext:value-type="date">
            <text:p>6/9/1900</text:p>
          </table:table-cell>
          <table:table-cell office:value-type="date" office:date-value="1902-04-20" calcext:value-type="date">
            <text:p>4/20/1902</text:p>
          </table:table-cell>
          <table:table-cell office:value-type="date" office:date-value="1902-04-17" calcext:value-type="date">
            <text:p>4/17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4-04" calcext:value-type="date">
            <text:p>4/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9-02" calcext:value-type="date">
            <text:p>9/2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ZEMM</text:p>
          </table:table-cell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MELE</text:p>
          </table:table-cell>
          <table:table-cell office:value-type="date" office:date-value="1900-09-10" calcext:value-type="date">
            <text:p>9/10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PECR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69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5-13" calcext:value-type="date">
            <text:p>5/13/1902</text:p>
          </table:table-cell>
          <table:table-cell office:value-type="date" office:date-value="1900-07-05" calcext:value-type="date">
            <text:p>7/5/1900</text:p>
          </table:table-cell>
          <table:table-cell office:value-type="date" office:date-value="1901-11-07" calcext:value-type="date">
            <text:p>11/7/1901</text:p>
          </table:table-cell>
          <table:table-cell office:value-type="date" office:date-value="1901-11-06" calcext:value-type="date">
            <text:p>11/6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1-10-28" calcext:value-type="date">
            <text:p>10/2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6-19" calcext:value-type="date">
            <text:p>6/19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ZEMM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MELE</text:p>
          </table:table-cell>
          <table:table-cell office:value-type="date" office:date-value="1900-09-24" calcext:value-type="date">
            <text:p>9/24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899-12-31" calcext:value-type="date">
            <text:p>12/31/1899</text:p>
          </table:table-cell>
        </table:table-row>
        <table:table-row table:style-name="ro1">
          <table:table-cell office:value-type="date" office:date-value="1900-03-14" calcext:value-type="date">
            <text:p>3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2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1-01-27" calcext:value-type="date">
            <text:p>1/27/1901</text:p>
          </table:table-cell>
          <table:table-cell office:value-type="date" office:date-value="1900-06-19" calcext:value-type="date">
            <text:p>6/19/1900</text:p>
          </table:table-cell>
          <table:table-cell table:number-columns-repeated="2" office:value-type="date" office:date-value="1900-08-09" calcext:value-type="date">
            <text:p>8/9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8-05" calcext:value-type="date">
            <text:p>8/5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MA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LASS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LEPE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ZEMM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MELE</text:p>
          </table:table-cell>
          <table:table-cell office:value-type="date" office:date-value="1900-05-25" calcext:value-type="date">
            <text:p>5/25/1900</text:p>
          </table:table-cell>
          <table:table-cell office:value-type="string" calcext:value-type="string">
            <text:p>HIDA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JADO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PECR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899-12-30" calcext:value-type="date">
            <text:p>12/30/1899</text:p>
          </table:table-cell>
        </table:table-row>
        <table:table-row table:style-name="ro1"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5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7-07" calcext:value-type="date">
            <text:p>7/7/1902</text:p>
          </table:table-cell>
          <table:table-cell office:value-type="date" office:date-value="1900-09-08" calcext:value-type="date">
            <text:p>9/8/1900</text:p>
          </table:table-cell>
          <table:table-cell table:number-columns-repeated="2" office:value-type="date" office:date-value="1901-10-28" calcext:value-type="date">
            <text:p>10/28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1-10-16" calcext:value-type="date">
            <text:p>10/1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6-24" calcext:value-type="date">
            <text:p>6/24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ZEMM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MELE</text:p>
          </table:table-cell>
          <table:table-cell office:value-type="date" office:date-value="1900-09-07" calcext:value-type="date">
            <text:p>9/7/1900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6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11-26" calcext:value-type="date">
            <text:p>11/26/1902</text:p>
          </table:table-cell>
          <table:table-cell office:value-type="date" office:date-value="1900-07-01" calcext:value-type="date">
            <text:p>7/1/1900</text:p>
          </table:table-cell>
          <table:table-cell table:number-columns-repeated="2" office:value-type="date" office:date-value="1902-05-27" calcext:value-type="date">
            <text:p>5/27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5-16" calcext:value-type="date">
            <text:p>5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08-31" calcext:value-type="date">
            <text:p>8/31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2-11" calcext:value-type="date">
            <text:p>12/11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PECR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3-19" calcext:value-type="date">
            <text:p>3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7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9-23" calcext:value-type="date">
            <text:p>9/23/1902</text:p>
          </table:table-cell>
          <table:table-cell office:value-type="date" office:date-value="1900-08-07" calcext:value-type="date">
            <text:p>8/7/1900</text:p>
          </table:table-cell>
          <table:table-cell table:number-columns-repeated="2" office:value-type="date" office:date-value="1902-02-15" calcext:value-type="date">
            <text:p>2/15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2-01" calcext:value-type="date">
            <text:p>2/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MACR</text:p>
          </table:table-cell>
          <table:table-cell office:value-type="date" office:date-value="1900-06-20" calcext:value-type="date">
            <text:p>6/20/1900</text:p>
          </table:table-cell>
          <table:table-cell office:value-type="string" calcext:value-type="string">
            <text:p>LASS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LEPE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11-02" calcext:value-type="date">
            <text:p>11/2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3-26" calcext:value-type="date">
            <text:p>3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3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5-30" calcext:value-type="date">
            <text:p>5/30/1902</text:p>
          </table:table-cell>
          <table:table-cell office:value-type="date" office:date-value="1900-05-04" calcext:value-type="date">
            <text:p>5/4/1900</text:p>
          </table:table-cell>
          <table:table-cell table:number-columns-repeated="2" office:value-type="date" office:date-value="1902-01-25" calcext:value-type="date">
            <text:p>1/25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1-12" calcext:value-type="date">
            <text:p>1/1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ACR</text:p>
          </table:table-cell>
          <table:table-cell office:value-type="date" office:date-value="1900-10-09" calcext:value-type="date">
            <text:p>10/9/1900</text:p>
          </table:table-cell>
          <table:table-cell office:value-type="string" calcext:value-type="string">
            <text:p>LAS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LEPE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07-07" calcext:value-type="date">
            <text:p>7/7/1900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PECR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3-31" calcext:value-type="date">
            <text:p>3/3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7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3-01" calcext:value-type="date">
            <text:p>3/1/1902</text:p>
          </table:table-cell>
          <table:table-cell office:value-type="date" office:date-value="1900-11-06" calcext:value-type="date">
            <text:p>11/6/1900</text:p>
          </table:table-cell>
          <table:table-cell table:number-columns-repeated="2" office:value-type="date" office:date-value="1901-04-24" calcext:value-type="date">
            <text:p>4/24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1-04-13" calcext:value-type="date">
            <text:p>4/1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ZEMM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ELE</text:p>
          </table:table-cell>
          <table:table-cell office:value-type="date" office:date-value="1900-08-21" calcext:value-type="date">
            <text:p>8/21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ECR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899-12-31" calcext:value-type="date">
            <text:p>12/31/1899</text:p>
          </table:table-cell>
        </table:table-row>
        <table:table-row table:style-name="ro1">
          <table:table-cell office:value-type="date" office:date-value="1900-04-07" calcext:value-type="date">
            <text:p>4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4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1-10-15" calcext:value-type="date">
            <text:p>10/15/1901</text:p>
          </table:table-cell>
          <table:table-cell office:value-type="date" office:date-value="1900-08-10" calcext:value-type="date">
            <text:p>8/10/1900</text:p>
          </table:table-cell>
          <table:table-cell table:number-columns-repeated="2" office:value-type="date" office:date-value="1901-03-06" calcext:value-type="date">
            <text:p>3/6/1901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3-03" calcext:value-type="date">
            <text:p>3/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MACR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LASS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LEPE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ZEMM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ELE</text:p>
          </table:table-cell>
          <table:table-cell office:value-type="date" office:date-value="1900-10-17" calcext:value-type="date">
            <text:p>10/17/1900</text:p>
          </table:table-cell>
          <table:table-cell office:value-type="string" calcext:value-type="string">
            <text:p>HIDA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JADO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ECR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4-11" calcext:value-type="date">
            <text:p>4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8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9-07" calcext:value-type="date">
            <text:p>9/7/1902</text:p>
          </table:table-cell>
          <table:table-cell office:value-type="date" office:date-value="1901-02-02" calcext:value-type="date">
            <text:p>2/2/1901</text:p>
          </table:table-cell>
          <table:table-cell table:number-columns-repeated="2" office:value-type="date" office:date-value="1901-08-04" calcext:value-type="date">
            <text:p>8/4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7-26" calcext:value-type="date">
            <text:p>7/2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MACR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LAS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LEPE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ZEMM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ELE</text:p>
          </table:table-cell>
          <table:table-cell office:value-type="date" office:date-value="1901-03-22" calcext:value-type="date">
            <text:p>3/22/1901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PECR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4-15" calcext:value-type="date">
            <text:p>4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2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7-06" calcext:value-type="date">
            <text:p>7/6/1902</text:p>
          </table:table-cell>
          <table:table-cell office:value-type="date" office:date-value="1901-02-23" calcext:value-type="date">
            <text:p>2/23/1901</text:p>
          </table:table-cell>
          <table:table-cell table:number-columns-repeated="2" office:value-type="date" office:date-value="1901-05-12" calcext:value-type="date">
            <text:p>5/12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5-08" calcext:value-type="date">
            <text:p>5/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MACR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LAS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LEPE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ZEMM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MELE</text:p>
          </table:table-cell>
          <table:table-cell office:value-type="date" office:date-value="1901-02-09" calcext:value-type="date">
            <text:p>2/9/1901</text:p>
          </table:table-cell>
          <table:table-cell office:value-type="string" calcext:value-type="string">
            <text:p>HIDA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JADO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PECR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4-17" calcext:value-type="date">
            <text:p>4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4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06-28" calcext:value-type="date">
            <text:p>6/28/1901</text:p>
          </table:table-cell>
          <table:table-cell office:value-type="date" office:date-value="1900-07-01" calcext:value-type="date">
            <text:p>7/1/1900</text:p>
          </table:table-cell>
          <table:table-cell table:number-columns-repeated="2" office:value-type="date" office:date-value="1900-12-27" calcext:value-type="date">
            <text:p>12/2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0-12-26" calcext:value-type="date">
            <text:p>12/26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LAS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LEPE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ZEMM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ELE</text:p>
          </table:table-cell>
          <table:table-cell office:value-type="date" office:date-value="1900-06-18" calcext:value-type="date">
            <text:p>6/18/1900</text:p>
          </table:table-cell>
          <table:table-cell office:value-type="string" calcext:value-type="string">
            <text:p>HIDA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JADO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ECR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4-22" calcext:value-type="date">
            <text:p>4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9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6-13" calcext:value-type="date">
            <text:p>6/13/1902</text:p>
          </table:table-cell>
          <table:table-cell office:value-type="date" office:date-value="1900-05-28" calcext:value-type="date">
            <text:p>5/28/1900</text:p>
          </table:table-cell>
          <table:table-cell table:number-columns-repeated="2" office:value-type="date" office:date-value="1902-01-15" calcext:value-type="date">
            <text:p>1/15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2-31" calcext:value-type="date">
            <text:p>12/3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8-18" calcext:value-type="date">
            <text:p>8/18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0-07-29" calcext:value-type="date">
            <text:p>7/29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ECR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1" calcext:value-type="date">
            <text:p>1/11/1900</text:p>
          </table:table-cell>
        </table:table-row>
        <table:table-row table:style-name="ro1">
          <table:table-cell office:value-type="date" office:date-value="1900-05-04" calcext:value-type="date">
            <text:p>5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0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0-27" calcext:value-type="date">
            <text:p>10/27/1902</text:p>
          </table:table-cell>
          <table:table-cell office:value-type="date" office:date-value="1900-07-31" calcext:value-type="date">
            <text:p>7/31/1900</text:p>
          </table:table-cell>
          <table:table-cell table:number-columns-repeated="2" office:value-type="date" office:date-value="1902-03-28" calcext:value-type="date">
            <text:p>3/28/1902</text:p>
          </table:table-cell>
          <table:table-cell office:value-type="date" office:date-value="1900-01-14" calcext:value-type="date">
            <text:p>1/14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3-07" calcext:value-type="date">
            <text:p>3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6-25" calcext:value-type="date">
            <text:p>6/25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4-01" calcext:value-type="date">
            <text:p>4/1/1900</text:p>
          </table:table-cell>
          <table:table-cell office:value-type="string" calcext:value-type="string">
            <text:p>ZEMM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MELE</text:p>
          </table:table-cell>
          <table:table-cell office:value-type="date" office:date-value="1900-11-13" calcext:value-type="date">
            <text:p>11/13/1900</text:p>
          </table:table-cell>
          <table:table-cell office:value-type="string" calcext:value-type="string">
            <text:p>HIDA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JADO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5-12" calcext:value-type="date">
            <text:p>5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8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1-07-22" calcext:value-type="date">
            <text:p>7/22/1901</text:p>
          </table:table-cell>
          <table:table-cell office:value-type="date" office:date-value="1900-04-10" calcext:value-type="date">
            <text:p>4/10/1900</text:p>
          </table:table-cell>
          <table:table-cell table:number-columns-repeated="2" office:value-type="date" office:date-value="1901-04-12" calcext:value-type="date">
            <text:p>4/12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1-04-08" calcext:value-type="date">
            <text:p>4/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4-17" calcext:value-type="date">
            <text:p>4/17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ZEMM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ELE</text:p>
          </table:table-cell>
          <table:table-cell office:value-type="date" office:date-value="1900-08-08" calcext:value-type="date">
            <text:p>8/8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5-20" calcext:value-type="date">
            <text:p>5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6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4-18" calcext:value-type="date">
            <text:p>4/18/1903</text:p>
          </table:table-cell>
          <table:table-cell office:value-type="date" office:date-value="1900-08-28" calcext:value-type="date">
            <text:p>8/28/1900</text:p>
          </table:table-cell>
          <table:table-cell table:number-columns-repeated="2" office:value-type="date" office:date-value="1902-08-20" calcext:value-type="date">
            <text:p>8/20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8-05" calcext:value-type="date">
            <text:p>8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MACR</text:p>
          </table:table-cell>
          <table:table-cell office:value-type="date" office:date-value="1900-08-25" calcext:value-type="date">
            <text:p>8/25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4-03" calcext:value-type="date">
            <text:p>4/3/1900</text:p>
          </table:table-cell>
          <table:table-cell office:value-type="string" calcext:value-type="string">
            <text:p>ZEMM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MELE</text:p>
          </table:table-cell>
          <table:table-cell office:value-type="date" office:date-value="1900-12-23" calcext:value-type="date">
            <text:p>12/23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PECR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5" calcext:value-type="date">
            <text:p>1/15/1900</text:p>
          </table:table-cell>
        </table:table-row>
        <table:table-row table:style-name="ro1">
          <table:table-cell office:value-type="date" office:date-value="1900-05-22" calcext:value-type="date">
            <text:p>5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8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2-16" calcext:value-type="date">
            <text:p>12/16/1902</text:p>
          </table:table-cell>
          <table:table-cell office:value-type="date" office:date-value="1900-07-30" calcext:value-type="date">
            <text:p>7/30/1900</text:p>
          </table:table-cell>
          <table:table-cell office:value-type="date" office:date-value="1902-05-18" calcext:value-type="date">
            <text:p>5/18/1902</text:p>
          </table:table-cell>
          <table:table-cell office:value-type="date" office:date-value="1902-05-17" calcext:value-type="date">
            <text:p>5/17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5-05" calcext:value-type="date">
            <text:p>5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9-17" calcext:value-type="date">
            <text:p>9/17/1900</text:p>
          </table:table-cell>
          <table:table-cell office:value-type="string" calcext:value-type="string">
            <text:p>LAS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LEPE</text:p>
          </table:table-cell>
          <table:table-cell office:value-type="date" office:date-value="1900-05-13" calcext:value-type="date">
            <text:p>5/13/1900</text:p>
          </table:table-cell>
          <table:table-cell office:value-type="string" calcext:value-type="string">
            <text:p>ZEMM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MELE</text:p>
          </table:table-cell>
          <table:table-cell office:value-type="date" office:date-value="1900-07-12" calcext:value-type="date">
            <text:p>7/12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PECR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20" calcext:value-type="date">
            <text:p>1/20/1900</text:p>
          </table:table-cell>
        </table:table-row>
        <table:table-row table:style-name="ro1">
          <table:table-cell office:value-type="date" office:date-value="1900-05-25" calcext:value-type="date">
            <text:p>5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1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5-05" calcext:value-type="date">
            <text:p>5/5/1902</text:p>
          </table:table-cell>
          <table:table-cell office:value-type="date" office:date-value="1900-06-09" calcext:value-type="date">
            <text:p>6/9/1900</text:p>
          </table:table-cell>
          <table:table-cell table:number-columns-repeated="2" office:value-type="date" office:date-value="1901-11-25" calcext:value-type="date">
            <text:p>11/25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1-18" calcext:value-type="date">
            <text:p>11/1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06-23" calcext:value-type="date">
            <text:p>6/23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ZEMM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MELE</text:p>
          </table:table-cell>
          <table:table-cell office:value-type="date" office:date-value="1900-10-29" calcext:value-type="date">
            <text:p>10/29/1900</text:p>
          </table:table-cell>
          <table:table-cell office:value-type="string" calcext:value-type="string">
            <text:p>HIDA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JADO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5-27" calcext:value-type="date">
            <text:p>5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3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6-17" calcext:value-type="date">
            <text:p>6/17/1902</text:p>
          </table:table-cell>
          <table:table-cell office:value-type="date" office:date-value="1900-06-21" calcext:value-type="date">
            <text:p>6/21/1900</text:p>
          </table:table-cell>
          <table:table-cell table:number-columns-repeated="2" office:value-type="date" office:date-value="1901-12-26" calcext:value-type="date">
            <text:p>12/26/1901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12-15" calcext:value-type="date">
            <text:p>12/1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6-06" calcext:value-type="date">
            <text:p>6/6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1-20" calcext:value-type="date">
            <text:p>11/20/1900</text:p>
          </table:table-cell>
          <table:table-cell office:value-type="string" calcext:value-type="string">
            <text:p>HIDA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POUT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6-05" calcext:value-type="date">
            <text:p>6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2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10-27" calcext:value-type="date">
            <text:p>10/27/1901</text:p>
          </table:table-cell>
          <table:table-cell office:value-type="date" office:date-value="1900-05-16" calcext:value-type="date">
            <text:p>5/16/1900</text:p>
          </table:table-cell>
          <table:table-cell table:number-columns-repeated="2" office:value-type="date" office:date-value="1901-06-12" calcext:value-type="date">
            <text:p>6/12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6-04" calcext:value-type="date">
            <text:p>6/4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6-02" calcext:value-type="date">
            <text:p>6/2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MELE</text:p>
          </table:table-cell>
          <table:table-cell office:value-type="date" office:date-value="1900-06-22" calcext:value-type="date">
            <text:p>6/22/1900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6-08" calcext:value-type="date">
            <text:p>6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5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9-07" calcext:value-type="date">
            <text:p>9/7/1902</text:p>
          </table:table-cell>
          <table:table-cell office:value-type="date" office:date-value="1900-06-13" calcext:value-type="date">
            <text:p>6/13/1900</text:p>
          </table:table-cell>
          <table:table-cell table:number-columns-repeated="2" office:value-type="date" office:date-value="1902-03-26" calcext:value-type="date">
            <text:p>3/26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3-17" calcext:value-type="date">
            <text:p>3/1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8-05" calcext:value-type="date">
            <text:p>8/5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ZEMM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MELE</text:p>
          </table:table-cell>
          <table:table-cell office:value-type="date" office:date-value="1900-10-28" calcext:value-type="date">
            <text:p>10/28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19" calcext:value-type="date">
            <text:p>3/19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6-14" calcext:value-type="date">
            <text:p>6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1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1-12-31" calcext:value-type="date">
            <text:p>12/31/1901</text:p>
          </table:table-cell>
          <table:table-cell office:value-type="date" office:date-value="1900-05-24" calcext:value-type="date">
            <text:p>5/24/1900</text:p>
          </table:table-cell>
          <table:table-cell table:number-columns-repeated="2" office:value-type="date" office:date-value="1901-08-08" calcext:value-type="date">
            <text:p>8/8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7-30" calcext:value-type="date">
            <text:p>7/3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6-23" calcext:value-type="date">
            <text:p>6/23/1900</text:p>
          </table:table-cell>
          <table:table-cell office:value-type="string" calcext:value-type="string">
            <text:p>LAS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LEPE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ZEMM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MELE</text:p>
          </table:table-cell>
          <table:table-cell office:value-type="date" office:date-value="1900-08-02" calcext:value-type="date">
            <text:p>8/2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PECR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6-18" calcext:value-type="date">
            <text:p>6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5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4-02-03" calcext:value-type="date">
            <text:p>2/3/1904</text:p>
          </table:table-cell>
          <table:table-cell office:value-type="date" office:date-value="1900-10-22" calcext:value-type="date">
            <text:p>10/22/1900</text:p>
          </table:table-cell>
          <table:table-cell table:number-columns-repeated="2" office:value-type="date" office:date-value="1903-04-13" calcext:value-type="date">
            <text:p>4/13/1903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3-03-25" calcext:value-type="date">
            <text:p>3/25/1903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11-24" calcext:value-type="date">
            <text:p>11/24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4-21" calcext:value-type="date">
            <text:p>4/21/1900</text:p>
          </table:table-cell>
          <table:table-cell office:value-type="string" calcext:value-type="string">
            <text:p>ZEMM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MELE</text:p>
          </table:table-cell>
          <table:table-cell office:value-type="date" office:date-value="1901-03-17" calcext:value-type="date">
            <text:p>3/17/1901</text:p>
          </table:table-cell>
          <table:table-cell office:value-type="string" calcext:value-type="string">
            <text:p>HIDA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JADO</text:p>
          </table:table-cell>
          <table:table-cell office:value-type="date" office:date-value="1900-04-16" calcext:value-type="date">
            <text:p>4/16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7-05" calcext:value-type="date">
            <text:p>7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2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0-15" calcext:value-type="date">
            <text:p>10/15/1902</text:p>
          </table:table-cell>
          <table:table-cell office:value-type="date" office:date-value="1900-08-19" calcext:value-type="date">
            <text:p>8/19/1900</text:p>
          </table:table-cell>
          <table:table-cell table:number-columns-repeated="2" office:value-type="date" office:date-value="1902-02-25" calcext:value-type="date">
            <text:p>2/25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2-08" calcext:value-type="date">
            <text:p>2/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5-10" calcext:value-type="date">
            <text:p>5/10/1900</text:p>
          </table:table-cell>
          <table:table-cell office:value-type="string" calcext:value-type="string">
            <text:p>LASS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LEPE</text:p>
          </table:table-cell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ZEMM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MELE</text:p>
          </table:table-cell>
          <table:table-cell office:value-type="date" office:date-value="1900-12-06" calcext:value-type="date">
            <text:p>12/6/1900</text:p>
          </table:table-cell>
          <table:table-cell office:value-type="string" calcext:value-type="string">
            <text:p>HIDA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JADO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7-08" calcext:value-type="date">
            <text:p>7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4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7-29" calcext:value-type="date">
            <text:p>7/29/1902</text:p>
          </table:table-cell>
          <table:table-cell office:value-type="date" office:date-value="1900-08-07" calcext:value-type="date">
            <text:p>8/7/1900</text:p>
          </table:table-cell>
          <table:table-cell table:number-columns-repeated="2" office:value-type="date" office:date-value="1901-12-21" calcext:value-type="date">
            <text:p>12/21/1901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09" calcext:value-type="date">
            <text:p>12/9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7-13" calcext:value-type="date">
            <text:p>7/13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4-26" calcext:value-type="date">
            <text:p>4/26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08-02" calcext:value-type="date">
            <text:p>8/2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7-15" calcext:value-type="date">
            <text:p>7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0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4-03-10" calcext:value-type="date">
            <text:p>3/10/1904</text:p>
          </table:table-cell>
          <table:table-cell office:value-type="date" office:date-value="1901-01-08" calcext:value-type="date">
            <text:p>1/8/1901</text:p>
          </table:table-cell>
          <table:table-cell table:number-columns-repeated="2" office:value-type="date" office:date-value="1903-03-02" calcext:value-type="date">
            <text:p>3/2/1903</text:p>
          </table:table-cell>
          <table:table-cell office:value-type="date" office:date-value="1900-01-20" calcext:value-type="date">
            <text:p>1/20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3-02-08" calcext:value-type="date">
            <text:p>2/8/1903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8-28" calcext:value-type="date">
            <text:p>8/28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5-12" calcext:value-type="date">
            <text:p>5/12/1900</text:p>
          </table:table-cell>
          <table:table-cell office:value-type="string" calcext:value-type="string">
            <text:p>ZEMM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MELE</text:p>
          </table:table-cell>
          <table:table-cell office:value-type="date" office:date-value="1901-07-03" calcext:value-type="date">
            <text:p>7/3/1901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7-29" calcext:value-type="date">
            <text:p>7/2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2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9-04" calcext:value-type="date">
            <text:p>9/4/1902</text:p>
          </table:table-cell>
          <table:table-cell office:value-type="date" office:date-value="1900-07-30" calcext:value-type="date">
            <text:p>7/30/1900</text:p>
          </table:table-cell>
          <table:table-cell table:number-columns-repeated="2" office:value-type="date" office:date-value="1902-02-04" calcext:value-type="date">
            <text:p>2/4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1-26" calcext:value-type="date">
            <text:p>1/2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6-13" calcext:value-type="date">
            <text:p>6/13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ZEMM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ELE</text:p>
          </table:table-cell>
          <table:table-cell office:value-type="date" office:date-value="1901-02-05" calcext:value-type="date">
            <text:p>2/5/1901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ECR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8-01" calcext:value-type="date">
            <text:p>8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5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3-09" calcext:value-type="date">
            <text:p>3/9/1902</text:p>
          </table:table-cell>
          <table:table-cell office:value-type="date" office:date-value="1900-08-13" calcext:value-type="date">
            <text:p>8/13/1900</text:p>
          </table:table-cell>
          <table:table-cell table:number-columns-repeated="2" office:value-type="date" office:date-value="1901-07-26" calcext:value-type="date">
            <text:p>7/26/1901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7-16" calcext:value-type="date">
            <text:p>7/1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5-05" calcext:value-type="date">
            <text:p>5/5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ZEMM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ELE</text:p>
          </table:table-cell>
          <table:table-cell office:value-type="date" office:date-value="1900-09-17" calcext:value-type="date">
            <text:p>9/17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PECR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8-04" calcext:value-type="date">
            <text:p>8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8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1-26" calcext:value-type="date">
            <text:p>11/26/1902</text:p>
          </table:table-cell>
          <table:table-cell office:value-type="date" office:date-value="1900-09-21" calcext:value-type="date">
            <text:p>9/21/1900</text:p>
          </table:table-cell>
          <table:table-cell table:number-columns-repeated="2" office:value-type="date" office:date-value="1902-03-06" calcext:value-type="date">
            <text:p>3/6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2-13" calcext:value-type="date">
            <text:p>2/1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5-23" calcext:value-type="date">
            <text:p>5/23/1900</text:p>
          </table:table-cell>
          <table:table-cell office:value-type="string" calcext:value-type="string">
            <text:p>LASS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LEPE</text:p>
          </table:table-cell>
          <table:table-cell office:value-type="date" office:date-value="1900-04-22" calcext:value-type="date">
            <text:p>4/22/1900</text:p>
          </table:table-cell>
          <table:table-cell office:value-type="string" calcext:value-type="string">
            <text:p>ZEMM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MELE</text:p>
          </table:table-cell>
          <table:table-cell office:value-type="date" office:date-value="1900-12-23" calcext:value-type="date">
            <text:p>12/23/1900</text:p>
          </table:table-cell>
          <table:table-cell office:value-type="string" calcext:value-type="string">
            <text:p>HIDA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JADO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8-10" calcext:value-type="date">
            <text:p>8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4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5-27" calcext:value-type="date">
            <text:p>5/27/1903</text:p>
          </table:table-cell>
          <table:table-cell office:value-type="date" office:date-value="1900-09-25" calcext:value-type="date">
            <text:p>9/25/1900</text:p>
          </table:table-cell>
          <table:table-cell table:number-columns-repeated="2" office:value-type="date" office:date-value="1902-08-31" calcext:value-type="date">
            <text:p>8/31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8-16" calcext:value-type="date">
            <text:p>8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ACR</text:p>
          </table:table-cell>
          <table:table-cell office:value-type="date" office:date-value="1900-09-21" calcext:value-type="date">
            <text:p>9/21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3-25" calcext:value-type="date">
            <text:p>3/25/1900</text:p>
          </table:table-cell>
          <table:table-cell office:value-type="string" calcext:value-type="string">
            <text:p>ZEMM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MELE</text:p>
          </table:table-cell>
          <table:table-cell office:value-type="date" office:date-value="1900-12-24" calcext:value-type="date">
            <text:p>12/24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9-02" calcext:value-type="date">
            <text:p>9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7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5-19" calcext:value-type="date">
            <text:p>5/19/1902</text:p>
          </table:table-cell>
          <table:table-cell office:value-type="date" office:date-value="1900-08-25" calcext:value-type="date">
            <text:p>8/25/1900</text:p>
          </table:table-cell>
          <table:table-cell table:number-columns-repeated="2" office:value-type="date" office:date-value="1901-09-23" calcext:value-type="date">
            <text:p>9/23/1901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1-09-09" calcext:value-type="date">
            <text:p>9/9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5-21" calcext:value-type="date">
            <text:p>5/21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ZEMM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MELE</text:p>
          </table:table-cell>
          <table:table-cell office:value-type="date" office:date-value="1900-08-09" calcext:value-type="date">
            <text:p>8/9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7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4-16" calcext:value-type="date">
            <text:p>4/16/1902</text:p>
          </table:table-cell>
          <table:table-cell office:value-type="date" office:date-value="1900-06-07" calcext:value-type="date">
            <text:p>6/7/1900</text:p>
          </table:table-cell>
          <table:table-cell table:number-columns-repeated="2" office:value-type="date" office:date-value="1901-11-08" calcext:value-type="date">
            <text:p>11/8/1901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0-27" calcext:value-type="date">
            <text:p>10/27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MACR</text:p>
          </table:table-cell>
          <table:table-cell office:value-type="date" office:date-value="1900-08-28" calcext:value-type="date">
            <text:p>8/28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ZEMM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MELE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ECR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9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0-08" calcext:value-type="date">
            <text:p>10/8/1902</text:p>
          </table:table-cell>
          <table:table-cell office:value-type="date" office:date-value="1900-07-28" calcext:value-type="date">
            <text:p>7/28/1900</text:p>
          </table:table-cell>
          <table:table-cell office:value-type="date" office:date-value="1902-03-12" calcext:value-type="date">
            <text:p>3/12/1902</text:p>
          </table:table-cell>
          <table:table-cell office:value-type="date" office:date-value="1902-03-11" calcext:value-type="date">
            <text:p>3/11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3-05" calcext:value-type="date">
            <text:p>3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7-07" calcext:value-type="date">
            <text:p>7/7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ZEMM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MELE</text:p>
          </table:table-cell>
          <table:table-cell office:value-type="date" office:date-value="1901-01-13" calcext:value-type="date">
            <text:p>1/13/1901</text:p>
          </table:table-cell>
          <table:table-cell office:value-type="string" calcext:value-type="string">
            <text:p>HIDA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JADO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1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0-12" calcext:value-type="date">
            <text:p>10/12/1902</text:p>
          </table:table-cell>
          <table:table-cell office:value-type="date" office:date-value="1900-06-23" calcext:value-type="date">
            <text:p>6/23/1900</text:p>
          </table:table-cell>
          <table:table-cell table:number-columns-repeated="2" office:value-type="date" office:date-value="1902-04-20" calcext:value-type="date">
            <text:p>4/20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4-10" calcext:value-type="date">
            <text:p>4/1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10-06" calcext:value-type="date">
            <text:p>10/6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ZEMM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MELE</text:p>
          </table:table-cell>
          <table:table-cell office:value-type="date" office:date-value="1900-09-05" calcext:value-type="date">
            <text:p>9/5/1900</text:p>
          </table:table-cell>
          <table:table-cell office:value-type="string" calcext:value-type="string">
            <text:p>HIDA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JADO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PECR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7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5-07" calcext:value-type="date">
            <text:p>5/7/1903</text:p>
          </table:table-cell>
          <table:table-cell office:value-type="date" office:date-value="1900-07-28" calcext:value-type="date">
            <text:p>7/28/1900</text:p>
          </table:table-cell>
          <table:table-cell table:number-columns-repeated="2" office:value-type="date" office:date-value="1902-10-09" calcext:value-type="date">
            <text:p>10/9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2-09-30" calcext:value-type="date">
            <text:p>9/3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11-04" calcext:value-type="date">
            <text:p>11/4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ZEMM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MELE</text:p>
          </table:table-cell>
          <table:table-cell office:value-type="date" office:date-value="1900-12-21" calcext:value-type="date">
            <text:p>12/21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4-03" calcext:value-type="date">
            <text:p>4/3/1900</text:p>
          </table:table-cell>
          <table:table-cell office:value-type="string" calcext:value-type="string">
            <text:p>PECR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8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1-12-23" calcext:value-type="date">
            <text:p>12/23/1901</text:p>
          </table:table-cell>
          <table:table-cell office:value-type="date" office:date-value="1900-05-14" calcext:value-type="date">
            <text:p>5/14/1900</text:p>
          </table:table-cell>
          <table:table-cell table:number-columns-repeated="2" office:value-type="date" office:date-value="1901-08-10" calcext:value-type="date">
            <text:p>8/10/1901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8-02" calcext:value-type="date">
            <text:p>8/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MACR</text:p>
          </table:table-cell>
          <table:table-cell office:value-type="date" office:date-value="1900-06-19" calcext:value-type="date">
            <text:p>6/19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ZEMM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MELE</text:p>
          </table:table-cell>
          <table:table-cell office:value-type="date" office:date-value="1900-08-05" calcext:value-type="date">
            <text:p>8/5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ECR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3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6-22" calcext:value-type="date">
            <text:p>6/22/1902</text:p>
          </table:table-cell>
          <table:table-cell office:value-type="date" office:date-value="1900-07-01" calcext:value-type="date">
            <text:p>7/1/1900</text:p>
          </table:table-cell>
          <table:table-cell table:number-columns-repeated="2" office:value-type="date" office:date-value="1901-12-21" calcext:value-type="date">
            <text:p>12/21/1901</text:p>
          </table:table-cell>
          <table:table-cell office:value-type="date" office:date-value="1900-01-15" calcext:value-type="date">
            <text:p>1/15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12-01" calcext:value-type="date">
            <text:p>12/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9-02" calcext:value-type="date">
            <text:p>9/2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ZEMM</text:p>
          </table:table-cell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MELE</text:p>
          </table:table-cell>
          <table:table-cell office:value-type="date" office:date-value="1900-05-25" calcext:value-type="date">
            <text:p>5/25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ECR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6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7-08" calcext:value-type="date">
            <text:p>7/8/1902</text:p>
          </table:table-cell>
          <table:table-cell office:value-type="date" office:date-value="1900-05-30" calcext:value-type="date">
            <text:p>5/30/1900</text:p>
          </table:table-cell>
          <table:table-cell table:number-columns-repeated="2" office:value-type="date" office:date-value="1902-02-07" calcext:value-type="date">
            <text:p>2/7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1-23" calcext:value-type="date">
            <text:p>1/2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9-06" calcext:value-type="date">
            <text:p>9/6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ZEMM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MELE</text:p>
          </table:table-cell>
          <table:table-cell office:value-type="date" office:date-value="1900-08-31" calcext:value-type="date">
            <text:p>8/31/1900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3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7-18" calcext:value-type="date">
            <text:p>7/18/1902</text:p>
          </table:table-cell>
          <table:table-cell office:value-type="date" office:date-value="1900-06-29" calcext:value-type="date">
            <text:p>6/29/1900</text:p>
          </table:table-cell>
          <table:table-cell table:number-columns-repeated="2" office:value-type="date" office:date-value="1902-01-18" calcext:value-type="date">
            <text:p>1/18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1-07" calcext:value-type="date">
            <text:p>1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MACR</text:p>
          </table:table-cell>
          <table:table-cell office:value-type="date" office:date-value="1900-09-01" calcext:value-type="date">
            <text:p>9/1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ZEMM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MELE</text:p>
          </table:table-cell>
          <table:table-cell office:value-type="date" office:date-value="1900-08-20" calcext:value-type="date">
            <text:p>8/20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PECR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7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9-22" calcext:value-type="date">
            <text:p>9/22/1902</text:p>
          </table:table-cell>
          <table:table-cell office:value-type="date" office:date-value="1900-07-06" calcext:value-type="date">
            <text:p>7/6/1900</text:p>
          </table:table-cell>
          <table:table-cell table:number-columns-repeated="2" office:value-type="date" office:date-value="1902-03-18" calcext:value-type="date">
            <text:p>3/18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3-06" calcext:value-type="date">
            <text:p>3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9-06" calcext:value-type="date">
            <text:p>9/6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ZEMM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MELE</text:p>
          </table:table-cell>
          <table:table-cell office:value-type="date" office:date-value="1900-09-09" calcext:value-type="date">
            <text:p>9/9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PECR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0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1-21" calcext:value-type="date">
            <text:p>11/21/1902</text:p>
          </table:table-cell>
          <table:table-cell office:value-type="date" office:date-value="1900-07-09" calcext:value-type="date">
            <text:p>7/9/1900</text:p>
          </table:table-cell>
          <table:table-cell table:number-columns-repeated="2" office:value-type="date" office:date-value="1902-05-14" calcext:value-type="date">
            <text:p>5/14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4-28" calcext:value-type="date">
            <text:p>4/2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10-26" calcext:value-type="date">
            <text:p>10/26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ZEMM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MELE</text:p>
          </table:table-cell>
          <table:table-cell office:value-type="date" office:date-value="1900-09-05" calcext:value-type="date">
            <text:p>9/5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PECR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8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5-24" calcext:value-type="date">
            <text:p>5/24/1902</text:p>
          </table:table-cell>
          <table:table-cell office:value-type="date" office:date-value="1900-06-28" calcext:value-type="date">
            <text:p>6/28/1900</text:p>
          </table:table-cell>
          <table:table-cell table:number-columns-repeated="2" office:value-type="date" office:date-value="1901-11-25" calcext:value-type="date">
            <text:p>11/25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1-16" calcext:value-type="date">
            <text:p>11/1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5-22" calcext:value-type="date">
            <text:p>5/22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3-10" calcext:value-type="date">
            <text:p>3/10/1900</text:p>
          </table:table-cell>
          <table:table-cell office:value-type="string" calcext:value-type="string">
            <text:p>ZEMM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MELE</text:p>
          </table:table-cell>
          <table:table-cell office:value-type="date" office:date-value="1900-10-08" calcext:value-type="date">
            <text:p>10/8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0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2-22" calcext:value-type="date">
            <text:p>2/22/1902</text:p>
          </table:table-cell>
          <table:table-cell office:value-type="date" office:date-value="1900-10-21" calcext:value-type="date">
            <text:p>10/21/1900</text:p>
          </table:table-cell>
          <table:table-cell office:value-type="date" office:date-value="1901-05-03" calcext:value-type="date">
            <text:p>5/3/1901</text:p>
          </table:table-cell>
          <table:table-cell office:value-type="date" office:date-value="1901-05-02" calcext:value-type="date">
            <text:p>5/2/1901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1-04-21" calcext:value-type="date">
            <text:p>4/2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MACR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LASS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ELE</text:p>
          </table:table-cell>
          <table:table-cell office:value-type="date" office:date-value="1900-10-04" calcext:value-type="date">
            <text:p>10/4/1900</text:p>
          </table:table-cell>
          <table:table-cell office:value-type="string" calcext:value-type="string">
            <text:p>HIDA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JADO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PECR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1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0-03-17" calcext:value-type="date">
            <text:p>3/17/1900</text:p>
          </table:table-cell>
          <table:table-cell office:value-type="date" office:date-value="1900-02-11" calcext:value-type="date">
            <text:p>2/11/1900</text:p>
          </table:table-cell>
          <table:table-cell table:number-columns-repeated="2" office:value-type="date" office:date-value="1900-02-02" calcext:value-type="date">
            <text:p>2/2/1900</text:p>
          </table:table-cell>
          <table:table-cell table:number-columns-repeated="2" office:value-type="date" office:date-value="1899-12-30" calcext:value-type="date">
            <text:p>12/30/1899</text:p>
          </table:table-cell>
          <table:table-cell office:value-type="date" office:date-value="1900-02-02" calcext:value-type="date">
            <text:p>2/2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MACR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LAS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LEPE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ZEMM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MELE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HIDA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JADO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PECR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899-12-30" calcext:value-type="date">
            <text:p>12/30/1899</text:p>
          </table:table-cell>
        </table:table-row>
        <table:table-row table:style-name="ro1"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8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12-15" calcext:value-type="date">
            <text:p>12/15/1902</text:p>
          </table:table-cell>
          <table:table-cell office:value-type="date" office:date-value="1900-07-30" calcext:value-type="date">
            <text:p>7/30/1900</text:p>
          </table:table-cell>
          <table:table-cell table:number-columns-repeated="2" office:value-type="date" office:date-value="1902-05-17" calcext:value-type="date">
            <text:p>5/17/1902</text:p>
          </table:table-cell>
          <table:table-cell office:value-type="date" office:date-value="1900-01-17" calcext:value-type="date">
            <text:p>1/17/1900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2-04-19" calcext:value-type="date">
            <text:p>4/1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7-14" calcext:value-type="date">
            <text:p>7/14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ZEMM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MELE</text:p>
          </table:table-cell>
          <table:table-cell office:value-type="date" office:date-value="1900-12-17" calcext:value-type="date">
            <text:p>12/17/1900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0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3-01-11" calcext:value-type="date">
            <text:p>1/11/1903</text:p>
          </table:table-cell>
          <table:table-cell office:value-type="date" office:date-value="1900-10-09" calcext:value-type="date">
            <text:p>10/9/1900</text:p>
          </table:table-cell>
          <table:table-cell table:number-columns-repeated="2" office:value-type="date" office:date-value="1902-04-03" calcext:value-type="date">
            <text:p>4/3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3-23" calcext:value-type="date">
            <text:p>3/2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6-27" calcext:value-type="date">
            <text:p>6/27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ZEMM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MELE</text:p>
          </table:table-cell>
          <table:table-cell office:value-type="date" office:date-value="1900-12-07" calcext:value-type="date">
            <text:p>12/7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81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12-05" calcext:value-type="date">
            <text:p>12/5/1902</text:p>
          </table:table-cell>
          <table:table-cell office:value-type="date" office:date-value="1900-09-09" calcext:value-type="date">
            <text:p>9/9/1900</text:p>
          </table:table-cell>
          <table:table-cell table:number-columns-repeated="2" office:value-type="date" office:date-value="1902-03-27" calcext:value-type="date">
            <text:p>3/27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3-19" calcext:value-type="date">
            <text:p>3/1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7-10" calcext:value-type="date">
            <text:p>7/10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ZEMM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MELE</text:p>
          </table:table-cell>
          <table:table-cell office:value-type="date" office:date-value="1900-10-07" calcext:value-type="date">
            <text:p>10/7/1900</text:p>
          </table:table-cell>
          <table:table-cell office:value-type="string" calcext:value-type="string">
            <text:p>HIDA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JADO</text:p>
          </table:table-cell>
          <table:table-cell office:value-type="date" office:date-value="1900-04-06" calcext:value-type="date">
            <text:p>4/6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11" calcext:value-type="date">
            <text:p>1/11/1900</text:p>
          </table:table-cell>
        </table:table-row>
        <table:table-row table:style-name="ro1"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83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8-29" calcext:value-type="date">
            <text:p>8/29/1902</text:p>
          </table:table-cell>
          <table:table-cell office:value-type="date" office:date-value="1900-08-05" calcext:value-type="date">
            <text:p>8/5/1900</text:p>
          </table:table-cell>
          <table:table-cell office:value-type="date" office:date-value="1902-01-23" calcext:value-type="date">
            <text:p>1/23/1902</text:p>
          </table:table-cell>
          <table:table-cell office:value-type="date" office:date-value="1902-01-21" calcext:value-type="date">
            <text:p>1/21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1-16" calcext:value-type="date">
            <text:p>1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7-31" calcext:value-type="date">
            <text:p>7/31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ZEMM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MELE</text:p>
          </table:table-cell>
          <table:table-cell office:value-type="date" office:date-value="1900-08-16" calcext:value-type="date">
            <text:p>8/16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PECR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4-21" calcext:value-type="date">
            <text:p>4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8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5-24" calcext:value-type="date">
            <text:p>5/24/1903</text:p>
          </table:table-cell>
          <table:table-cell office:value-type="date" office:date-value="1900-07-31" calcext:value-type="date">
            <text:p>7/31/1900</text:p>
          </table:table-cell>
          <table:table-cell table:number-columns-repeated="2" office:value-type="date" office:date-value="1902-10-23" calcext:value-type="date">
            <text:p>10/23/1902</text:p>
          </table:table-cell>
          <table:table-cell office:value-type="date" office:date-value="1900-01-15" calcext:value-type="date">
            <text:p>1/15/1900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2-09-27" calcext:value-type="date">
            <text:p>9/2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ACR</text:p>
          </table:table-cell>
          <table:table-cell office:value-type="date" office:date-value="1900-10-02" calcext:value-type="date">
            <text:p>10/2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5-14" calcext:value-type="date">
            <text:p>5/14/1900</text:p>
          </table:table-cell>
          <table:table-cell office:value-type="string" calcext:value-type="string">
            <text:p>ZEMM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MELE</text:p>
          </table:table-cell>
          <table:table-cell office:value-type="date" office:date-value="1900-11-17" calcext:value-type="date">
            <text:p>11/17/1900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PECR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7" calcext:value-type="date">
            <text:p>1/17/1900</text:p>
          </table:table-cell>
        </table:table-row>
        <table:table-row table:style-name="ro1">
          <table:table-cell office:value-type="date" office:date-value="1900-04-23" calcext:value-type="date">
            <text:p>4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0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6-11" calcext:value-type="date">
            <text:p>6/11/1903</text:p>
          </table:table-cell>
          <table:table-cell office:value-type="date" office:date-value="1900-09-27" calcext:value-type="date">
            <text:p>9/27/1900</text:p>
          </table:table-cell>
          <table:table-cell table:number-columns-repeated="2" office:value-type="date" office:date-value="1902-09-13" calcext:value-type="date">
            <text:p>9/13/1902</text:p>
          </table:table-cell>
          <table:table-cell office:value-type="date" office:date-value="1900-01-14" calcext:value-type="date">
            <text:p>1/14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8-25" calcext:value-type="date">
            <text:p>8/2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8-04" calcext:value-type="date">
            <text:p>8/4/1900</text:p>
          </table:table-cell>
          <table:table-cell office:value-type="string" calcext:value-type="string">
            <text:p>LASS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LEPE</text:p>
          </table:table-cell>
          <table:table-cell office:value-type="date" office:date-value="1900-05-19" calcext:value-type="date">
            <text:p>5/19/1900</text:p>
          </table:table-cell>
          <table:table-cell office:value-type="string" calcext:value-type="string">
            <text:p>ZEMM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MELE</text:p>
          </table:table-cell>
          <table:table-cell office:value-type="date" office:date-value="1901-01-21" calcext:value-type="date">
            <text:p>1/21/1901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7" calcext:value-type="date">
            <text:p>1/17/1900</text:p>
          </table:table-cell>
        </table:table-row>
        <table:table-row table:style-name="ro1">
          <table:table-cell office:value-type="date" office:date-value="1900-04-26" calcext:value-type="date">
            <text:p>4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112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0-23" calcext:value-type="date">
            <text:p>10/23/1902</text:p>
          </table:table-cell>
          <table:table-cell office:value-type="date" office:date-value="1900-08-18" calcext:value-type="date">
            <text:p>8/18/1900</text:p>
          </table:table-cell>
          <table:table-cell table:number-columns-repeated="2" office:value-type="date" office:date-value="1902-03-06" calcext:value-type="date">
            <text:p>3/6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2-18" calcext:value-type="date">
            <text:p>2/1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8-18" calcext:value-type="date">
            <text:p>8/18/1900</text:p>
          </table:table-cell>
          <table:table-cell office:value-type="string" calcext:value-type="string">
            <text:p>LASS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LEPE</text:p>
          </table:table-cell>
          <table:table-cell office:value-type="date" office:date-value="1900-04-14" calcext:value-type="date">
            <text:p>4/14/1900</text:p>
          </table:table-cell>
          <table:table-cell office:value-type="string" calcext:value-type="string">
            <text:p>ZEMM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MELE</text:p>
          </table:table-cell>
          <table:table-cell office:value-type="date" office:date-value="1900-07-26" calcext:value-type="date">
            <text:p>7/26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4-28" calcext:value-type="date">
            <text:p>4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4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6-21" calcext:value-type="date">
            <text:p>6/21/1902</text:p>
          </table:table-cell>
          <table:table-cell office:value-type="date" office:date-value="1900-06-13" calcext:value-type="date">
            <text:p>6/13/1900</text:p>
          </table:table-cell>
          <table:table-cell table:number-columns-repeated="2" office:value-type="date" office:date-value="1902-01-07" calcext:value-type="date">
            <text:p>1/7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12-31" calcext:value-type="date">
            <text:p>12/3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6-13" calcext:value-type="date">
            <text:p>6/13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ZEMM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MELE</text:p>
          </table:table-cell>
          <table:table-cell office:value-type="date" office:date-value="1900-10-28" calcext:value-type="date">
            <text:p>10/28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5-15" calcext:value-type="date">
            <text:p>5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1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3-18" calcext:value-type="date">
            <text:p>3/18/1902</text:p>
          </table:table-cell>
          <table:table-cell office:value-type="date" office:date-value="1900-10-12" calcext:value-type="date">
            <text:p>10/12/1900</text:p>
          </table:table-cell>
          <table:table-cell table:number-columns-repeated="2" office:value-type="date" office:date-value="1901-06-05" calcext:value-type="date">
            <text:p>6/5/1901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5-29" calcext:value-type="date">
            <text:p>5/29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MACR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LAS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LEPE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ZEMM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ELE</text:p>
          </table:table-cell>
          <table:table-cell office:value-type="date" office:date-value="1901-01-18" calcext:value-type="date">
            <text:p>1/18/1901</text:p>
          </table:table-cell>
          <table:table-cell office:value-type="string" calcext:value-type="string">
            <text:p>HIDA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JADO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ECR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899-12-31" calcext:value-type="date">
            <text:p>12/31/1899</text:p>
          </table:table-cell>
        </table:table-row>
        <table:table-row table:style-name="ro1">
          <table:table-cell office:value-type="date" office:date-value="1900-05-24" calcext:value-type="date">
            <text:p>5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0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1-10" calcext:value-type="date">
            <text:p>11/10/1902</text:p>
          </table:table-cell>
          <table:table-cell office:value-type="date" office:date-value="1900-07-15" calcext:value-type="date">
            <text:p>7/15/1900</text:p>
          </table:table-cell>
          <table:table-cell table:number-columns-repeated="2" office:value-type="date" office:date-value="1902-04-27" calcext:value-type="date">
            <text:p>4/27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4-07" calcext:value-type="date">
            <text:p>4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9-17" calcext:value-type="date">
            <text:p>9/17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4-25" calcext:value-type="date">
            <text:p>4/25/1900</text:p>
          </table:table-cell>
          <table:table-cell office:value-type="string" calcext:value-type="string">
            <text:p>ZEMM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MELE</text:p>
          </table:table-cell>
          <table:table-cell office:value-type="date" office:date-value="1900-08-21" calcext:value-type="date">
            <text:p>8/21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8" calcext:value-type="date">
            <text:p>1/18/1900</text:p>
          </table:table-cell>
        </table:table-row>
        <table:table-row table:style-name="ro1">
          <table:table-cell office:value-type="date" office:date-value="1900-05-31" calcext:value-type="date">
            <text:p>5/3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7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2-19" calcext:value-type="date">
            <text:p>2/19/1903</text:p>
          </table:table-cell>
          <table:table-cell office:value-type="date" office:date-value="1900-07-30" calcext:value-type="date">
            <text:p>7/30/1900</text:p>
          </table:table-cell>
          <table:table-cell table:number-columns-repeated="2" office:value-type="date" office:date-value="1902-07-22" calcext:value-type="date">
            <text:p>7/22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2-07-10" calcext:value-type="date">
            <text:p>7/1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1-01-25" calcext:value-type="date">
            <text:p>1/25/1901</text:p>
          </table:table-cell>
          <table:table-cell office:value-type="string" calcext:value-type="string">
            <text:p>LAS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LEPE</text:p>
          </table:table-cell>
          <table:table-cell office:value-type="date" office:date-value="1900-04-18" calcext:value-type="date">
            <text:p>4/18/1900</text:p>
          </table:table-cell>
          <table:table-cell office:value-type="string" calcext:value-type="string">
            <text:p>ZEMM</text:p>
          </table:table-cell>
          <table:table-cell office:value-type="date" office:date-value="1900-04-10" calcext:value-type="date">
            <text:p>4/10/1900</text:p>
          </table:table-cell>
          <table:table-cell office:value-type="string" calcext:value-type="string">
            <text:p>MELE</text:p>
          </table:table-cell>
          <table:table-cell office:value-type="date" office:date-value="1900-05-11" calcext:value-type="date">
            <text:p>5/11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6-01" calcext:value-type="date">
            <text:p>6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8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2-11" calcext:value-type="date">
            <text:p>12/11/1902</text:p>
          </table:table-cell>
          <table:table-cell office:value-type="date" office:date-value="1900-09-02" calcext:value-type="date">
            <text:p>9/2/1900</text:p>
          </table:table-cell>
          <table:table-cell table:number-columns-repeated="2" office:value-type="date" office:date-value="1902-04-09" calcext:value-type="date">
            <text:p>4/9/1902</text:p>
          </table:table-cell>
          <table:table-cell table:number-columns-repeated="2" office:value-type="date" office:date-value="1900-01-07" calcext:value-type="date">
            <text:p>1/7/1900</text:p>
          </table:table-cell>
          <table:table-cell office:value-type="date" office:date-value="1902-03-24" calcext:value-type="date">
            <text:p>3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8-03" calcext:value-type="date">
            <text:p>8/3/1900</text:p>
          </table:table-cell>
          <table:table-cell office:value-type="string" calcext:value-type="string">
            <text:p>LAS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LEPE</text:p>
          </table:table-cell>
          <table:table-cell office:value-type="date" office:date-value="1900-05-04" calcext:value-type="date">
            <text:p>5/4/1900</text:p>
          </table:table-cell>
          <table:table-cell office:value-type="string" calcext:value-type="string">
            <text:p>ZEMM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MELE</text:p>
          </table:table-cell>
          <table:table-cell office:value-type="date" office:date-value="1900-09-05" calcext:value-type="date">
            <text:p>9/5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24" calcext:value-type="date">
            <text:p>1/24/1900</text:p>
          </table:table-cell>
        </table:table-row>
        <table:table-row table:style-name="ro1">
          <table:table-cell office:value-type="date" office:date-value="1900-06-02" calcext:value-type="date">
            <text:p>6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9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1-24" calcext:value-type="date">
            <text:p>11/24/1902</text:p>
          </table:table-cell>
          <table:table-cell office:value-type="date" office:date-value="1900-06-21" calcext:value-type="date">
            <text:p>6/21/1900</text:p>
          </table:table-cell>
          <table:table-cell office:value-type="date" office:date-value="1902-06-04" calcext:value-type="date">
            <text:p>6/4/1902</text:p>
          </table:table-cell>
          <table:table-cell office:value-type="date" office:date-value="1902-06-03" calcext:value-type="date">
            <text:p>6/3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5-19" calcext:value-type="date">
            <text:p>5/1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8-02" calcext:value-type="date">
            <text:p>8/2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ZEMM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MELE</text:p>
          </table:table-cell>
          <table:table-cell office:value-type="date" office:date-value="1900-12-03" calcext:value-type="date">
            <text:p>12/3/1900</text:p>
          </table:table-cell>
          <table:table-cell office:value-type="string" calcext:value-type="string">
            <text:p>HIDA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JADO</text:p>
          </table:table-cell>
          <table:table-cell office:value-type="date" office:date-value="1900-03-29" calcext:value-type="date">
            <text:p>3/29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6-07" calcext:value-type="date">
            <text:p>6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4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5-07" calcext:value-type="date">
            <text:p>5/7/1903</text:p>
          </table:table-cell>
          <table:table-cell office:value-type="date" office:date-value="1900-07-29" calcext:value-type="date">
            <text:p>7/29/1900</text:p>
          </table:table-cell>
          <table:table-cell table:number-columns-repeated="2" office:value-type="date" office:date-value="1902-10-08" calcext:value-type="date">
            <text:p>10/8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9-23" calcext:value-type="date">
            <text:p>9/2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MACR</text:p>
          </table:table-cell>
          <table:table-cell office:value-type="date" office:date-value="1900-10-19" calcext:value-type="date">
            <text:p>10/19/1900</text:p>
          </table:table-cell>
          <table:table-cell office:value-type="string" calcext:value-type="string">
            <text:p>LAS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LEPE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ZEMM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MELE</text:p>
          </table:table-cell>
          <table:table-cell office:value-type="date" office:date-value="1900-11-19" calcext:value-type="date">
            <text:p>11/19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3-26" calcext:value-type="date">
            <text:p>3/26/1900</text:p>
          </table:table-cell>
          <table:table-cell office:value-type="string" calcext:value-type="string">
            <text:p>PECR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8" calcext:value-type="date">
            <text:p>1/18/1900</text:p>
          </table:table-cell>
        </table:table-row>
        <table:table-row table:style-name="ro1">
          <table:table-cell office:value-type="date" office:date-value="1900-06-11" calcext:value-type="date">
            <text:p>6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8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1-29" calcext:value-type="date">
            <text:p>11/29/1902</text:p>
          </table:table-cell>
          <table:table-cell office:value-type="date" office:date-value="1900-09-09" calcext:value-type="date">
            <text:p>9/9/1900</text:p>
          </table:table-cell>
          <table:table-cell table:number-columns-repeated="2" office:value-type="date" office:date-value="1902-03-21" calcext:value-type="date">
            <text:p>3/21/1902</text:p>
          </table:table-cell>
          <table:table-cell office:value-type="date" office:date-value="1900-01-14" calcext:value-type="date">
            <text:p>1/14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3-03" calcext:value-type="date">
            <text:p>3/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8-17" calcext:value-type="date">
            <text:p>8/17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09-23" calcext:value-type="date">
            <text:p>9/23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PECR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6-19" calcext:value-type="date">
            <text:p>6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6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7-05" calcext:value-type="date">
            <text:p>7/5/1903</text:p>
          </table:table-cell>
          <table:table-cell office:value-type="date" office:date-value="1900-10-23" calcext:value-type="date">
            <text:p>10/23/1900</text:p>
          </table:table-cell>
          <table:table-cell office:value-type="date" office:date-value="1902-09-11" calcext:value-type="date">
            <text:p>9/11/1902</text:p>
          </table:table-cell>
          <table:table-cell office:value-type="date" office:date-value="1902-09-10" calcext:value-type="date">
            <text:p>9/10/1902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8-20" calcext:value-type="date">
            <text:p>8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9-11" calcext:value-type="date">
            <text:p>9/11/1900</text:p>
          </table:table-cell>
          <table:table-cell office:value-type="string" calcext:value-type="string">
            <text:p>LASS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LEPE</text:p>
          </table:table-cell>
          <table:table-cell office:value-type="date" office:date-value="1900-04-04" calcext:value-type="date">
            <text:p>4/4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0-11-19" calcext:value-type="date">
            <text:p>11/19/1900</text:p>
          </table:table-cell>
          <table:table-cell office:value-type="string" calcext:value-type="string">
            <text:p>HIDA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JADO</text:p>
          </table:table-cell>
          <table:table-cell office:value-type="date" office:date-value="1900-04-01" calcext:value-type="date">
            <text:p>4/1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7" calcext:value-type="date">
            <text:p>1/17/1900</text:p>
          </table:table-cell>
        </table:table-row>
        <table:table-row table:style-name="ro1">
          <table:table-cell office:value-type="date" office:date-value="1900-06-22" calcext:value-type="date">
            <text:p>6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9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6-25" calcext:value-type="date">
            <text:p>6/25/1902</text:p>
          </table:table-cell>
          <table:table-cell office:value-type="date" office:date-value="1900-06-06" calcext:value-type="date">
            <text:p>6/6/1900</text:p>
          </table:table-cell>
          <table:table-cell table:number-columns-repeated="2" office:value-type="date" office:date-value="1902-01-18" calcext:value-type="date">
            <text:p>1/18/1902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1-10" calcext:value-type="date">
            <text:p>1/1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9-07" calcext:value-type="date">
            <text:p>9/7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08-30" calcext:value-type="date">
            <text:p>8/30/1900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PECR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6-23" calcext:value-type="date">
            <text:p>6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0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7-04" calcext:value-type="date">
            <text:p>7/4/1902</text:p>
          </table:table-cell>
          <table:table-cell office:value-type="date" office:date-value="1900-06-25" calcext:value-type="date">
            <text:p>6/25/1900</text:p>
          </table:table-cell>
          <table:table-cell table:number-columns-repeated="2" office:value-type="date" office:date-value="1902-01-08" calcext:value-type="date">
            <text:p>1/8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26" calcext:value-type="date">
            <text:p>12/2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8-02" calcext:value-type="date">
            <text:p>8/2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ZEMM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MELE</text:p>
          </table:table-cell>
          <table:table-cell office:value-type="date" office:date-value="1900-09-29" calcext:value-type="date">
            <text:p>9/29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6-25" calcext:value-type="date">
            <text:p>6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2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4-25" calcext:value-type="date">
            <text:p>4/25/1903</text:p>
          </table:table-cell>
          <table:table-cell office:value-type="date" office:date-value="1900-08-20" calcext:value-type="date">
            <text:p>8/20/1900</text:p>
          </table:table-cell>
          <table:table-cell table:number-columns-repeated="2" office:value-type="date" office:date-value="1902-09-04" calcext:value-type="date">
            <text:p>9/4/1902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8-17" calcext:value-type="date">
            <text:p>8/1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11-13" calcext:value-type="date">
            <text:p>11/13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4-09" calcext:value-type="date">
            <text:p>4/9/1900</text:p>
          </table:table-cell>
          <table:table-cell office:value-type="string" calcext:value-type="string">
            <text:p>ZEMM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MELE</text:p>
          </table:table-cell>
          <table:table-cell office:value-type="date" office:date-value="1900-10-06" calcext:value-type="date">
            <text:p>10/6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PECR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6-28" calcext:value-type="date">
            <text:p>6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5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6-20" calcext:value-type="date">
            <text:p>6/20/1902</text:p>
          </table:table-cell>
          <table:table-cell office:value-type="date" office:date-value="1900-08-07" calcext:value-type="date">
            <text:p>8/7/1900</text:p>
          </table:table-cell>
          <table:table-cell office:value-type="date" office:date-value="1901-11-12" calcext:value-type="date">
            <text:p>11/12/1901</text:p>
          </table:table-cell>
          <table:table-cell office:value-type="date" office:date-value="1901-11-13" calcext:value-type="date">
            <text:p>11/13/1901</text:p>
          </table:table-cell>
          <table:table-cell office:value-type="date" office:date-value="1900-01-16" calcext:value-type="date">
            <text:p>1/1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0-24" calcext:value-type="date">
            <text:p>10/24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6-11" calcext:value-type="date">
            <text:p>6/11/1900</text:p>
          </table:table-cell>
          <table:table-cell office:value-type="string" calcext:value-type="string">
            <text:p>LAS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LEPE</text:p>
          </table:table-cell>
          <table:table-cell office:value-type="date" office:date-value="1900-04-03" calcext:value-type="date">
            <text:p>4/3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08-04" calcext:value-type="date">
            <text:p>8/4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7-07" calcext:value-type="date">
            <text:p>7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3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10-23" calcext:value-type="date">
            <text:p>10/23/1903</text:p>
          </table:table-cell>
          <table:table-cell office:value-type="date" office:date-value="1901-01-28" calcext:value-type="date">
            <text:p>1/28/1901</text:p>
          </table:table-cell>
          <table:table-cell table:number-columns-repeated="2" office:value-type="date" office:date-value="1902-09-24" calcext:value-type="date">
            <text:p>9/24/1902</text:p>
          </table:table-cell>
          <table:table-cell office:value-type="date" office:date-value="1900-01-18" calcext:value-type="date">
            <text:p>1/18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9-03" calcext:value-type="date">
            <text:p>9/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07-04" calcext:value-type="date">
            <text:p>7/4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6-19" calcext:value-type="date">
            <text:p>6/19/1900</text:p>
          </table:table-cell>
          <table:table-cell office:value-type="string" calcext:value-type="string">
            <text:p>ZEMM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MELE</text:p>
          </table:table-cell>
          <table:table-cell office:value-type="date" office:date-value="1901-02-04" calcext:value-type="date">
            <text:p>2/4/1901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7-18" calcext:value-type="date">
            <text:p>7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192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1-10" calcext:value-type="date">
            <text:p>1/10/1903</text:p>
          </table:table-cell>
          <table:table-cell office:value-type="date" office:date-value="1901-04-22" calcext:value-type="date">
            <text:p>4/22/1901</text:p>
          </table:table-cell>
          <table:table-cell table:number-columns-repeated="2" office:value-type="date" office:date-value="1901-09-19" calcext:value-type="date">
            <text:p>9/19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9-08" calcext:value-type="date">
            <text:p>9/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4-09" calcext:value-type="date">
            <text:p>4/9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ZEMM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MELE</text:p>
          </table:table-cell>
          <table:table-cell office:value-type="date" office:date-value="1900-10-25" calcext:value-type="date">
            <text:p>10/25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ECR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7-22" calcext:value-type="date">
            <text:p>7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6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5-09" calcext:value-type="date">
            <text:p>5/9/1903</text:p>
          </table:table-cell>
          <table:table-cell office:value-type="date" office:date-value="1900-10-11" calcext:value-type="date">
            <text:p>10/11/1900</text:p>
          </table:table-cell>
          <table:table-cell table:number-columns-repeated="2" office:value-type="date" office:date-value="1902-07-28" calcext:value-type="date">
            <text:p>7/28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2-07-07" calcext:value-type="date">
            <text:p>7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MACR</text:p>
          </table:table-cell>
          <table:table-cell office:value-type="date" office:date-value="1900-08-07" calcext:value-type="date">
            <text:p>8/7/1900</text:p>
          </table:table-cell>
          <table:table-cell office:value-type="string" calcext:value-type="string">
            <text:p>LASS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LEPE</text:p>
          </table:table-cell>
          <table:table-cell office:value-type="date" office:date-value="1900-04-16" calcext:value-type="date">
            <text:p>4/16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0-12-14" calcext:value-type="date">
            <text:p>12/14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PECR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5" calcext:value-type="date">
            <text:p>1/15/1900</text:p>
          </table:table-cell>
        </table:table-row>
        <table:table-row table:style-name="ro1">
          <table:table-cell office:value-type="date" office:date-value="1900-07-27" calcext:value-type="date">
            <text:p>7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0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3-03" calcext:value-type="date">
            <text:p>3/3/1903</text:p>
          </table:table-cell>
          <table:table-cell office:value-type="date" office:date-value="1900-12-05" calcext:value-type="date">
            <text:p>12/5/1900</text:p>
          </table:table-cell>
          <table:table-cell table:number-columns-repeated="2" office:value-type="date" office:date-value="1902-03-28" calcext:value-type="date">
            <text:p>3/28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3-20" calcext:value-type="date">
            <text:p>3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6-08" calcext:value-type="date">
            <text:p>6/8/1900</text:p>
          </table:table-cell>
          <table:table-cell office:value-type="string" calcext:value-type="string">
            <text:p>LAS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LEPE</text:p>
          </table:table-cell>
          <table:table-cell office:value-type="date" office:date-value="1900-04-20" calcext:value-type="date">
            <text:p>4/20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2-20" calcext:value-type="date">
            <text:p>12/20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7-28" calcext:value-type="date">
            <text:p>7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1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1-08" calcext:value-type="date">
            <text:p>11/8/1902</text:p>
          </table:table-cell>
          <table:table-cell office:value-type="date" office:date-value="1900-08-06" calcext:value-type="date">
            <text:p>8/6/1900</text:p>
          </table:table-cell>
          <table:table-cell office:value-type="date" office:date-value="1902-04-03" calcext:value-type="date">
            <text:p>4/3/1902</text:p>
          </table:table-cell>
          <table:table-cell office:value-type="date" office:date-value="1902-04-02" calcext:value-type="date">
            <text:p>4/2/1902</text:p>
          </table:table-cell>
          <table:table-cell office:value-type="date" office:date-value="1900-01-17" calcext:value-type="date">
            <text:p>1/17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3-10" calcext:value-type="date">
            <text:p>3/1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MACR</text:p>
          </table:table-cell>
          <table:table-cell office:value-type="date" office:date-value="1900-08-06" calcext:value-type="date">
            <text:p>8/6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ZEMM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MELE</text:p>
          </table:table-cell>
          <table:table-cell office:value-type="date" office:date-value="1900-09-30" calcext:value-type="date">
            <text:p>9/30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ECR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7-31" calcext:value-type="date">
            <text:p>7/3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4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1-09-16" calcext:value-type="date">
            <text:p>9/16/1901</text:p>
          </table:table-cell>
          <table:table-cell office:value-type="date" office:date-value="1900-06-03" calcext:value-type="date">
            <text:p>6/3/1900</text:p>
          </table:table-cell>
          <table:table-cell table:number-columns-repeated="2" office:value-type="date" office:date-value="1901-04-14" calcext:value-type="date">
            <text:p>4/14/1901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4-06" calcext:value-type="date">
            <text:p>4/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4-11" calcext:value-type="date">
            <text:p>4/11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ZEMM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ELE</text:p>
          </table:table-cell>
          <table:table-cell office:value-type="date" office:date-value="1900-07-15" calcext:value-type="date">
            <text:p>7/15/1900</text:p>
          </table:table-cell>
          <table:table-cell office:value-type="string" calcext:value-type="string">
            <text:p>HIDA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JADO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8-02" calcext:value-type="date">
            <text:p>8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6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9-20" calcext:value-type="date">
            <text:p>9/20/1902</text:p>
          </table:table-cell>
          <table:table-cell office:value-type="date" office:date-value="1900-08-11" calcext:value-type="date">
            <text:p>8/11/1900</text:p>
          </table:table-cell>
          <table:table-cell table:number-columns-repeated="2" office:value-type="date" office:date-value="1902-02-08" calcext:value-type="date">
            <text:p>2/8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1-31" calcext:value-type="date">
            <text:p>1/3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7-23" calcext:value-type="date">
            <text:p>7/23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3-29" calcext:value-type="date">
            <text:p>3/29/1900</text:p>
          </table:table-cell>
          <table:table-cell office:value-type="string" calcext:value-type="string">
            <text:p>ZEMM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MELE</text:p>
          </table:table-cell>
          <table:table-cell office:value-type="date" office:date-value="1900-09-30" calcext:value-type="date">
            <text:p>9/30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8-07" calcext:value-type="date">
            <text:p>8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1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2-13" calcext:value-type="date">
            <text:p>12/13/1902</text:p>
          </table:table-cell>
          <table:table-cell office:value-type="date" office:date-value="1900-09-15" calcext:value-type="date">
            <text:p>9/15/1900</text:p>
          </table:table-cell>
          <table:table-cell table:number-columns-repeated="2" office:value-type="date" office:date-value="1902-03-29" calcext:value-type="date">
            <text:p>3/29/1902</text:p>
          </table:table-cell>
          <table:table-cell table:number-columns-repeated="2" office:value-type="date" office:date-value="1900-01-03" calcext:value-type="date">
            <text:p>1/3/1900</text:p>
          </table:table-cell>
          <table:table-cell office:value-type="date" office:date-value="1902-03-21" calcext:value-type="date">
            <text:p>3/2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7-19" calcext:value-type="date">
            <text:p>7/19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4-12" calcext:value-type="date">
            <text:p>4/12/1900</text:p>
          </table:table-cell>
          <table:table-cell office:value-type="string" calcext:value-type="string">
            <text:p>ZEMM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MELE</text:p>
          </table:table-cell>
          <table:table-cell office:value-type="date" office:date-value="1900-11-01" calcext:value-type="date">
            <text:p>11/1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8-13" calcext:value-type="date">
            <text:p>8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7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5-17" calcext:value-type="date">
            <text:p>5/17/1902</text:p>
          </table:table-cell>
          <table:table-cell office:value-type="date" office:date-value="1900-07-22" calcext:value-type="date">
            <text:p>7/22/1900</text:p>
          </table:table-cell>
          <table:table-cell table:number-columns-repeated="2" office:value-type="date" office:date-value="1901-10-25" calcext:value-type="date">
            <text:p>10/25/1901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0-17" calcext:value-type="date">
            <text:p>10/17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6-05" calcext:value-type="date">
            <text:p>6/5/1900</text:p>
          </table:table-cell>
          <table:table-cell office:value-type="string" calcext:value-type="string">
            <text:p>LAS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LEPE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ZEMM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MELE</text:p>
          </table:table-cell>
          <table:table-cell office:value-type="date" office:date-value="1900-08-27" calcext:value-type="date">
            <text:p>8/27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8-16" calcext:value-type="date">
            <text:p>8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0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1-12" calcext:value-type="date">
            <text:p>1/12/1903</text:p>
          </table:table-cell>
          <table:table-cell office:value-type="date" office:date-value="1900-09-12" calcext:value-type="date">
            <text:p>9/12/1900</text:p>
          </table:table-cell>
          <table:table-cell table:number-columns-repeated="2" office:value-type="date" office:date-value="1902-05-01" calcext:value-type="date">
            <text:p>5/1/1902</text:p>
          </table:table-cell>
          <table:table-cell office:value-type="date" office:date-value="1900-01-16" calcext:value-type="date">
            <text:p>1/16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4-06" calcext:value-type="date">
            <text:p>4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7-19" calcext:value-type="date">
            <text:p>7/19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3-31" calcext:value-type="date">
            <text:p>3/31/1900</text:p>
          </table:table-cell>
          <table:table-cell office:value-type="string" calcext:value-type="string">
            <text:p>ZEMM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MELE</text:p>
          </table:table-cell>
          <table:table-cell office:value-type="date" office:date-value="1900-11-23" calcext:value-type="date">
            <text:p>11/23/1900</text:p>
          </table:table-cell>
          <table:table-cell office:value-type="string" calcext:value-type="string">
            <text:p>HIDA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JADO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8-20" calcext:value-type="date">
            <text:p>8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4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2-12" calcext:value-type="date">
            <text:p>2/12/1903</text:p>
          </table:table-cell>
          <table:table-cell office:value-type="date" office:date-value="1900-06-22" calcext:value-type="date">
            <text:p>6/22/1900</text:p>
          </table:table-cell>
          <table:table-cell table:number-columns-repeated="2" office:value-type="date" office:date-value="1902-08-22" calcext:value-type="date">
            <text:p>8/22/1902</text:p>
          </table:table-cell>
          <table:table-cell office:value-type="date" office:date-value="1900-01-14" calcext:value-type="date">
            <text:p>1/14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8-02" calcext:value-type="date">
            <text:p>8/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12-14" calcext:value-type="date">
            <text:p>12/14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ZEMM</text:p>
          </table:table-cell>
          <table:table-cell office:value-type="date" office:date-value="1900-04-24" calcext:value-type="date">
            <text:p>4/24/1900</text:p>
          </table:table-cell>
          <table:table-cell office:value-type="string" calcext:value-type="string">
            <text:p>MELE</text:p>
          </table:table-cell>
          <table:table-cell office:value-type="date" office:date-value="1900-05-23" calcext:value-type="date">
            <text:p>5/23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3-14" calcext:value-type="date">
            <text:p>3/14/1900</text:p>
          </table:table-cell>
          <table:table-cell office:value-type="string" calcext:value-type="string">
            <text:p>PECR</text:p>
          </table:table-cell>
          <table:table-cell office:value-type="date" office:date-value="1900-04-23" calcext:value-type="date">
            <text:p>4/23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8-25" calcext:value-type="date">
            <text:p>8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9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8-22" calcext:value-type="date">
            <text:p>8/22/1902</text:p>
          </table:table-cell>
          <table:table-cell office:value-type="date" office:date-value="1900-06-18" calcext:value-type="date">
            <text:p>6/18/1900</text:p>
          </table:table-cell>
          <table:table-cell table:number-columns-repeated="2" office:value-type="date" office:date-value="1902-03-05" calcext:value-type="date">
            <text:p>3/5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2-23" calcext:value-type="date">
            <text:p>2/2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10-21" calcext:value-type="date">
            <text:p>10/21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4-20" calcext:value-type="date">
            <text:p>4/20/1900</text:p>
          </table:table-cell>
          <table:table-cell office:value-type="string" calcext:value-type="string">
            <text:p>MELE</text:p>
          </table:table-cell>
          <table:table-cell office:value-type="date" office:date-value="1900-05-11" calcext:value-type="date">
            <text:p>5/11/1900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PECR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8-26" calcext:value-type="date">
            <text:p>8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0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8-28" calcext:value-type="date">
            <text:p>8/28/1902</text:p>
          </table:table-cell>
          <table:table-cell office:value-type="date" office:date-value="1900-06-24" calcext:value-type="date">
            <text:p>6/24/1900</text:p>
          </table:table-cell>
          <table:table-cell table:number-columns-repeated="2" office:value-type="date" office:date-value="1902-03-05" calcext:value-type="date">
            <text:p>3/5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2-22" calcext:value-type="date">
            <text:p>2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10-20" calcext:value-type="date">
            <text:p>10/20/1900</text:p>
          </table:table-cell>
          <table:table-cell office:value-type="string" calcext:value-type="string">
            <text:p>LAS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LEPE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ZEMM</text:p>
          </table:table-cell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MELE</text:p>
          </table:table-cell>
          <table:table-cell office:value-type="date" office:date-value="1900-06-04" calcext:value-type="date">
            <text:p>6/4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PECR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8-27" calcext:value-type="date">
            <text:p>8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1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6-13" calcext:value-type="date">
            <text:p>6/13/1902</text:p>
          </table:table-cell>
          <table:table-cell office:value-type="date" office:date-value="1900-05-22" calcext:value-type="date">
            <text:p>5/22/1900</text:p>
          </table:table-cell>
          <table:table-cell table:number-columns-repeated="2" office:value-type="date" office:date-value="1902-01-21" calcext:value-type="date">
            <text:p>1/21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1-07" calcext:value-type="date">
            <text:p>1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9-27" calcext:value-type="date">
            <text:p>9/27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23" calcext:value-type="date">
            <text:p>3/23/1900</text:p>
          </table:table-cell>
          <table:table-cell office:value-type="string" calcext:value-type="string">
            <text:p>ZEMM</text:p>
          </table:table-cell>
          <table:table-cell office:value-type="date" office:date-value="1900-04-07" calcext:value-type="date">
            <text:p>4/7/1900</text:p>
          </table:table-cell>
          <table:table-cell office:value-type="string" calcext:value-type="string">
            <text:p>MELE</text:p>
          </table:table-cell>
          <table:table-cell office:value-type="date" office:date-value="1900-04-12" calcext:value-type="date">
            <text:p>4/12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ECR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8-28" calcext:value-type="date">
            <text:p>8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2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6-21" calcext:value-type="date">
            <text:p>6/21/1902</text:p>
          </table:table-cell>
          <table:table-cell office:value-type="date" office:date-value="1900-07-05" calcext:value-type="date">
            <text:p>7/5/1900</text:p>
          </table:table-cell>
          <table:table-cell table:number-columns-repeated="2" office:value-type="date" office:date-value="1901-12-16" calcext:value-type="date">
            <text:p>12/16/1901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03" calcext:value-type="date">
            <text:p>12/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9-16" calcext:value-type="date">
            <text:p>9/16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MELE</text:p>
          </table:table-cell>
          <table:table-cell office:value-type="date" office:date-value="1900-04-27" calcext:value-type="date">
            <text:p>4/27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PECR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5" calcext:value-type="date">
            <text:p>1/15/1900</text:p>
          </table:table-cell>
        </table:table-row>
        <table:table-row table:style-name="ro1">
          <table:table-cell office:value-type="date" office:date-value="1900-09-01" calcext:value-type="date">
            <text:p>9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6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2-27" calcext:value-type="date">
            <text:p>2/27/1903</text:p>
          </table:table-cell>
          <table:table-cell office:value-type="date" office:date-value="1900-09-24" calcext:value-type="date">
            <text:p>9/24/1900</text:p>
          </table:table-cell>
          <table:table-cell table:number-columns-repeated="2" office:value-type="date" office:date-value="1902-06-04" calcext:value-type="date">
            <text:p>6/4/1902</text:p>
          </table:table-cell>
          <table:table-cell office:value-type="date" office:date-value="1900-01-17" calcext:value-type="date">
            <text:p>1/1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5-14" calcext:value-type="date">
            <text:p>5/1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7-28" calcext:value-type="date">
            <text:p>7/28/1900</text:p>
          </table:table-cell>
          <table:table-cell office:value-type="string" calcext:value-type="string">
            <text:p>LASS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LEPE</text:p>
          </table:table-cell>
          <table:table-cell office:value-type="date" office:date-value="1900-05-04" calcext:value-type="date">
            <text:p>5/4/1900</text:p>
          </table:table-cell>
          <table:table-cell office:value-type="string" calcext:value-type="string">
            <text:p>ZEMM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MELE</text:p>
          </table:table-cell>
          <table:table-cell office:value-type="date" office:date-value="1900-09-28" calcext:value-type="date">
            <text:p>9/28/1900</text:p>
          </table:table-cell>
          <table:table-cell office:value-type="string" calcext:value-type="string">
            <text:p>HIDA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JADO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PECR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9-08" calcext:value-type="date">
            <text:p>9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3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9-27" calcext:value-type="date">
            <text:p>9/27/1903</text:p>
          </table:table-cell>
          <table:table-cell office:value-type="date" office:date-value="1900-12-02" calcext:value-type="date">
            <text:p>12/2/1900</text:p>
          </table:table-cell>
          <table:table-cell table:number-columns-repeated="2" office:value-type="date" office:date-value="1902-10-25" calcext:value-type="date">
            <text:p>10/25/1902</text:p>
          </table:table-cell>
          <table:table-cell office:value-type="date" office:date-value="1900-01-14" calcext:value-type="date">
            <text:p>1/14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10-08" calcext:value-type="date">
            <text:p>10/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9-10" calcext:value-type="date">
            <text:p>9/10/1900</text:p>
          </table:table-cell>
          <table:table-cell office:value-type="string" calcext:value-type="string">
            <text:p>LAS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LEPE</text:p>
          </table:table-cell>
          <table:table-cell office:value-type="date" office:date-value="1900-04-28" calcext:value-type="date">
            <text:p>4/28/1900</text:p>
          </table:table-cell>
          <table:table-cell office:value-type="string" calcext:value-type="string">
            <text:p>ZEMM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MELE</text:p>
          </table:table-cell>
          <table:table-cell office:value-type="date" office:date-value="1901-01-17" calcext:value-type="date">
            <text:p>1/17/1901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ECR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7" calcext:value-type="date">
            <text:p>1/17/1900</text:p>
          </table:table-cell>
        </table:table-row>
        <table:table-row table:style-name="ro1">
          <table:table-cell office:value-type="date" office:date-value="1900-09-14" calcext:value-type="date">
            <text:p>9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9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8-09" calcext:value-type="date">
            <text:p>8/9/1902</text:p>
          </table:table-cell>
          <table:table-cell office:value-type="date" office:date-value="1900-07-25" calcext:value-type="date">
            <text:p>7/25/1900</text:p>
          </table:table-cell>
          <table:table-cell table:number-columns-repeated="2" office:value-type="date" office:date-value="1902-01-14" calcext:value-type="date">
            <text:p>1/14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1-06" calcext:value-type="date">
            <text:p>1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7-23" calcext:value-type="date">
            <text:p>7/23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4-10" calcext:value-type="date">
            <text:p>4/10/1900</text:p>
          </table:table-cell>
          <table:table-cell office:value-type="string" calcext:value-type="string">
            <text:p>ZEMM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MELE</text:p>
          </table:table-cell>
          <table:table-cell office:value-type="date" office:date-value="1900-08-18" calcext:value-type="date">
            <text:p>8/18/1900</text:p>
          </table:table-cell>
          <table:table-cell office:value-type="string" calcext:value-type="string">
            <text:p>HIDA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JADO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PECR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2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7-03" calcext:value-type="date">
            <text:p>7/3/1902</text:p>
          </table:table-cell>
          <table:table-cell office:value-type="date" office:date-value="1900-06-29" calcext:value-type="date">
            <text:p>6/29/1900</text:p>
          </table:table-cell>
          <table:table-cell table:number-columns-repeated="2" office:value-type="date" office:date-value="1902-01-03" calcext:value-type="date">
            <text:p>1/3/1902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12-30" calcext:value-type="date">
            <text:p>12/3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MACR</text:p>
          </table:table-cell>
          <table:table-cell office:value-type="date" office:date-value="1900-08-15" calcext:value-type="date">
            <text:p>8/15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ZEMM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MELE</text:p>
          </table:table-cell>
          <table:table-cell office:value-type="date" office:date-value="1900-09-16" calcext:value-type="date">
            <text:p>9/16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8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2-28" calcext:value-type="date">
            <text:p>12/28/1902</text:p>
          </table:table-cell>
          <table:table-cell office:value-type="date" office:date-value="1900-08-25" calcext:value-type="date">
            <text:p>8/25/1900</text:p>
          </table:table-cell>
          <table:table-cell table:number-columns-repeated="2" office:value-type="date" office:date-value="1902-05-04" calcext:value-type="date">
            <text:p>5/4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4-23" calcext:value-type="date">
            <text:p>4/2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7-22" calcext:value-type="date">
            <text:p>7/22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ZEMM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MELE</text:p>
          </table:table-cell>
          <table:table-cell office:value-type="date" office:date-value="1901-01-28" calcext:value-type="date">
            <text:p>1/28/1901</text:p>
          </table:table-cell>
          <table:table-cell office:value-type="string" calcext:value-type="string">
            <text:p>HIDA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2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7-17" calcext:value-type="date">
            <text:p>7/17/1902</text:p>
          </table:table-cell>
          <table:table-cell office:value-type="date" office:date-value="1900-08-20" calcext:value-type="date">
            <text:p>8/20/1900</text:p>
          </table:table-cell>
          <table:table-cell office:value-type="date" office:date-value="1901-11-26" calcext:value-type="date">
            <text:p>11/26/1901</text:p>
          </table:table-cell>
          <table:table-cell office:value-type="date" office:date-value="1901-11-28" calcext:value-type="date">
            <text:p>11/28/1901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11-13" calcext:value-type="date">
            <text:p>11/1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MACR</text:p>
          </table:table-cell>
          <table:table-cell office:value-type="date" office:date-value="1900-05-21" calcext:value-type="date">
            <text:p>5/21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ZEMM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MELE</text:p>
          </table:table-cell>
          <table:table-cell office:value-type="date" office:date-value="1900-10-22" calcext:value-type="date">
            <text:p>10/22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4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2-24" calcext:value-type="date">
            <text:p>2/24/1903</text:p>
          </table:table-cell>
          <table:table-cell office:value-type="date" office:date-value="1900-08-27" calcext:value-type="date">
            <text:p>8/27/1900</text:p>
          </table:table-cell>
          <table:table-cell table:number-columns-repeated="2" office:value-type="date" office:date-value="1902-06-29" calcext:value-type="date">
            <text:p>6/29/1902</text:p>
          </table:table-cell>
          <table:table-cell office:value-type="date" office:date-value="1900-01-14" calcext:value-type="date">
            <text:p>1/14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6-13" calcext:value-type="date">
            <text:p>6/1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9-03" calcext:value-type="date">
            <text:p>9/3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MELE</text:p>
          </table:table-cell>
          <table:table-cell office:value-type="date" office:date-value="1900-11-24" calcext:value-type="date">
            <text:p>11/24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14" calcext:value-type="date">
            <text:p>3/14/1900</text:p>
          </table:table-cell>
          <table:table-cell office:value-type="string" calcext:value-type="string">
            <text:p>PECR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6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1-11-23" calcext:value-type="date">
            <text:p>11/23/1901</text:p>
          </table:table-cell>
          <table:table-cell office:value-type="date" office:date-value="1900-05-10" calcext:value-type="date">
            <text:p>5/10/1900</text:p>
          </table:table-cell>
          <table:table-cell table:number-columns-repeated="2" office:value-type="date" office:date-value="1901-07-15" calcext:value-type="date">
            <text:p>7/15/1901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1-07-05" calcext:value-type="date">
            <text:p>7/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6-01" calcext:value-type="date">
            <text:p>6/1/1900</text:p>
          </table:table-cell>
          <table:table-cell office:value-type="string" calcext:value-type="string">
            <text:p>LAS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LEPE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07-19" calcext:value-type="date">
            <text:p>7/19/1900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1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12-12" calcext:value-type="date">
            <text:p>12/12/1901</text:p>
          </table:table-cell>
          <table:table-cell office:value-type="date" office:date-value="1900-06-03" calcext:value-type="date">
            <text:p>6/3/1900</text:p>
          </table:table-cell>
          <table:table-cell table:number-columns-repeated="2" office:value-type="date" office:date-value="1901-07-10" calcext:value-type="date">
            <text:p>7/10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7-02" calcext:value-type="date">
            <text:p>7/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6-30" calcext:value-type="date">
            <text:p>6/30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ZEMM</text:p>
          </table:table-cell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MELE</text:p>
          </table:table-cell>
          <table:table-cell office:value-type="date" office:date-value="1900-05-10" calcext:value-type="date">
            <text:p>5/10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ECR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4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2-03" calcext:value-type="date">
            <text:p>2/3/1902</text:p>
          </table:table-cell>
          <table:table-cell office:value-type="date" office:date-value="1900-06-13" calcext:value-type="date">
            <text:p>6/13/1900</text:p>
          </table:table-cell>
          <table:table-cell table:number-columns-repeated="2" office:value-type="date" office:date-value="1901-08-22" calcext:value-type="date">
            <text:p>8/22/1901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8-19" calcext:value-type="date">
            <text:p>8/19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ZEMM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MELE</text:p>
          </table:table-cell>
          <table:table-cell office:value-type="date" office:date-value="1900-08-04" calcext:value-type="date">
            <text:p>8/4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5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4-16" calcext:value-type="date">
            <text:p>4/16/1902</text:p>
          </table:table-cell>
          <table:table-cell office:value-type="date" office:date-value="1900-05-09" calcext:value-type="date">
            <text:p>5/9/1900</text:p>
          </table:table-cell>
          <table:table-cell table:number-columns-repeated="2" office:value-type="date" office:date-value="1901-12-07" calcext:value-type="date">
            <text:p>12/7/1901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11-27" calcext:value-type="date">
            <text:p>11/27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7-12" calcext:value-type="date">
            <text:p>7/12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ZEMM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MELE</text:p>
          </table:table-cell>
          <table:table-cell office:value-type="date" office:date-value="1900-10-04" calcext:value-type="date">
            <text:p>10/4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2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1-25" calcext:value-type="date">
            <text:p>11/25/1902</text:p>
          </table:table-cell>
          <table:table-cell office:value-type="date" office:date-value="1900-07-13" calcext:value-type="date">
            <text:p>7/13/1900</text:p>
          </table:table-cell>
          <table:table-cell table:number-columns-repeated="2" office:value-type="date" office:date-value="1902-05-14" calcext:value-type="date">
            <text:p>5/14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5-04" calcext:value-type="date">
            <text:p>5/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8-03" calcext:value-type="date">
            <text:p>8/3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2-28" calcext:value-type="date">
            <text:p>12/28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PECR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2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1-09" calcext:value-type="date">
            <text:p>11/9/1902</text:p>
          </table:table-cell>
          <table:table-cell office:value-type="date" office:date-value="1900-07-18" calcext:value-type="date">
            <text:p>7/18/1900</text:p>
          </table:table-cell>
          <table:table-cell table:number-columns-repeated="2" office:value-type="date" office:date-value="1902-04-23" calcext:value-type="date">
            <text:p>4/23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4-14" calcext:value-type="date">
            <text:p>4/1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11-13" calcext:value-type="date">
            <text:p>11/13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ZEMM</text:p>
          </table:table-cell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MELE</text:p>
          </table:table-cell>
          <table:table-cell office:value-type="date" office:date-value="1900-07-31" calcext:value-type="date">
            <text:p>7/31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PECR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3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1-11" calcext:value-type="date">
            <text:p>11/11/1902</text:p>
          </table:table-cell>
          <table:table-cell office:value-type="date" office:date-value="1900-07-13" calcext:value-type="date">
            <text:p>7/13/1900</text:p>
          </table:table-cell>
          <table:table-cell table:number-columns-repeated="2" office:value-type="date" office:date-value="1902-04-30" calcext:value-type="date">
            <text:p>4/30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4-18" calcext:value-type="date">
            <text:p>4/1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10-19" calcext:value-type="date">
            <text:p>10/19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ZEMM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MELE</text:p>
          </table:table-cell>
          <table:table-cell office:value-type="date" office:date-value="1900-09-12" calcext:value-type="date">
            <text:p>9/12/1900</text:p>
          </table:table-cell>
          <table:table-cell office:value-type="string" calcext:value-type="string">
            <text:p>HIDA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JADO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PECR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5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2-05" calcext:value-type="date">
            <text:p>2/5/1903</text:p>
          </table:table-cell>
          <table:table-cell office:value-type="date" office:date-value="1900-08-19" calcext:value-type="date">
            <text:p>8/19/1900</text:p>
          </table:table-cell>
          <table:table-cell table:number-columns-repeated="2" office:value-type="date" office:date-value="1902-06-18" calcext:value-type="date">
            <text:p>6/18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6-09" calcext:value-type="date">
            <text:p>6/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8-10" calcext:value-type="date">
            <text:p>8/10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ZEMM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MELE</text:p>
          </table:table-cell>
          <table:table-cell office:value-type="date" office:date-value="1901-01-16" calcext:value-type="date">
            <text:p>1/16/1901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3-30" calcext:value-type="date">
            <text:p>3/30/1900</text:p>
          </table:table-cell>
          <table:table-cell office:value-type="string" calcext:value-type="string">
            <text:p>PECR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4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3-13" calcext:value-type="date">
            <text:p>3/13/1902</text:p>
          </table:table-cell>
          <table:table-cell office:value-type="date" office:date-value="1900-08-08" calcext:value-type="date">
            <text:p>8/8/1900</text:p>
          </table:table-cell>
          <table:table-cell table:number-columns-repeated="2" office:value-type="date" office:date-value="1901-08-04" calcext:value-type="date">
            <text:p>8/4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1-07-22" calcext:value-type="date">
            <text:p>7/2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5-03" calcext:value-type="date">
            <text:p>5/3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ZEMM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ELE</text:p>
          </table:table-cell>
          <table:table-cell office:value-type="date" office:date-value="1900-08-26" calcext:value-type="date">
            <text:p>8/26/1900</text:p>
          </table:table-cell>
          <table:table-cell office:value-type="string" calcext:value-type="string">
            <text:p>HID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JADO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ECR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5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9-27" calcext:value-type="date">
            <text:p>9/27/1902</text:p>
          </table:table-cell>
          <table:table-cell office:value-type="date" office:date-value="1900-07-22" calcext:value-type="date">
            <text:p>7/22/1900</text:p>
          </table:table-cell>
          <table:table-cell table:number-columns-repeated="2" office:value-type="date" office:date-value="1902-03-07" calcext:value-type="date">
            <text:p>3/7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2-22" calcext:value-type="date">
            <text:p>2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MACR</text:p>
          </table:table-cell>
          <table:table-cell office:value-type="date" office:date-value="1900-07-14" calcext:value-type="date">
            <text:p>7/14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ZEMM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MELE</text:p>
          </table:table-cell>
          <table:table-cell office:value-type="date" office:date-value="1900-10-17" calcext:value-type="date">
            <text:p>10/17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PECR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6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3-01-13" calcext:value-type="date">
            <text:p>1/13/1903</text:p>
          </table:table-cell>
          <table:table-cell office:value-type="date" office:date-value="1900-08-22" calcext:value-type="date">
            <text:p>8/22/1900</text:p>
          </table:table-cell>
          <table:table-cell table:number-columns-repeated="2" office:value-type="date" office:date-value="1902-05-23" calcext:value-type="date">
            <text:p>5/23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5-04" calcext:value-type="date">
            <text:p>5/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ACR</text:p>
          </table:table-cell>
          <table:table-cell office:value-type="date" office:date-value="1900-08-01" calcext:value-type="date">
            <text:p>8/1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1-01-02" calcext:value-type="date">
            <text:p>1/2/1901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4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1-12-02" calcext:value-type="date">
            <text:p>12/2/1901</text:p>
          </table:table-cell>
          <table:table-cell office:value-type="date" office:date-value="1900-08-18" calcext:value-type="date">
            <text:p>8/18/1900</text:p>
          </table:table-cell>
          <table:table-cell table:number-columns-repeated="2" office:value-type="date" office:date-value="1901-04-15" calcext:value-type="date">
            <text:p>4/15/1901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4-05" calcext:value-type="date">
            <text:p>4/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ZEMM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ELE</text:p>
          </table:table-cell>
          <table:table-cell office:value-type="date" office:date-value="1900-08-22" calcext:value-type="date">
            <text:p>8/22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ECR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3-23" calcext:value-type="date">
            <text:p>3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1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3-01-20" calcext:value-type="date">
            <text:p>1/20/1903</text:p>
          </table:table-cell>
          <table:table-cell office:value-type="date" office:date-value="1900-10-28" calcext:value-type="date">
            <text:p>10/28/1900</text:p>
          </table:table-cell>
          <table:table-cell table:number-columns-repeated="2" office:value-type="date" office:date-value="1902-03-24" calcext:value-type="date">
            <text:p>3/24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3-11" calcext:value-type="date">
            <text:p>3/1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6-16" calcext:value-type="date">
            <text:p>6/16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ZEMM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MELE</text:p>
          </table:table-cell>
          <table:table-cell office:value-type="date" office:date-value="1901-01-24" calcext:value-type="date">
            <text:p>1/24/1901</text:p>
          </table:table-cell>
          <table:table-cell office:value-type="string" calcext:value-type="string">
            <text:p>HIDA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JADO</text:p>
          </table:table-cell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3-25" calcext:value-type="date">
            <text:p>3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2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7-23" calcext:value-type="date">
            <text:p>7/23/1902</text:p>
          </table:table-cell>
          <table:table-cell office:value-type="date" office:date-value="1900-06-04" calcext:value-type="date">
            <text:p>6/4/1900</text:p>
          </table:table-cell>
          <table:table-cell table:number-columns-repeated="2" office:value-type="date" office:date-value="1902-02-17" calcext:value-type="date">
            <text:p>2/17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2-01" calcext:value-type="date">
            <text:p>2/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8-10" calcext:value-type="date">
            <text:p>8/10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09-26" calcext:value-type="date">
            <text:p>9/26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4-01" calcext:value-type="date">
            <text:p>4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8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1-12-07" calcext:value-type="date">
            <text:p>12/7/1901</text:p>
          </table:table-cell>
          <table:table-cell office:value-type="date" office:date-value="1900-06-14" calcext:value-type="date">
            <text:p>6/14/1900</text:p>
          </table:table-cell>
          <table:table-cell table:number-columns-repeated="2" office:value-type="date" office:date-value="1901-06-24" calcext:value-type="date">
            <text:p>6/24/1901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6-12" calcext:value-type="date">
            <text:p>6/1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5-11" calcext:value-type="date">
            <text:p>5/11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06-28" calcext:value-type="date">
            <text:p>6/28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ECR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4-04" calcext:value-type="date">
            <text:p>4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1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3-03" calcext:value-type="date">
            <text:p>3/3/1902</text:p>
          </table:table-cell>
          <table:table-cell office:value-type="date" office:date-value="1900-10-20" calcext:value-type="date">
            <text:p>10/20/1900</text:p>
          </table:table-cell>
          <table:table-cell table:number-columns-repeated="2" office:value-type="date" office:date-value="1901-05-13" calcext:value-type="date">
            <text:p>5/13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5-03" calcext:value-type="date">
            <text:p>5/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ZEMM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MELE</text:p>
          </table:table-cell>
          <table:table-cell office:value-type="date" office:date-value="1900-09-21" calcext:value-type="date">
            <text:p>9/21/1900</text:p>
          </table:table-cell>
          <table:table-cell office:value-type="string" calcext:value-type="string">
            <text:p>HIDA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JADO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PECR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4-08" calcext:value-type="date">
            <text:p>4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5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4-17" calcext:value-type="date">
            <text:p>4/17/1902</text:p>
          </table:table-cell>
          <table:table-cell office:value-type="date" office:date-value="1900-11-16" calcext:value-type="date">
            <text:p>11/16/1900</text:p>
          </table:table-cell>
          <table:table-cell table:number-columns-repeated="2" office:value-type="date" office:date-value="1901-05-31" calcext:value-type="date">
            <text:p>5/31/1901</text:p>
          </table:table-cell>
          <table:table-cell table:number-columns-repeated="2" office:value-type="date" office:date-value="1900-01-01" calcext:value-type="date">
            <text:p>1/1/1900</text:p>
          </table:table-cell>
          <table:table-cell office:value-type="date" office:date-value="1901-05-27" calcext:value-type="date">
            <text:p>5/27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ROUS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MACR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ZEMM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MELE</text:p>
          </table:table-cell>
          <table:table-cell office:value-type="date" office:date-value="1900-10-26" calcext:value-type="date">
            <text:p>10/26/1900</text:p>
          </table:table-cell>
          <table:table-cell office:value-type="string" calcext:value-type="string">
            <text:p>HIDA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JADO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ECR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4-09" calcext:value-type="date">
            <text:p>4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6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1-22" calcext:value-type="date">
            <text:p>1/22/1902</text:p>
          </table:table-cell>
          <table:table-cell office:value-type="date" office:date-value="1900-06-12" calcext:value-type="date">
            <text:p>6/12/1900</text:p>
          </table:table-cell>
          <table:table-cell table:number-columns-repeated="2" office:value-type="date" office:date-value="1901-08-11" calcext:value-type="date">
            <text:p>8/11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8-07" calcext:value-type="date">
            <text:p>8/7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5-26" calcext:value-type="date">
            <text:p>5/26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ZEMM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ELE</text:p>
          </table:table-cell>
          <table:table-cell office:value-type="date" office:date-value="1900-08-13" calcext:value-type="date">
            <text:p>8/13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4-12" calcext:value-type="date">
            <text:p>4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9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7-05" calcext:value-type="date">
            <text:p>7/5/1903</text:p>
          </table:table-cell>
          <table:table-cell office:value-type="date" office:date-value="1901-05-03" calcext:value-type="date">
            <text:p>5/3/1901</text:p>
          </table:table-cell>
          <table:table-cell table:number-columns-repeated="2" office:value-type="date" office:date-value="1902-03-03" calcext:value-type="date">
            <text:p>3/3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2-19" calcext:value-type="date">
            <text:p>2/1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ACR</text:p>
          </table:table-cell>
          <table:table-cell office:value-type="date" office:date-value="1900-05-31" calcext:value-type="date">
            <text:p>5/31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ZEMM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ELE</text:p>
          </table:table-cell>
          <table:table-cell office:value-type="date" office:date-value="1901-02-28" calcext:value-type="date">
            <text:p>2/28/1901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4-13" calcext:value-type="date">
            <text:p>4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0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12-18" calcext:value-type="date">
            <text:p>12/18/1901</text:p>
          </table:table-cell>
          <table:table-cell office:value-type="date" office:date-value="1900-08-28" calcext:value-type="date">
            <text:p>8/28/1900</text:p>
          </table:table-cell>
          <table:table-cell table:number-columns-repeated="2" office:value-type="date" office:date-value="1901-04-21" calcext:value-type="date">
            <text:p>4/21/1901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4-05" calcext:value-type="date">
            <text:p>4/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ZEMM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ELE</text:p>
          </table:table-cell>
          <table:table-cell office:value-type="date" office:date-value="1900-09-22" calcext:value-type="date">
            <text:p>9/22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PECR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4-14" calcext:value-type="date">
            <text:p>4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1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10-30" calcext:value-type="date">
            <text:p>10/30/1901</text:p>
          </table:table-cell>
          <table:table-cell office:value-type="date" office:date-value="1900-10-24" calcext:value-type="date">
            <text:p>10/24/1900</text:p>
          </table:table-cell>
          <table:table-cell table:number-columns-repeated="2" office:value-type="date" office:date-value="1901-01-05" calcext:value-type="date">
            <text:p>1/5/1901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12-29" calcext:value-type="date">
            <text:p>12/29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MACR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LAS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LEPE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ZEMM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MELE</text:p>
          </table:table-cell>
          <table:table-cell office:value-type="date" office:date-value="1900-10-01" calcext:value-type="date">
            <text:p>10/1/1900</text:p>
          </table:table-cell>
          <table:table-cell office:value-type="string" calcext:value-type="string">
            <text:p>HIDA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JADO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PECR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4-19" calcext:value-type="date">
            <text:p>4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6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1-18" calcext:value-type="date">
            <text:p>1/18/1902</text:p>
          </table:table-cell>
          <table:table-cell office:value-type="date" office:date-value="1900-07-28" calcext:value-type="date">
            <text:p>7/28/1900</text:p>
          </table:table-cell>
          <table:table-cell table:number-columns-repeated="2" office:value-type="date" office:date-value="1901-06-22" calcext:value-type="date">
            <text:p>6/22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6-15" calcext:value-type="date">
            <text:p>6/1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04-11" calcext:value-type="date">
            <text:p>4/11/1900</text:p>
          </table:table-cell>
          <table:table-cell office:value-type="string" calcext:value-type="string">
            <text:p>LAS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LEPE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ZEMM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ELE</text:p>
          </table:table-cell>
          <table:table-cell office:value-type="date" office:date-value="1900-09-30" calcext:value-type="date">
            <text:p>9/30/1900</text:p>
          </table:table-cell>
          <table:table-cell office:value-type="string" calcext:value-type="string">
            <text:p>HIDA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JADO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ECR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4-29" calcext:value-type="date">
            <text:p>4/2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5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2-26" calcext:value-type="date">
            <text:p>2/26/1903</text:p>
          </table:table-cell>
          <table:table-cell office:value-type="date" office:date-value="1900-07-25" calcext:value-type="date">
            <text:p>7/25/1900</text:p>
          </table:table-cell>
          <table:table-cell table:number-columns-repeated="2" office:value-type="date" office:date-value="1902-08-03" calcext:value-type="date">
            <text:p>8/3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7-21" calcext:value-type="date">
            <text:p>7/2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ROU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MACR</text:p>
          </table:table-cell>
          <table:table-cell office:value-type="date" office:date-value="1900-09-05" calcext:value-type="date">
            <text:p>9/5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ZEMM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MELE</text:p>
          </table:table-cell>
          <table:table-cell office:value-type="date" office:date-value="1901-01-24" calcext:value-type="date">
            <text:p>1/24/1901</text:p>
          </table:table-cell>
          <table:table-cell office:value-type="string" calcext:value-type="string">
            <text:p>HIDA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5-02" calcext:value-type="date">
            <text:p>5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8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1-19" calcext:value-type="date">
            <text:p>11/19/1902</text:p>
          </table:table-cell>
          <table:table-cell office:value-type="date" office:date-value="1900-07-12" calcext:value-type="date">
            <text:p>7/12/1900</text:p>
          </table:table-cell>
          <table:table-cell office:value-type="date" office:date-value="1902-05-09" calcext:value-type="date">
            <text:p>5/9/1902</text:p>
          </table:table-cell>
          <table:table-cell office:value-type="date" office:date-value="1902-05-08" calcext:value-type="date">
            <text:p>5/8/1902</text:p>
          </table:table-cell>
          <table:table-cell office:value-type="date" office:date-value="1900-01-14" calcext:value-type="date">
            <text:p>1/14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4-21" calcext:value-type="date">
            <text:p>4/2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MACR</text:p>
          </table:table-cell>
          <table:table-cell office:value-type="date" office:date-value="1900-07-06" calcext:value-type="date">
            <text:p>7/6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11-23" calcext:value-type="date">
            <text:p>11/23/1900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4-01" calcext:value-type="date">
            <text:p>4/1/1900</text:p>
          </table:table-cell>
          <table:table-cell office:value-type="string" calcext:value-type="string">
            <text:p>PECR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5-07" calcext:value-type="date">
            <text:p>5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3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1-08" calcext:value-type="date">
            <text:p>1/8/1903</text:p>
          </table:table-cell>
          <table:table-cell office:value-type="date" office:date-value="1900-08-24" calcext:value-type="date">
            <text:p>8/24/1900</text:p>
          </table:table-cell>
          <table:table-cell office:value-type="date" office:date-value="1902-05-16" calcext:value-type="date">
            <text:p>5/16/1902</text:p>
          </table:table-cell>
          <table:table-cell office:value-type="date" office:date-value="1902-05-15" calcext:value-type="date">
            <text:p>5/15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5-05" calcext:value-type="date">
            <text:p>5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7-18" calcext:value-type="date">
            <text:p>7/18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30" calcext:value-type="date">
            <text:p>3/30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12-11" calcext:value-type="date">
            <text:p>12/11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5-08" calcext:value-type="date">
            <text:p>5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4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2-05" calcext:value-type="date">
            <text:p>12/5/1902</text:p>
          </table:table-cell>
          <table:table-cell office:value-type="date" office:date-value="1900-10-04" calcext:value-type="date">
            <text:p>10/4/1900</text:p>
          </table:table-cell>
          <table:table-cell table:number-columns-repeated="2" office:value-type="date" office:date-value="1902-03-02" calcext:value-type="date">
            <text:p>3/2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2-15" calcext:value-type="date">
            <text:p>2/1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5-16" calcext:value-type="date">
            <text:p>5/16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ZEMM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MELE</text:p>
          </table:table-cell>
          <table:table-cell office:value-type="date" office:date-value="1901-01-24" calcext:value-type="date">
            <text:p>1/24/1901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PECR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5-14" calcext:value-type="date">
            <text:p>5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0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5-04-03" calcext:value-type="date">
            <text:p>4/3/1905</text:p>
          </table:table-cell>
          <table:table-cell office:value-type="date" office:date-value="1901-02-19" calcext:value-type="date">
            <text:p>2/19/1901</text:p>
          </table:table-cell>
          <table:table-cell table:number-columns-repeated="2" office:value-type="date" office:date-value="1904-02-12" calcext:value-type="date">
            <text:p>2/12/1904</text:p>
          </table:table-cell>
          <table:table-cell office:value-type="date" office:date-value="1900-01-18" calcext:value-type="date">
            <text:p>1/18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4-01-18" calcext:value-type="date">
            <text:p>1/18/1904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ROU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MACR</text:p>
          </table:table-cell>
          <table:table-cell office:value-type="date" office:date-value="1900-12-04" calcext:value-type="date">
            <text:p>12/4/1900</text:p>
          </table:table-cell>
          <table:table-cell office:value-type="string" calcext:value-type="string">
            <text:p>LASS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LEPE</text:p>
          </table:table-cell>
          <table:table-cell office:value-type="date" office:date-value="1900-06-05" calcext:value-type="date">
            <text:p>6/5/1900</text:p>
          </table:table-cell>
          <table:table-cell office:value-type="string" calcext:value-type="string">
            <text:p>ZEMM</text:p>
          </table:table-cell>
          <table:table-cell office:value-type="date" office:date-value="1900-03-26" calcext:value-type="date">
            <text:p>3/26/1900</text:p>
          </table:table-cell>
          <table:table-cell office:value-type="string" calcext:value-type="string">
            <text:p>MELE</text:p>
          </table:table-cell>
          <table:table-cell office:value-type="date" office:date-value="1901-08-17" calcext:value-type="date">
            <text:p>8/17/1901</text:p>
          </table:table-cell>
          <table:table-cell office:value-type="string" calcext:value-type="string">
            <text:p>HIDA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JADO</text:p>
          </table:table-cell>
          <table:table-cell office:value-type="date" office:date-value="1900-04-21" calcext:value-type="date">
            <text:p>4/21/1900</text:p>
          </table:table-cell>
          <table:table-cell office:value-type="string" calcext:value-type="string">
            <text:p>PECR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OUT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DUPO</text:p>
          </table:table-cell>
          <table:table-cell office:value-type="date" office:date-value="1900-01-16" calcext:value-type="date">
            <text:p>1/16/1900</text:p>
          </table:table-cell>
        </table:table-row>
        <table:table-row table:style-name="ro1">
          <table:table-cell office:value-type="date" office:date-value="1900-05-26" calcext:value-type="date">
            <text:p>5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2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9-04" calcext:value-type="date">
            <text:p>9/4/1902</text:p>
          </table:table-cell>
          <table:table-cell office:value-type="date" office:date-value="1900-06-13" calcext:value-type="date">
            <text:p>6/13/1900</text:p>
          </table:table-cell>
          <table:table-cell table:number-columns-repeated="2" office:value-type="date" office:date-value="1902-03-23" calcext:value-type="date">
            <text:p>3/23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3-14" calcext:value-type="date">
            <text:p>3/1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8-15" calcext:value-type="date">
            <text:p>8/15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ZEMM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MELE</text:p>
          </table:table-cell>
          <table:table-cell office:value-type="date" office:date-value="1900-10-05" calcext:value-type="date">
            <text:p>10/5/1900</text:p>
          </table:table-cell>
          <table:table-cell office:value-type="string" calcext:value-type="string">
            <text:p>HIDA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JADO</text:p>
          </table:table-cell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PECR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5-28" calcext:value-type="date">
            <text:p>5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4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6-20" calcext:value-type="date">
            <text:p>6/20/1902</text:p>
          </table:table-cell>
          <table:table-cell office:value-type="date" office:date-value="1900-06-21" calcext:value-type="date">
            <text:p>6/21/1900</text:p>
          </table:table-cell>
          <table:table-cell table:number-columns-repeated="2" office:value-type="date" office:date-value="1901-12-29" calcext:value-type="date">
            <text:p>12/29/1901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2-16" calcext:value-type="date">
            <text:p>12/1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7-31" calcext:value-type="date">
            <text:p>7/31/1900</text:p>
          </table:table-cell>
          <table:table-cell office:value-type="string" calcext:value-type="string">
            <text:p>LASS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LEPE</text:p>
          </table:table-cell>
          <table:table-cell office:value-type="date" office:date-value="1900-04-08" calcext:value-type="date">
            <text:p>4/8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07-23" calcext:value-type="date">
            <text:p>7/23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6-10" calcext:value-type="date">
            <text:p>6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7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1-14" calcext:value-type="date">
            <text:p>1/14/1903</text:p>
          </table:table-cell>
          <table:table-cell office:value-type="date" office:date-value="1900-07-30" calcext:value-type="date">
            <text:p>7/30/1900</text:p>
          </table:table-cell>
          <table:table-cell table:number-columns-repeated="2" office:value-type="date" office:date-value="1902-06-16" calcext:value-type="date">
            <text:p>6/16/1902</text:p>
          </table:table-cell>
          <table:table-cell office:value-type="date" office:date-value="1900-01-17" calcext:value-type="date">
            <text:p>1/17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5-25" calcext:value-type="date">
            <text:p>5/2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8-15" calcext:value-type="date">
            <text:p>8/15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ZEMM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MELE</text:p>
          </table:table-cell>
          <table:table-cell office:value-type="date" office:date-value="1900-12-02" calcext:value-type="date">
            <text:p>12/2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6-17" calcext:value-type="date">
            <text:p>6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4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1-08-11" calcext:value-type="date">
            <text:p>8/11/1901</text:p>
          </table:table-cell>
          <table:table-cell office:value-type="date" office:date-value="1900-06-09" calcext:value-type="date">
            <text:p>6/9/1900</text:p>
          </table:table-cell>
          <table:table-cell table:number-columns-repeated="2" office:value-type="date" office:date-value="1901-03-03" calcext:value-type="date">
            <text:p>3/3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1-02-21" calcext:value-type="date">
            <text:p>2/2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ZEMM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ELE</text:p>
          </table:table-cell>
          <table:table-cell office:value-type="date" office:date-value="1900-06-20" calcext:value-type="date">
            <text:p>6/20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6-24" calcext:value-type="date">
            <text:p>6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1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1-18" calcext:value-type="date">
            <text:p>11/18/1902</text:p>
          </table:table-cell>
          <table:table-cell office:value-type="date" office:date-value="1900-08-14" calcext:value-type="date">
            <text:p>8/14/1900</text:p>
          </table:table-cell>
          <table:table-cell table:number-columns-repeated="2" office:value-type="date" office:date-value="1902-04-05" calcext:value-type="date">
            <text:p>4/5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3-24" calcext:value-type="date">
            <text:p>3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8-27" calcext:value-type="date">
            <text:p>8/27/1900</text:p>
          </table:table-cell>
          <table:table-cell office:value-type="string" calcext:value-type="string">
            <text:p>LAS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LEPE</text:p>
          </table:table-cell>
          <table:table-cell office:value-type="date" office:date-value="1900-03-31" calcext:value-type="date">
            <text:p>3/31/1900</text:p>
          </table:table-cell>
          <table:table-cell office:value-type="string" calcext:value-type="string">
            <text:p>ZEMM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MELE</text:p>
          </table:table-cell>
          <table:table-cell office:value-type="date" office:date-value="1900-08-29" calcext:value-type="date">
            <text:p>8/29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PECR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6-26" calcext:value-type="date">
            <text:p>6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3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8-20" calcext:value-type="date">
            <text:p>8/20/1902</text:p>
          </table:table-cell>
          <table:table-cell office:value-type="date" office:date-value="1900-06-24" calcext:value-type="date">
            <text:p>6/24/1900</text:p>
          </table:table-cell>
          <table:table-cell table:number-columns-repeated="2" office:value-type="date" office:date-value="1902-02-25" calcext:value-type="date">
            <text:p>2/25/1902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2-20" calcext:value-type="date">
            <text:p>2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8-25" calcext:value-type="date">
            <text:p>8/25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09-20" calcext:value-type="date">
            <text:p>9/20/1900</text:p>
          </table:table-cell>
          <table:table-cell office:value-type="string" calcext:value-type="string">
            <text:p>HID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JADO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6-29" calcext:value-type="date">
            <text:p>6/2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6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7-07" calcext:value-type="date">
            <text:p>7/7/1902</text:p>
          </table:table-cell>
          <table:table-cell office:value-type="date" office:date-value="1900-08-09" calcext:value-type="date">
            <text:p>8/9/1900</text:p>
          </table:table-cell>
          <table:table-cell office:value-type="date" office:date-value="1901-11-27" calcext:value-type="date">
            <text:p>11/27/1901</text:p>
          </table:table-cell>
          <table:table-cell office:value-type="date" office:date-value="1901-11-28" calcext:value-type="date">
            <text:p>11/28/1901</text:p>
          </table:table-cell>
          <table:table-cell table:number-columns-repeated="2" office:value-type="date" office:date-value="1900-01-06" calcext:value-type="date">
            <text:p>1/6/1900</text:p>
          </table:table-cell>
          <table:table-cell office:value-type="date" office:date-value="1901-11-13" calcext:value-type="date">
            <text:p>11/1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MACR</text:p>
          </table:table-cell>
          <table:table-cell office:value-type="date" office:date-value="1900-06-07" calcext:value-type="date">
            <text:p>6/7/1900</text:p>
          </table:table-cell>
          <table:table-cell office:value-type="string" calcext:value-type="string">
            <text:p>LAS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LEPE</text:p>
          </table:table-cell>
          <table:table-cell office:value-type="date" office:date-value="1900-03-31" calcext:value-type="date">
            <text:p>3/31/1900</text:p>
          </table:table-cell>
          <table:table-cell office:value-type="string" calcext:value-type="string">
            <text:p>ZEMM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MELE</text:p>
          </table:table-cell>
          <table:table-cell office:value-type="date" office:date-value="1900-09-04" calcext:value-type="date">
            <text:p>9/4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PECR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6-30" calcext:value-type="date">
            <text:p>6/3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7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1-21" calcext:value-type="date">
            <text:p>11/21/1902</text:p>
          </table:table-cell>
          <table:table-cell office:value-type="date" office:date-value="1900-08-30" calcext:value-type="date">
            <text:p>8/30/1900</text:p>
          </table:table-cell>
          <table:table-cell office:value-type="date" office:date-value="1902-03-23" calcext:value-type="date">
            <text:p>3/23/1902</text:p>
          </table:table-cell>
          <table:table-cell office:value-type="date" office:date-value="1902-03-22" calcext:value-type="date">
            <text:p>3/22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3-04" calcext:value-type="date">
            <text:p>3/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MACR</text:p>
          </table:table-cell>
          <table:table-cell office:value-type="date" office:date-value="1900-06-25" calcext:value-type="date">
            <text:p>6/25/1900</text:p>
          </table:table-cell>
          <table:table-cell office:value-type="string" calcext:value-type="string">
            <text:p>LASS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LEPE</text:p>
          </table:table-cell>
          <table:table-cell office:value-type="date" office:date-value="1900-04-17" calcext:value-type="date">
            <text:p>4/17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0-01" calcext:value-type="date">
            <text:p>10/1/1900</text:p>
          </table:table-cell>
          <table:table-cell office:value-type="string" calcext:value-type="string">
            <text:p>HID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JADO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PECR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7-03" calcext:value-type="date">
            <text:p>7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0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8-19" calcext:value-type="date">
            <text:p>8/19/1902</text:p>
          </table:table-cell>
          <table:table-cell office:value-type="date" office:date-value="1900-07-30" calcext:value-type="date">
            <text:p>7/30/1900</text:p>
          </table:table-cell>
          <table:table-cell table:number-columns-repeated="2" office:value-type="date" office:date-value="1902-01-19" calcext:value-type="date">
            <text:p>1/19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1-07" calcext:value-type="date">
            <text:p>1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8-06" calcext:value-type="date">
            <text:p>8/6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10-11" calcext:value-type="date">
            <text:p>10/11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7-04" calcext:value-type="date">
            <text:p>7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1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6-30" calcext:value-type="date">
            <text:p>6/30/1902</text:p>
          </table:table-cell>
          <table:table-cell office:value-type="date" office:date-value="1900-06-28" calcext:value-type="date">
            <text:p>6/28/1900</text:p>
          </table:table-cell>
          <table:table-cell table:number-columns-repeated="2" office:value-type="date" office:date-value="1902-01-01" calcext:value-type="date">
            <text:p>1/1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12-20" calcext:value-type="date">
            <text:p>12/2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6-15" calcext:value-type="date">
            <text:p>6/15/1900</text:p>
          </table:table-cell>
          <table:table-cell office:value-type="string" calcext:value-type="string">
            <text:p>LAS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LEPE</text:p>
          </table:table-cell>
          <table:table-cell office:value-type="date" office:date-value="1900-03-19" calcext:value-type="date">
            <text:p>3/19/1900</text:p>
          </table:table-cell>
          <table:table-cell office:value-type="string" calcext:value-type="string">
            <text:p>ZEMM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MELE</text:p>
          </table:table-cell>
          <table:table-cell office:value-type="date" office:date-value="1900-10-27" calcext:value-type="date">
            <text:p>10/27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ECR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7-06" calcext:value-type="date">
            <text:p>7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182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2-01" calcext:value-type="date">
            <text:p>2/1/1903</text:p>
          </table:table-cell>
          <table:table-cell office:value-type="date" office:date-value="1900-09-23" calcext:value-type="date">
            <text:p>9/23/1900</text:p>
          </table:table-cell>
          <table:table-cell table:number-columns-repeated="2" office:value-type="date" office:date-value="1902-05-10" calcext:value-type="date">
            <text:p>5/10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4-26" calcext:value-type="date">
            <text:p>4/2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ACR</text:p>
          </table:table-cell>
          <table:table-cell office:value-type="date" office:date-value="1900-07-09" calcext:value-type="date">
            <text:p>7/9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4-18" calcext:value-type="date">
            <text:p>4/18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0-12-02" calcext:value-type="date">
            <text:p>12/2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PECR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7-09" calcext:value-type="date">
            <text:p>7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5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10-16" calcext:value-type="date">
            <text:p>10/16/1903</text:p>
          </table:table-cell>
          <table:table-cell office:value-type="date" office:date-value="1900-11-23" calcext:value-type="date">
            <text:p>11/23/1900</text:p>
          </table:table-cell>
          <table:table-cell table:number-columns-repeated="2" office:value-type="date" office:date-value="1902-11-22" calcext:value-type="date">
            <text:p>11/22/1902</text:p>
          </table:table-cell>
          <table:table-cell office:value-type="date" office:date-value="1900-01-18" calcext:value-type="date">
            <text:p>1/18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10-31" calcext:value-type="date">
            <text:p>10/3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9-23" calcext:value-type="date">
            <text:p>9/23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7-07" calcext:value-type="date">
            <text:p>7/7/1900</text:p>
          </table:table-cell>
          <table:table-cell office:value-type="string" calcext:value-type="string">
            <text:p>ZEMM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MELE</text:p>
          </table:table-cell>
          <table:table-cell office:value-type="date" office:date-value="1900-11-15" calcext:value-type="date">
            <text:p>11/15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7-19" calcext:value-type="date">
            <text:p>7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3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6-01" calcext:value-type="date">
            <text:p>6/1/1903</text:p>
          </table:table-cell>
          <table:table-cell office:value-type="date" office:date-value="1900-11-27" calcext:value-type="date">
            <text:p>11/27/1900</text:p>
          </table:table-cell>
          <table:table-cell office:value-type="date" office:date-value="1902-07-04" calcext:value-type="date">
            <text:p>7/4/1902</text:p>
          </table:table-cell>
          <table:table-cell office:value-type="date" office:date-value="1902-07-03" calcext:value-type="date">
            <text:p>7/3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6-22" calcext:value-type="date">
            <text:p>6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7-21" calcext:value-type="date">
            <text:p>7/21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5-21" calcext:value-type="date">
            <text:p>5/21/1900</text:p>
          </table:table-cell>
          <table:table-cell office:value-type="string" calcext:value-type="string">
            <text:p>ZEMM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MELE</text:p>
          </table:table-cell>
          <table:table-cell office:value-type="date" office:date-value="1900-11-29" calcext:value-type="date">
            <text:p>11/29/1900</text:p>
          </table:table-cell>
          <table:table-cell office:value-type="string" calcext:value-type="string">
            <text:p>HIDA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JADO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PECR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7-25" calcext:value-type="date">
            <text:p>7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198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3-16" calcext:value-type="date">
            <text:p>3/16/1903</text:p>
          </table:table-cell>
          <table:table-cell office:value-type="date" office:date-value="1900-11-25" calcext:value-type="date">
            <text:p>11/25/1900</text:p>
          </table:table-cell>
          <table:table-cell table:number-columns-repeated="2" office:value-type="date" office:date-value="1902-04-20" calcext:value-type="date">
            <text:p>4/20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4-05" calcext:value-type="date">
            <text:p>4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8-08" calcext:value-type="date">
            <text:p>8/8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5-06" calcext:value-type="date">
            <text:p>5/6/1900</text:p>
          </table:table-cell>
          <table:table-cell office:value-type="string" calcext:value-type="string">
            <text:p>ZEMM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MELE</text:p>
          </table:table-cell>
          <table:table-cell office:value-type="date" office:date-value="1900-09-14" calcext:value-type="date">
            <text:p>9/14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7-26" calcext:value-type="date">
            <text:p>7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9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6-07" calcext:value-type="date">
            <text:p>6/7/1903</text:p>
          </table:table-cell>
          <table:table-cell office:value-type="date" office:date-value="1900-09-16" calcext:value-type="date">
            <text:p>9/16/1900</text:p>
          </table:table-cell>
          <table:table-cell table:number-columns-repeated="2" office:value-type="date" office:date-value="1902-09-20" calcext:value-type="date">
            <text:p>9/20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9-08" calcext:value-type="date">
            <text:p>9/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8-01" calcext:value-type="date">
            <text:p>8/1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4-24" calcext:value-type="date">
            <text:p>4/24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1-02-08" calcext:value-type="date">
            <text:p>2/8/1901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14" calcext:value-type="date">
            <text:p>3/14/1900</text:p>
          </table:table-cell>
          <table:table-cell office:value-type="string" calcext:value-type="string">
            <text:p>PECR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21" calcext:value-type="date">
            <text:p>1/21/1900</text:p>
          </table:table-cell>
        </table:table-row>
        <table:table-row table:style-name="ro1">
          <table:table-cell office:value-type="date" office:date-value="1900-08-08" calcext:value-type="date">
            <text:p>8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2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5-11" calcext:value-type="date">
            <text:p>5/11/1903</text:p>
          </table:table-cell>
          <table:table-cell office:value-type="date" office:date-value="1900-10-03" calcext:value-type="date">
            <text:p>10/3/1900</text:p>
          </table:table-cell>
          <table:table-cell table:number-columns-repeated="2" office:value-type="date" office:date-value="1902-08-07" calcext:value-type="date">
            <text:p>8/7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7-21" calcext:value-type="date">
            <text:p>7/2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9-02" calcext:value-type="date">
            <text:p>9/2/1900</text:p>
          </table:table-cell>
          <table:table-cell office:value-type="string" calcext:value-type="string">
            <text:p>LAS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LEPE</text:p>
          </table:table-cell>
          <table:table-cell office:value-type="date" office:date-value="1900-04-18" calcext:value-type="date">
            <text:p>4/18/1900</text:p>
          </table:table-cell>
          <table:table-cell office:value-type="string" calcext:value-type="string">
            <text:p>ZEMM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MELE</text:p>
          </table:table-cell>
          <table:table-cell office:value-type="date" office:date-value="1900-11-08" calcext:value-type="date">
            <text:p>11/8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PECR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8-09" calcext:value-type="date">
            <text:p>8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3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2-08" calcext:value-type="date">
            <text:p>12/8/1902</text:p>
          </table:table-cell>
          <table:table-cell office:value-type="date" office:date-value="1900-08-31" calcext:value-type="date">
            <text:p>8/31/1900</text:p>
          </table:table-cell>
          <table:table-cell table:number-columns-repeated="2" office:value-type="date" office:date-value="1902-04-08" calcext:value-type="date">
            <text:p>4/8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3-24" calcext:value-type="date">
            <text:p>3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08-30" calcext:value-type="date">
            <text:p>8/30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3-25" calcext:value-type="date">
            <text:p>3/25/1900</text:p>
          </table:table-cell>
          <table:table-cell office:value-type="string" calcext:value-type="string">
            <text:p>ZEMM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MELE</text:p>
          </table:table-cell>
          <table:table-cell office:value-type="date" office:date-value="1900-09-29" calcext:value-type="date">
            <text:p>9/29/1900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8-11" calcext:value-type="date">
            <text:p>8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5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2-22" calcext:value-type="date">
            <text:p>2/22/1902</text:p>
          </table:table-cell>
          <table:table-cell office:value-type="date" office:date-value="1900-08-14" calcext:value-type="date">
            <text:p>8/14/1900</text:p>
          </table:table-cell>
          <table:table-cell table:number-columns-repeated="2" office:value-type="date" office:date-value="1901-07-10" calcext:value-type="date">
            <text:p>7/10/1901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7-01" calcext:value-type="date">
            <text:p>7/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4-23" calcext:value-type="date">
            <text:p>4/23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3-29" calcext:value-type="date">
            <text:p>3/29/1900</text:p>
          </table:table-cell>
          <table:table-cell office:value-type="string" calcext:value-type="string">
            <text:p>ZEMM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MELE</text:p>
          </table:table-cell>
          <table:table-cell office:value-type="date" office:date-value="1900-07-12" calcext:value-type="date">
            <text:p>7/12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PECR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8-14" calcext:value-type="date">
            <text:p>8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8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1-31" calcext:value-type="date">
            <text:p>1/31/1902</text:p>
          </table:table-cell>
          <table:table-cell office:value-type="date" office:date-value="1900-07-05" calcext:value-type="date">
            <text:p>7/5/1900</text:p>
          </table:table-cell>
          <table:table-cell table:number-columns-repeated="2" office:value-type="date" office:date-value="1901-07-28" calcext:value-type="date">
            <text:p>7/28/1901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1-07-16" calcext:value-type="date">
            <text:p>7/1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ACR</text:p>
          </table:table-cell>
          <table:table-cell office:value-type="date" office:date-value="1900-05-01" calcext:value-type="date">
            <text:p>5/1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07-18" calcext:value-type="date">
            <text:p>7/18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8-21" calcext:value-type="date">
            <text:p>8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5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0-30" calcext:value-type="date">
            <text:p>10/30/1902</text:p>
          </table:table-cell>
          <table:table-cell office:value-type="date" office:date-value="1900-07-17" calcext:value-type="date">
            <text:p>7/17/1900</text:p>
          </table:table-cell>
          <table:table-cell table:number-columns-repeated="2" office:value-type="date" office:date-value="1902-04-14" calcext:value-type="date">
            <text:p>4/14/1902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3-29" calcext:value-type="date">
            <text:p>3/2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10-12" calcext:value-type="date">
            <text:p>10/12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ZEMM</text:p>
          </table:table-cell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MELE</text:p>
          </table:table-cell>
          <table:table-cell office:value-type="date" office:date-value="1900-07-06" calcext:value-type="date">
            <text:p>7/6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8-29" calcext:value-type="date">
            <text:p>8/2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3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8-25" calcext:value-type="date">
            <text:p>8/25/1902</text:p>
          </table:table-cell>
          <table:table-cell office:value-type="date" office:date-value="1900-06-29" calcext:value-type="date">
            <text:p>6/29/1900</text:p>
          </table:table-cell>
          <table:table-cell office:value-type="date" office:date-value="1902-02-25" calcext:value-type="date">
            <text:p>2/25/1902</text:p>
          </table:table-cell>
          <table:table-cell office:value-type="date" office:date-value="1902-02-24" calcext:value-type="date">
            <text:p>2/24/1902</text:p>
          </table:table-cell>
          <table:table-cell table:number-columns-repeated="2" office:value-type="date" office:date-value="1900-01-02" calcext:value-type="date">
            <text:p>1/2/1900</text:p>
          </table:table-cell>
          <table:table-cell office:value-type="date" office:date-value="1902-02-19" calcext:value-type="date">
            <text:p>2/1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MACR</text:p>
          </table:table-cell>
          <table:table-cell office:value-type="date" office:date-value="1900-10-16" calcext:value-type="date">
            <text:p>10/16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ZEMM</text:p>
          </table:table-cell>
          <table:table-cell office:value-type="date" office:date-value="1900-03-14" calcext:value-type="date">
            <text:p>3/14/1900</text:p>
          </table:table-cell>
          <table:table-cell office:value-type="string" calcext:value-type="string">
            <text:p>MELE</text:p>
          </table:table-cell>
          <table:table-cell office:value-type="date" office:date-value="1900-06-29" calcext:value-type="date">
            <text:p>6/29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ECR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9-06" calcext:value-type="date">
            <text:p>9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1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1-03" calcext:value-type="date">
            <text:p>11/3/1902</text:p>
          </table:table-cell>
          <table:table-cell office:value-type="date" office:date-value="1900-09-17" calcext:value-type="date">
            <text:p>9/17/1900</text:p>
          </table:table-cell>
          <table:table-cell table:number-columns-repeated="2" office:value-type="date" office:date-value="1902-02-15" calcext:value-type="date">
            <text:p>2/15/1902</text:p>
          </table:table-cell>
          <table:table-cell office:value-type="date" office:date-value="1900-01-15" calcext:value-type="date">
            <text:p>1/15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1-27" calcext:value-type="date">
            <text:p>1/2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8-28" calcext:value-type="date">
            <text:p>8/28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4-02" calcext:value-type="date">
            <text:p>4/2/1900</text:p>
          </table:table-cell>
          <table:table-cell office:value-type="string" calcext:value-type="string">
            <text:p>ZEMM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MELE</text:p>
          </table:table-cell>
          <table:table-cell office:value-type="date" office:date-value="1900-07-30" calcext:value-type="date">
            <text:p>7/30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9-16" calcext:value-type="date">
            <text:p>9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51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6-15" calcext:value-type="date">
            <text:p>6/15/1902</text:p>
          </table:table-cell>
          <table:table-cell office:value-type="date" office:date-value="1900-06-22" calcext:value-type="date">
            <text:p>6/22/1900</text:p>
          </table:table-cell>
          <table:table-cell table:number-columns-repeated="2" office:value-type="date" office:date-value="1901-12-23" calcext:value-type="date">
            <text:p>12/23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13" calcext:value-type="date">
            <text:p>12/1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8-08" calcext:value-type="date">
            <text:p>8/8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ZEMM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MELE</text:p>
          </table:table-cell>
          <table:table-cell office:value-type="date" office:date-value="1900-07-11" calcext:value-type="date">
            <text:p>7/11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PECR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9-18" calcext:value-type="date">
            <text:p>9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53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1-17" calcext:value-type="date">
            <text:p>11/17/1902</text:p>
          </table:table-cell>
          <table:table-cell office:value-type="date" office:date-value="1900-07-05" calcext:value-type="date">
            <text:p>7/5/1900</text:p>
          </table:table-cell>
          <table:table-cell table:number-columns-repeated="2" office:value-type="date" office:date-value="1902-05-14" calcext:value-type="date">
            <text:p>5/14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5-07" calcext:value-type="date">
            <text:p>5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11-22" calcext:value-type="date">
            <text:p>11/22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ZEMM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MELE</text:p>
          </table:table-cell>
          <table:table-cell office:value-type="date" office:date-value="1900-07-09" calcext:value-type="date">
            <text:p>7/9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PECR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9-20" calcext:value-type="date">
            <text:p>9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55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8-23" calcext:value-type="date">
            <text:p>8/23/1902</text:p>
          </table:table-cell>
          <table:table-cell office:value-type="date" office:date-value="1900-09-03" calcext:value-type="date">
            <text:p>9/3/1900</text:p>
          </table:table-cell>
          <table:table-cell table:number-columns-repeated="2" office:value-type="date" office:date-value="1901-12-19" calcext:value-type="date">
            <text:p>12/19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2-08" calcext:value-type="date">
            <text:p>12/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5-23" calcext:value-type="date">
            <text:p>5/23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ZEMM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ELE</text:p>
          </table:table-cell>
          <table:table-cell office:value-type="date" office:date-value="1900-11-07" calcext:value-type="date">
            <text:p>11/7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PECR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3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2-11" calcext:value-type="date">
            <text:p>2/11/1902</text:p>
          </table:table-cell>
          <table:table-cell office:value-type="date" office:date-value="1900-06-15" calcext:value-type="date">
            <text:p>6/15/1900</text:p>
          </table:table-cell>
          <table:table-cell table:number-columns-repeated="2" office:value-type="date" office:date-value="1901-08-28" calcext:value-type="date">
            <text:p>8/28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08-24" calcext:value-type="date">
            <text:p>8/24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6-14" calcext:value-type="date">
            <text:p>6/14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ZEMM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MELE</text:p>
          </table:table-cell>
          <table:table-cell office:value-type="date" office:date-value="1900-08-05" calcext:value-type="date">
            <text:p>8/5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5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4-23" calcext:value-type="date">
            <text:p>4/23/1902</text:p>
          </table:table-cell>
          <table:table-cell office:value-type="date" office:date-value="1900-06-06" calcext:value-type="date">
            <text:p>6/6/1900</text:p>
          </table:table-cell>
          <table:table-cell table:number-columns-repeated="2" office:value-type="date" office:date-value="1901-11-16" calcext:value-type="date">
            <text:p>11/16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1-09" calcext:value-type="date">
            <text:p>11/9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7-10" calcext:value-type="date">
            <text:p>7/10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ZEMM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MELE</text:p>
          </table:table-cell>
          <table:table-cell office:value-type="date" office:date-value="1900-09-25" calcext:value-type="date">
            <text:p>9/25/1900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PECR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6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6-01" calcext:value-type="date">
            <text:p>6/1/1902</text:p>
          </table:table-cell>
          <table:table-cell office:value-type="date" office:date-value="1900-06-11" calcext:value-type="date">
            <text:p>6/11/1900</text:p>
          </table:table-cell>
          <table:table-cell table:number-columns-repeated="2" office:value-type="date" office:date-value="1901-12-20" calcext:value-type="date">
            <text:p>12/20/1901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1-12-03" calcext:value-type="date">
            <text:p>12/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7-11" calcext:value-type="date">
            <text:p>7/11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09-26" calcext:value-type="date">
            <text:p>9/26/1900</text:p>
          </table:table-cell>
          <table:table-cell office:value-type="string" calcext:value-type="string">
            <text:p>HID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JADO</text:p>
          </table:table-cell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2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9-07" calcext:value-type="date">
            <text:p>9/7/1902</text:p>
          </table:table-cell>
          <table:table-cell office:value-type="date" office:date-value="1900-06-07" calcext:value-type="date">
            <text:p>6/7/1900</text:p>
          </table:table-cell>
          <table:table-cell table:number-columns-repeated="2" office:value-type="date" office:date-value="1902-04-01" calcext:value-type="date">
            <text:p>4/1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3-22" calcext:value-type="date">
            <text:p>3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9-04" calcext:value-type="date">
            <text:p>9/4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10-30" calcext:value-type="date">
            <text:p>10/30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5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7-05" calcext:value-type="date">
            <text:p>7/5/1902</text:p>
          </table:table-cell>
          <table:table-cell office:value-type="date" office:date-value="1900-07-21" calcext:value-type="date">
            <text:p>7/21/1900</text:p>
          </table:table-cell>
          <table:table-cell table:number-columns-repeated="2" office:value-type="date" office:date-value="1901-12-14" calcext:value-type="date">
            <text:p>12/14/1901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1-30" calcext:value-type="date">
            <text:p>11/3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LAS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LEPE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ZEMM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MELE</text:p>
          </table:table-cell>
          <table:table-cell office:value-type="date" office:date-value="1900-09-08" calcext:value-type="date">
            <text:p>9/8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9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3-13" calcext:value-type="date">
            <text:p>3/13/1902</text:p>
          </table:table-cell>
          <table:table-cell office:value-type="date" office:date-value="1900-05-14" calcext:value-type="date">
            <text:p>5/14/1900</text:p>
          </table:table-cell>
          <table:table-cell table:number-columns-repeated="2" office:value-type="date" office:date-value="1901-10-29" calcext:value-type="date">
            <text:p>10/29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10-20" calcext:value-type="date">
            <text:p>10/2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6-28" calcext:value-type="date">
            <text:p>6/28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ZEMM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MELE</text:p>
          </table:table-cell>
          <table:table-cell office:value-type="date" office:date-value="1900-09-24" calcext:value-type="date">
            <text:p>9/24/1900</text:p>
          </table:table-cell>
          <table:table-cell office:value-type="string" calcext:value-type="string">
            <text:p>HIDA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JADO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0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1-15" calcext:value-type="date">
            <text:p>11/15/1902</text:p>
          </table:table-cell>
          <table:table-cell office:value-type="date" office:date-value="1900-08-01" calcext:value-type="date">
            <text:p>8/1/1900</text:p>
          </table:table-cell>
          <table:table-cell table:number-columns-repeated="2" office:value-type="date" office:date-value="1902-04-15" calcext:value-type="date">
            <text:p>4/15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4-04" calcext:value-type="date">
            <text:p>4/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ACR</text:p>
          </table:table-cell>
          <table:table-cell office:value-type="date" office:date-value="1900-06-15" calcext:value-type="date">
            <text:p>6/15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12-03" calcext:value-type="date">
            <text:p>12/3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OUT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7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3-06" calcext:value-type="date">
            <text:p>3/6/1903</text:p>
          </table:table-cell>
          <table:table-cell office:value-type="date" office:date-value="1900-07-24" calcext:value-type="date">
            <text:p>7/24/1900</text:p>
          </table:table-cell>
          <table:table-cell table:number-columns-repeated="2" office:value-type="date" office:date-value="1902-08-12" calcext:value-type="date">
            <text:p>8/12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7-31" calcext:value-type="date">
            <text:p>7/3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ROU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ACR</text:p>
          </table:table-cell>
          <table:table-cell office:value-type="date" office:date-value="1900-08-06" calcext:value-type="date">
            <text:p>8/6/1900</text:p>
          </table:table-cell>
          <table:table-cell office:value-type="string" calcext:value-type="string">
            <text:p>LAS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LEPE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ZEMM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MELE</text:p>
          </table:table-cell>
          <table:table-cell office:value-type="date" office:date-value="1901-02-13" calcext:value-type="date">
            <text:p>2/13/1901</text:p>
          </table:table-cell>
          <table:table-cell office:value-type="string" calcext:value-type="string">
            <text:p>HIDA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JADO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8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9-19" calcext:value-type="date">
            <text:p>9/19/1902</text:p>
          </table:table-cell>
          <table:table-cell office:value-type="date" office:date-value="1900-08-25" calcext:value-type="date">
            <text:p>8/25/1900</text:p>
          </table:table-cell>
          <table:table-cell table:number-columns-repeated="2" office:value-type="date" office:date-value="1902-01-24" calcext:value-type="date">
            <text:p>1/24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2-01-12" calcext:value-type="date">
            <text:p>1/1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ACR</text:p>
          </table:table-cell>
          <table:table-cell office:value-type="date" office:date-value="1900-06-18" calcext:value-type="date">
            <text:p>6/18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ZEMM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MELE</text:p>
          </table:table-cell>
          <table:table-cell office:value-type="date" office:date-value="1900-10-13" calcext:value-type="date">
            <text:p>10/13/1900</text:p>
          </table:table-cell>
          <table:table-cell office:value-type="string" calcext:value-type="string">
            <text:p>HIDA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JADO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1" calcext:value-type="date">
            <text:p>1/11/1900</text:p>
          </table:table-cell>
        </table:table-row>
        <table:table-row table:style-name="ro1"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0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9-01" calcext:value-type="date">
            <text:p>9/1/1902</text:p>
          </table:table-cell>
          <table:table-cell office:value-type="date" office:date-value="1900-08-25" calcext:value-type="date">
            <text:p>8/25/1900</text:p>
          </table:table-cell>
          <table:table-cell table:number-columns-repeated="2" office:value-type="date" office:date-value="1902-01-06" calcext:value-type="date">
            <text:p>1/6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26" calcext:value-type="date">
            <text:p>12/2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6-18" calcext:value-type="date">
            <text:p>6/18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ZEMM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MELE</text:p>
          </table:table-cell>
          <table:table-cell office:value-type="date" office:date-value="1900-10-31" calcext:value-type="date">
            <text:p>10/31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PECR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7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3-10" calcext:value-type="date">
            <text:p>3/10/1902</text:p>
          </table:table-cell>
          <table:table-cell office:value-type="date" office:date-value="1900-05-31" calcext:value-type="date">
            <text:p>5/31/1900</text:p>
          </table:table-cell>
          <table:table-cell table:number-columns-repeated="2" office:value-type="date" office:date-value="1901-10-09" calcext:value-type="date">
            <text:p>10/9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0-03" calcext:value-type="date">
            <text:p>10/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ZEMM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MELE</text:p>
          </table:table-cell>
          <table:table-cell office:value-type="date" office:date-value="1900-07-31" calcext:value-type="date">
            <text:p>7/31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1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2-22" calcext:value-type="date">
            <text:p>2/22/1902</text:p>
          </table:table-cell>
          <table:table-cell office:value-type="date" office:date-value="1900-06-25" calcext:value-type="date">
            <text:p>6/25/1900</text:p>
          </table:table-cell>
          <table:table-cell table:number-columns-repeated="2" office:value-type="date" office:date-value="1901-08-29" calcext:value-type="date">
            <text:p>8/29/1901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8-16" calcext:value-type="date">
            <text:p>8/1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6-12" calcext:value-type="date">
            <text:p>6/12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3-19" calcext:value-type="date">
            <text:p>3/19/1900</text:p>
          </table:table-cell>
          <table:table-cell office:value-type="string" calcext:value-type="string">
            <text:p>ZEMM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MELE</text:p>
          </table:table-cell>
          <table:table-cell office:value-type="date" office:date-value="1900-06-18" calcext:value-type="date">
            <text:p>6/18/1900</text:p>
          </table:table-cell>
          <table:table-cell office:value-type="string" calcext:value-type="string">
            <text:p>HIDA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JADO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5" calcext:value-type="date">
            <text:p>1/15/1900</text:p>
          </table:table-cell>
        </table:table-row>
        <table:table-row table:style-name="ro1"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0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0-08" calcext:value-type="date">
            <text:p>10/8/1902</text:p>
          </table:table-cell>
          <table:table-cell office:value-type="date" office:date-value="1900-06-04" calcext:value-type="date">
            <text:p>6/4/1900</text:p>
          </table:table-cell>
          <table:table-cell table:number-columns-repeated="2" office:value-type="date" office:date-value="1902-05-05" calcext:value-type="date">
            <text:p>5/5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2-04-29" calcext:value-type="date">
            <text:p>4/2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10-13" calcext:value-type="date">
            <text:p>10/13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ZEMM</text:p>
          </table:table-cell>
          <table:table-cell office:value-type="date" office:date-value="1900-03-26" calcext:value-type="date">
            <text:p>3/26/1900</text:p>
          </table:table-cell>
          <table:table-cell office:value-type="string" calcext:value-type="string">
            <text:p>MELE</text:p>
          </table:table-cell>
          <table:table-cell office:value-type="date" office:date-value="1900-08-04" calcext:value-type="date">
            <text:p>8/4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3-23" calcext:value-type="date">
            <text:p>3/23/1900</text:p>
          </table:table-cell>
          <table:table-cell office:value-type="string" calcext:value-type="string">
            <text:p>PECR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1" calcext:value-type="date">
            <text:p>1/11/1900</text:p>
          </table:table-cell>
        </table:table-row>
        <table:table-row table:style-name="ro1"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6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2-22" calcext:value-type="date">
            <text:p>2/22/1903</text:p>
          </table:table-cell>
          <table:table-cell office:value-type="date" office:date-value="1900-08-10" calcext:value-type="date">
            <text:p>8/10/1900</text:p>
          </table:table-cell>
          <table:table-cell table:number-columns-repeated="2" office:value-type="date" office:date-value="1902-07-14" calcext:value-type="date">
            <text:p>7/14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6-28" calcext:value-type="date">
            <text:p>6/2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7-26" calcext:value-type="date">
            <text:p>7/26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ZEMM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MELE</text:p>
          </table:table-cell>
          <table:table-cell office:value-type="date" office:date-value="1901-02-07" calcext:value-type="date">
            <text:p>2/7/1901</text:p>
          </table:table-cell>
          <table:table-cell office:value-type="string" calcext:value-type="string">
            <text:p>HIDA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JADO</text:p>
          </table:table-cell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7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6-03" calcext:value-type="date">
            <text:p>6/3/1903</text:p>
          </table:table-cell>
          <table:table-cell office:value-type="date" office:date-value="1900-09-03" calcext:value-type="date">
            <text:p>9/3/1900</text:p>
          </table:table-cell>
          <table:table-cell table:number-columns-repeated="2" office:value-type="date" office:date-value="1902-09-29" calcext:value-type="date">
            <text:p>9/29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9-16" calcext:value-type="date">
            <text:p>9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8-17" calcext:value-type="date">
            <text:p>8/17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ZEMM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MELE</text:p>
          </table:table-cell>
          <table:table-cell office:value-type="date" office:date-value="1901-02-16" calcext:value-type="date">
            <text:p>2/16/1901</text:p>
          </table:table-cell>
          <table:table-cell office:value-type="string" calcext:value-type="string">
            <text:p>HIDA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JADO</text:p>
          </table:table-cell>
          <table:table-cell office:value-type="date" office:date-value="1900-04-03" calcext:value-type="date">
            <text:p>4/3/1900</text:p>
          </table:table-cell>
          <table:table-cell office:value-type="string" calcext:value-type="string">
            <text:p>PECR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2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7-08" calcext:value-type="date">
            <text:p>7/8/1902</text:p>
          </table:table-cell>
          <table:table-cell office:value-type="date" office:date-value="1900-06-13" calcext:value-type="date">
            <text:p>6/13/1900</text:p>
          </table:table-cell>
          <table:table-cell table:number-columns-repeated="2" office:value-type="date" office:date-value="1902-01-24" calcext:value-type="date">
            <text:p>1/24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2-01-13" calcext:value-type="date">
            <text:p>1/1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MACR</text:p>
          </table:table-cell>
          <table:table-cell office:value-type="date" office:date-value="1900-09-27" calcext:value-type="date">
            <text:p>9/27/1900</text:p>
          </table:table-cell>
          <table:table-cell office:value-type="string" calcext:value-type="string">
            <text:p>LAS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LEPE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ZEMM</text:p>
          </table:table-cell>
          <table:table-cell office:value-type="date" office:date-value="1900-04-19" calcext:value-type="date">
            <text:p>4/19/1900</text:p>
          </table:table-cell>
          <table:table-cell office:value-type="string" calcext:value-type="string">
            <text:p>MELE</text:p>
          </table:table-cell>
          <table:table-cell office:value-type="date" office:date-value="1900-06-14" calcext:value-type="date">
            <text:p>6/14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PECR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3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1-19" calcext:value-type="date">
            <text:p>1/19/1902</text:p>
          </table:table-cell>
          <table:table-cell office:value-type="date" office:date-value="1900-05-02" calcext:value-type="date">
            <text:p>5/2/1900</text:p>
          </table:table-cell>
          <table:table-cell table:number-columns-repeated="2" office:value-type="date" office:date-value="1901-09-18" calcext:value-type="date">
            <text:p>9/18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9-13" calcext:value-type="date">
            <text:p>9/1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8-25" calcext:value-type="date">
            <text:p>8/25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ZEMM</text:p>
          </table:table-cell>
          <table:table-cell office:value-type="date" office:date-value="1900-04-10" calcext:value-type="date">
            <text:p>4/10/1900</text:p>
          </table:table-cell>
          <table:table-cell office:value-type="string" calcext:value-type="string">
            <text:p>MELE</text:p>
          </table:table-cell>
          <table:table-cell office:value-type="date" office:date-value="1900-04-03" calcext:value-type="date">
            <text:p>4/3/1900</text:p>
          </table:table-cell>
          <table:table-cell office:value-type="string" calcext:value-type="string">
            <text:p>HIDA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JADO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ECR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7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3-06-06" calcext:value-type="date">
            <text:p>6/6/1903</text:p>
          </table:table-cell>
          <table:table-cell office:value-type="date" office:date-value="1900-08-20" calcext:value-type="date">
            <text:p>8/20/1900</text:p>
          </table:table-cell>
          <table:table-cell table:number-columns-repeated="2" office:value-type="date" office:date-value="1902-10-16" calcext:value-type="date">
            <text:p>10/16/1902</text:p>
          </table:table-cell>
          <table:table-cell office:value-type="date" office:date-value="1900-01-16" calcext:value-type="date">
            <text:p>1/1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9-27" calcext:value-type="date">
            <text:p>9/2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7-06" calcext:value-type="date">
            <text:p>7/6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ZEMM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MELE</text:p>
          </table:table-cell>
          <table:table-cell office:value-type="date" office:date-value="1901-04-11" calcext:value-type="date">
            <text:p>4/11/1901</text:p>
          </table:table-cell>
          <table:table-cell office:value-type="string" calcext:value-type="string">
            <text:p>HIDA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JADO</text:p>
          </table:table-cell>
          <table:table-cell office:value-type="date" office:date-value="1900-04-04" calcext:value-type="date">
            <text:p>4/4/1900</text:p>
          </table:table-cell>
          <table:table-cell office:value-type="string" calcext:value-type="string">
            <text:p>PECR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3-10" calcext:value-type="date">
            <text:p>3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9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6-24" calcext:value-type="date">
            <text:p>6/24/1902</text:p>
          </table:table-cell>
          <table:table-cell office:value-type="date" office:date-value="1900-07-01" calcext:value-type="date">
            <text:p>7/1/1900</text:p>
          </table:table-cell>
          <table:table-cell table:number-columns-repeated="2" office:value-type="date" office:date-value="1901-12-23" calcext:value-type="date">
            <text:p>12/23/1901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2-10" calcext:value-type="date">
            <text:p>12/1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6-14" calcext:value-type="date">
            <text:p>6/14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10-15" calcext:value-type="date">
            <text:p>10/15/1900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9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11-05" calcext:value-type="date">
            <text:p>11/5/1902</text:p>
          </table:table-cell>
          <table:table-cell office:value-type="date" office:date-value="1900-07-01" calcext:value-type="date">
            <text:p>7/1/1900</text:p>
          </table:table-cell>
          <table:table-cell table:number-columns-repeated="2" office:value-type="date" office:date-value="1902-05-06" calcext:value-type="date">
            <text:p>5/6/1902</text:p>
          </table:table-cell>
          <table:table-cell table:number-columns-repeated="2" office:value-type="date" office:date-value="1900-01-06" calcext:value-type="date">
            <text:p>1/6/1900</text:p>
          </table:table-cell>
          <table:table-cell office:value-type="date" office:date-value="1902-04-22" calcext:value-type="date">
            <text:p>4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ACR</text:p>
          </table:table-cell>
          <table:table-cell office:value-type="date" office:date-value="1900-07-08" calcext:value-type="date">
            <text:p>7/8/1900</text:p>
          </table:table-cell>
          <table:table-cell office:value-type="string" calcext:value-type="string">
            <text:p>LAS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LEPE</text:p>
          </table:table-cell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ZEMM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MELE</text:p>
          </table:table-cell>
          <table:table-cell office:value-type="date" office:date-value="1900-11-06" calcext:value-type="date">
            <text:p>11/6/1900</text:p>
          </table:table-cell>
          <table:table-cell office:value-type="string" calcext:value-type="string">
            <text:p>HIDA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JADO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PECR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4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3-03-25" calcext:value-type="date">
            <text:p>3/25/1903</text:p>
          </table:table-cell>
          <table:table-cell office:value-type="date" office:date-value="1900-07-26" calcext:value-type="date">
            <text:p>7/26/1900</text:p>
          </table:table-cell>
          <table:table-cell office:value-type="date" office:date-value="1902-08-29" calcext:value-type="date">
            <text:p>8/29/1902</text:p>
          </table:table-cell>
          <table:table-cell office:value-type="date" office:date-value="1902-08-28" calcext:value-type="date">
            <text:p>8/28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8-16" calcext:value-type="date">
            <text:p>8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MACR</text:p>
          </table:table-cell>
          <table:table-cell office:value-type="date" office:date-value="1900-08-16" calcext:value-type="date">
            <text:p>8/16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ZEMM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MELE</text:p>
          </table:table-cell>
          <table:table-cell office:value-type="date" office:date-value="1901-01-25" calcext:value-type="date">
            <text:p>1/25/1901</text:p>
          </table:table-cell>
          <table:table-cell office:value-type="string" calcext:value-type="string">
            <text:p>HIDA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JADO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4-02" calcext:value-type="date">
            <text:p>4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9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7-25" calcext:value-type="date">
            <text:p>7/25/1902</text:p>
          </table:table-cell>
          <table:table-cell office:value-type="date" office:date-value="1900-12-02" calcext:value-type="date">
            <text:p>12/2/1900</text:p>
          </table:table-cell>
          <table:table-cell office:value-type="date" office:date-value="1901-08-22" calcext:value-type="date">
            <text:p>8/22/1901</text:p>
          </table:table-cell>
          <table:table-cell office:value-type="date" office:date-value="1901-08-23" calcext:value-type="date">
            <text:p>8/23/1901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8-11" calcext:value-type="date">
            <text:p>8/1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4-19" calcext:value-type="date">
            <text:p>4/19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ELE</text:p>
          </table:table-cell>
          <table:table-cell office:value-type="date" office:date-value="1900-11-18" calcext:value-type="date">
            <text:p>11/18/1900</text:p>
          </table:table-cell>
          <table:table-cell office:value-type="string" calcext:value-type="string">
            <text:p>HIDA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JADO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PECR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4-03" calcext:value-type="date">
            <text:p>4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0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2-22" calcext:value-type="date">
            <text:p>2/22/1902</text:p>
          </table:table-cell>
          <table:table-cell office:value-type="date" office:date-value="1900-05-17" calcext:value-type="date">
            <text:p>5/17/1900</text:p>
          </table:table-cell>
          <table:table-cell table:number-columns-repeated="2" office:value-type="date" office:date-value="1901-10-07" calcext:value-type="date">
            <text:p>10/7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9-30" calcext:value-type="date">
            <text:p>9/3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8-28" calcext:value-type="date">
            <text:p>8/28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ZEMM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MELE</text:p>
          </table:table-cell>
          <table:table-cell office:value-type="date" office:date-value="1900-05-26" calcext:value-type="date">
            <text:p>5/26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ECR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4-06" calcext:value-type="date">
            <text:p>4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3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11-23" calcext:value-type="date">
            <text:p>11/23/1902</text:p>
          </table:table-cell>
          <table:table-cell office:value-type="date" office:date-value="1900-10-07" calcext:value-type="date">
            <text:p>10/7/1900</text:p>
          </table:table-cell>
          <table:table-cell table:number-columns-repeated="2" office:value-type="date" office:date-value="1902-02-15" calcext:value-type="date">
            <text:p>2/15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2-06" calcext:value-type="date">
            <text:p>2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6-03" calcext:value-type="date">
            <text:p>6/3/1900</text:p>
          </table:table-cell>
          <table:table-cell office:value-type="string" calcext:value-type="string">
            <text:p>LAS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LEPE</text:p>
          </table:table-cell>
          <table:table-cell office:value-type="date" office:date-value="1900-04-18" calcext:value-type="date">
            <text:p>4/18/1900</text:p>
          </table:table-cell>
          <table:table-cell office:value-type="string" calcext:value-type="string">
            <text:p>ZEMM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MELE</text:p>
          </table:table-cell>
          <table:table-cell office:value-type="date" office:date-value="1900-11-21" calcext:value-type="date">
            <text:p>11/21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ECR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4-10" calcext:value-type="date">
            <text:p>4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7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2-29" calcext:value-type="date">
            <text:p>12/29/1902</text:p>
          </table:table-cell>
          <table:table-cell office:value-type="date" office:date-value="1901-03-10" calcext:value-type="date">
            <text:p>3/10/1901</text:p>
          </table:table-cell>
          <table:table-cell table:number-columns-repeated="2" office:value-type="date" office:date-value="1901-10-20" calcext:value-type="date">
            <text:p>10/20/1901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10-10" calcext:value-type="date">
            <text:p>10/1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3-31" calcext:value-type="date">
            <text:p>3/31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ZEMM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ELE</text:p>
          </table:table-cell>
          <table:table-cell office:value-type="date" office:date-value="1901-03-12" calcext:value-type="date">
            <text:p>3/12/1901</text:p>
          </table:table-cell>
          <table:table-cell office:value-type="string" calcext:value-type="string">
            <text:p>HIDA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JADO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PECR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4-18" calcext:value-type="date">
            <text:p>4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5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06-20" calcext:value-type="date">
            <text:p>6/20/1901</text:p>
          </table:table-cell>
          <table:table-cell office:value-type="date" office:date-value="1900-07-16" calcext:value-type="date">
            <text:p>7/16/1900</text:p>
          </table:table-cell>
          <table:table-cell table:number-columns-repeated="2" office:value-type="date" office:date-value="1900-12-04" calcext:value-type="date">
            <text:p>12/4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11-30" calcext:value-type="date">
            <text:p>11/30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LAS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LEPE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ZEMM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ELE</text:p>
          </table:table-cell>
          <table:table-cell office:value-type="date" office:date-value="1900-06-30" calcext:value-type="date">
            <text:p>6/30/1900</text:p>
          </table:table-cell>
          <table:table-cell office:value-type="string" calcext:value-type="string">
            <text:p>HIDA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JADO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ECR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4-20" calcext:value-type="date">
            <text:p>4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7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2-26" calcext:value-type="date">
            <text:p>12/26/1902</text:p>
          </table:table-cell>
          <table:table-cell office:value-type="date" office:date-value="1900-10-17" calcext:value-type="date">
            <text:p>10/17/1900</text:p>
          </table:table-cell>
          <table:table-cell office:value-type="date" office:date-value="1902-03-10" calcext:value-type="date">
            <text:p>3/10/1902</text:p>
          </table:table-cell>
          <table:table-cell office:value-type="date" office:date-value="1902-03-11" calcext:value-type="date">
            <text:p>3/11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2-24" calcext:value-type="date">
            <text:p>2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6-27" calcext:value-type="date">
            <text:p>6/27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4-09" calcext:value-type="date">
            <text:p>4/9/1900</text:p>
          </table:table-cell>
          <table:table-cell office:value-type="string" calcext:value-type="string">
            <text:p>ZEMM</text:p>
          </table:table-cell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MELE</text:p>
          </table:table-cell>
          <table:table-cell office:value-type="date" office:date-value="1900-09-29" calcext:value-type="date">
            <text:p>9/29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5" calcext:value-type="date">
            <text:p>1/15/1900</text:p>
          </table:table-cell>
        </table:table-row>
        <table:table-row table:style-name="ro1">
          <table:table-cell office:value-type="date" office:date-value="1900-04-25" calcext:value-type="date">
            <text:p>4/2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2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6-10" calcext:value-type="date">
            <text:p>6/10/1903</text:p>
          </table:table-cell>
          <table:table-cell office:value-type="date" office:date-value="1900-07-21" calcext:value-type="date">
            <text:p>7/21/1900</text:p>
          </table:table-cell>
          <table:table-cell table:number-columns-repeated="2" office:value-type="date" office:date-value="1902-11-19" calcext:value-type="date">
            <text:p>11/19/1902</text:p>
          </table:table-cell>
          <table:table-cell office:value-type="date" office:date-value="1900-01-19" calcext:value-type="date">
            <text:p>1/19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10-23" calcext:value-type="date">
            <text:p>10/2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11-16" calcext:value-type="date">
            <text:p>11/16/1900</text:p>
          </table:table-cell>
          <table:table-cell office:value-type="string" calcext:value-type="string">
            <text:p>LASS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LEPE</text:p>
          </table:table-cell>
          <table:table-cell office:value-type="date" office:date-value="1900-04-29" calcext:value-type="date">
            <text:p>4/29/1900</text:p>
          </table:table-cell>
          <table:table-cell office:value-type="string" calcext:value-type="string">
            <text:p>ZEMM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MELE</text:p>
          </table:table-cell>
          <table:table-cell office:value-type="date" office:date-value="1900-10-07" calcext:value-type="date">
            <text:p>10/7/1900</text:p>
          </table:table-cell>
          <table:table-cell office:value-type="string" calcext:value-type="string">
            <text:p>HIDA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JADO</text:p>
          </table:table-cell>
          <table:table-cell office:value-type="date" office:date-value="1900-03-31" calcext:value-type="date">
            <text:p>3/31/1900</text:p>
          </table:table-cell>
          <table:table-cell office:value-type="string" calcext:value-type="string">
            <text:p>PECR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4-30" calcext:value-type="date">
            <text:p>4/3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6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7-02" calcext:value-type="date">
            <text:p>7/2/1902</text:p>
          </table:table-cell>
          <table:table-cell office:value-type="date" office:date-value="1900-06-02" calcext:value-type="date">
            <text:p>6/2/1900</text:p>
          </table:table-cell>
          <table:table-cell table:number-columns-repeated="2" office:value-type="date" office:date-value="1902-01-29" calcext:value-type="date">
            <text:p>1/29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1-21" calcext:value-type="date">
            <text:p>1/2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6-22" calcext:value-type="date">
            <text:p>6/22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ZEMM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MELE</text:p>
          </table:table-cell>
          <table:table-cell office:value-type="date" office:date-value="1900-11-14" calcext:value-type="date">
            <text:p>11/14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5-11" calcext:value-type="date">
            <text:p>5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7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6-10" calcext:value-type="date">
            <text:p>6/10/1902</text:p>
          </table:table-cell>
          <table:table-cell office:value-type="date" office:date-value="1900-08-04" calcext:value-type="date">
            <text:p>8/4/1900</text:p>
          </table:table-cell>
          <table:table-cell table:number-columns-repeated="2" office:value-type="date" office:date-value="1901-11-05" calcext:value-type="date">
            <text:p>11/5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0-26" calcext:value-type="date">
            <text:p>10/2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4-25" calcext:value-type="date">
            <text:p>4/25/1900</text:p>
          </table:table-cell>
          <table:table-cell office:value-type="string" calcext:value-type="string">
            <text:p>LAS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LEPE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ZEMM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MELE</text:p>
          </table:table-cell>
          <table:table-cell office:value-type="date" office:date-value="1900-11-14" calcext:value-type="date">
            <text:p>11/14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ECR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5-13" calcext:value-type="date">
            <text:p>5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9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3-27" calcext:value-type="date">
            <text:p>3/27/1903</text:p>
          </table:table-cell>
          <table:table-cell office:value-type="date" office:date-value="1900-08-10" calcext:value-type="date">
            <text:p>8/10/1900</text:p>
          </table:table-cell>
          <table:table-cell table:number-columns-repeated="2" office:value-type="date" office:date-value="1902-08-16" calcext:value-type="date">
            <text:p>8/16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8-08" calcext:value-type="date">
            <text:p>8/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MACR</text:p>
          </table:table-cell>
          <table:table-cell office:value-type="date" office:date-value="1900-07-20" calcext:value-type="date">
            <text:p>7/20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4-10" calcext:value-type="date">
            <text:p>4/10/1900</text:p>
          </table:table-cell>
          <table:table-cell office:value-type="string" calcext:value-type="string">
            <text:p>ZEMM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MELE</text:p>
          </table:table-cell>
          <table:table-cell office:value-type="date" office:date-value="1901-02-02" calcext:value-type="date">
            <text:p>2/2/1901</text:p>
          </table:table-cell>
          <table:table-cell office:value-type="string" calcext:value-type="string">
            <text:p>HIDA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JADO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PECR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5-17" calcext:value-type="date">
            <text:p>5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3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5-06" calcext:value-type="date">
            <text:p>5/6/1902</text:p>
          </table:table-cell>
          <table:table-cell office:value-type="date" office:date-value="1900-10-24" calcext:value-type="date">
            <text:p>10/24/1900</text:p>
          </table:table-cell>
          <table:table-cell table:number-columns-repeated="2" office:value-type="date" office:date-value="1901-07-12" calcext:value-type="date">
            <text:p>7/12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7-02" calcext:value-type="date">
            <text:p>7/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LAS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LEP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ZEMM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ELE</text:p>
          </table:table-cell>
          <table:table-cell office:value-type="date" office:date-value="1900-12-20" calcext:value-type="date">
            <text:p>12/20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ECR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5-23" calcext:value-type="date">
            <text:p>5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9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2-17" calcext:value-type="date">
            <text:p>12/17/1902</text:p>
          </table:table-cell>
          <table:table-cell office:value-type="date" office:date-value="1900-08-29" calcext:value-type="date">
            <text:p>8/29/1900</text:p>
          </table:table-cell>
          <table:table-cell table:number-columns-repeated="2" office:value-type="date" office:date-value="1902-04-19" calcext:value-type="date">
            <text:p>4/19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4-05" calcext:value-type="date">
            <text:p>4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9-14" calcext:value-type="date">
            <text:p>9/14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4-04" calcext:value-type="date">
            <text:p>4/4/1900</text:p>
          </table:table-cell>
          <table:table-cell office:value-type="string" calcext:value-type="string">
            <text:p>ZEMM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MELE</text:p>
          </table:table-cell>
          <table:table-cell office:value-type="date" office:date-value="1900-08-26" calcext:value-type="date">
            <text:p>8/26/1900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PECR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5-29" calcext:value-type="date">
            <text:p>5/2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5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2-08" calcext:value-type="date">
            <text:p>12/8/1902</text:p>
          </table:table-cell>
          <table:table-cell office:value-type="date" office:date-value="1900-07-30" calcext:value-type="date">
            <text:p>7/30/1900</text:p>
          </table:table-cell>
          <table:table-cell office:value-type="date" office:date-value="1902-05-10" calcext:value-type="date">
            <text:p>5/10/1902</text:p>
          </table:table-cell>
          <table:table-cell office:value-type="date" office:date-value="1902-05-09" calcext:value-type="date">
            <text:p>5/9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4-26" calcext:value-type="date">
            <text:p>4/2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7-23" calcext:value-type="date">
            <text:p>7/23/1900</text:p>
          </table:table-cell>
          <table:table-cell office:value-type="string" calcext:value-type="string">
            <text:p>LASS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LEPE</text:p>
          </table:table-cell>
          <table:table-cell office:value-type="date" office:date-value="1900-04-17" calcext:value-type="date">
            <text:p>4/17/1900</text:p>
          </table:table-cell>
          <table:table-cell office:value-type="string" calcext:value-type="string">
            <text:p>ZEMM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MELE</text:p>
          </table:table-cell>
          <table:table-cell office:value-type="date" office:date-value="1900-09-24" calcext:value-type="date">
            <text:p>9/24/1900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PECR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5-30" calcext:value-type="date">
            <text:p>5/3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46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1-21" calcext:value-type="date">
            <text:p>11/21/1902</text:p>
          </table:table-cell>
          <table:table-cell office:value-type="date" office:date-value="1900-10-22" calcext:value-type="date">
            <text:p>10/22/1900</text:p>
          </table:table-cell>
          <table:table-cell table:number-columns-repeated="2" office:value-type="date" office:date-value="1902-01-29" calcext:value-type="date">
            <text:p>1/29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1-20" calcext:value-type="date">
            <text:p>1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MACR</text:p>
          </table:table-cell>
          <table:table-cell office:value-type="date" office:date-value="1900-08-12" calcext:value-type="date">
            <text:p>8/12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4-18" calcext:value-type="date">
            <text:p>4/18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08-15" calcext:value-type="date">
            <text:p>8/15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8" calcext:value-type="date">
            <text:p>1/18/1900</text:p>
          </table:table-cell>
        </table:table-row>
        <table:table-row table:style-name="ro1">
          <table:table-cell office:value-type="date" office:date-value="1900-06-03" calcext:value-type="date">
            <text:p>6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0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4-12" calcext:value-type="date">
            <text:p>4/12/1902</text:p>
          </table:table-cell>
          <table:table-cell office:value-type="date" office:date-value="1900-06-11" calcext:value-type="date">
            <text:p>6/11/1900</text:p>
          </table:table-cell>
          <table:table-cell table:number-columns-repeated="2" office:value-type="date" office:date-value="1901-10-31" calcext:value-type="date">
            <text:p>10/31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1-10-18" calcext:value-type="date">
            <text:p>10/1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MACR</text:p>
          </table:table-cell>
          <table:table-cell office:value-type="date" office:date-value="1900-05-18" calcext:value-type="date">
            <text:p>5/18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ZEMM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ELE</text:p>
          </table:table-cell>
          <table:table-cell office:value-type="date" office:date-value="1900-10-21" calcext:value-type="date">
            <text:p>10/21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PECR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6-04" calcext:value-type="date">
            <text:p>6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1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2-21" calcext:value-type="date">
            <text:p>2/21/1903</text:p>
          </table:table-cell>
          <table:table-cell office:value-type="date" office:date-value="1900-08-30" calcext:value-type="date">
            <text:p>8/30/1900</text:p>
          </table:table-cell>
          <table:table-cell table:number-columns-repeated="2" office:value-type="date" office:date-value="1902-06-23" calcext:value-type="date">
            <text:p>6/23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6-14" calcext:value-type="date">
            <text:p>6/1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MACR</text:p>
          </table:table-cell>
          <table:table-cell office:value-type="date" office:date-value="1900-06-30" calcext:value-type="date">
            <text:p>6/30/1900</text:p>
          </table:table-cell>
          <table:table-cell office:value-type="string" calcext:value-type="string">
            <text:p>LAS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LEPE</text:p>
          </table:table-cell>
          <table:table-cell office:value-type="date" office:date-value="1900-03-10" calcext:value-type="date">
            <text:p>3/10/1900</text:p>
          </table:table-cell>
          <table:table-cell office:value-type="string" calcext:value-type="string">
            <text:p>ZEMM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MELE</text:p>
          </table:table-cell>
          <table:table-cell office:value-type="date" office:date-value="1901-01-10" calcext:value-type="date">
            <text:p>1/10/1901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30" calcext:value-type="date">
            <text:p>3/30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6-06" calcext:value-type="date">
            <text:p>6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3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0-22" calcext:value-type="date">
            <text:p>10/22/1902</text:p>
          </table:table-cell>
          <table:table-cell office:value-type="date" office:date-value="1900-07-30" calcext:value-type="date">
            <text:p>7/30/1900</text:p>
          </table:table-cell>
          <table:table-cell table:number-columns-repeated="2" office:value-type="date" office:date-value="1902-03-24" calcext:value-type="date">
            <text:p>3/24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3-05" calcext:value-type="date">
            <text:p>3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MACR</text:p>
          </table:table-cell>
          <table:table-cell office:value-type="date" office:date-value="1900-07-08" calcext:value-type="date">
            <text:p>7/8/1900</text:p>
          </table:table-cell>
          <table:table-cell office:value-type="string" calcext:value-type="string">
            <text:p>LAS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LEPE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11-20" calcext:value-type="date">
            <text:p>11/20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6-09" calcext:value-type="date">
            <text:p>6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6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1-03" calcext:value-type="date">
            <text:p>1/3/1903</text:p>
          </table:table-cell>
          <table:table-cell office:value-type="date" office:date-value="1900-07-05" calcext:value-type="date">
            <text:p>7/5/1900</text:p>
          </table:table-cell>
          <table:table-cell table:number-columns-repeated="2" office:value-type="date" office:date-value="1902-06-30" calcext:value-type="date">
            <text:p>6/30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6-16" calcext:value-type="date">
            <text:p>6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9-11" calcext:value-type="date">
            <text:p>9/11/1900</text:p>
          </table:table-cell>
          <table:table-cell office:value-type="string" calcext:value-type="string">
            <text:p>LAS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LEPE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ZEMM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MELE</text:p>
          </table:table-cell>
          <table:table-cell office:value-type="date" office:date-value="1900-11-27" calcext:value-type="date">
            <text:p>11/27/1900</text:p>
          </table:table-cell>
          <table:table-cell office:value-type="string" calcext:value-type="string">
            <text:p>HIDA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JADO</text:p>
          </table:table-cell>
          <table:table-cell office:value-type="date" office:date-value="1900-04-02" calcext:value-type="date">
            <text:p>4/2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6-13" calcext:value-type="date">
            <text:p>6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0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0-30" calcext:value-type="date">
            <text:p>10/30/1902</text:p>
          </table:table-cell>
          <table:table-cell office:value-type="date" office:date-value="1900-07-29" calcext:value-type="date">
            <text:p>7/29/1900</text:p>
          </table:table-cell>
          <table:table-cell table:number-columns-repeated="2" office:value-type="date" office:date-value="1902-04-02" calcext:value-type="date">
            <text:p>4/2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3-15" calcext:value-type="date">
            <text:p>3/1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8-05" calcext:value-type="date">
            <text:p>8/5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ZEMM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MELE</text:p>
          </table:table-cell>
          <table:table-cell office:value-type="date" office:date-value="1900-10-17" calcext:value-type="date">
            <text:p>10/17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6-15" calcext:value-type="date">
            <text:p>6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2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11-05" calcext:value-type="date">
            <text:p>11/5/1902</text:p>
          </table:table-cell>
          <table:table-cell office:value-type="date" office:date-value="1900-08-23" calcext:value-type="date">
            <text:p>8/23/1900</text:p>
          </table:table-cell>
          <table:table-cell table:number-columns-repeated="2" office:value-type="date" office:date-value="1902-03-14" calcext:value-type="date">
            <text:p>3/14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2-28" calcext:value-type="date">
            <text:p>2/2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7-19" calcext:value-type="date">
            <text:p>7/19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0-11-27" calcext:value-type="date">
            <text:p>11/27/1900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6-20" calcext:value-type="date">
            <text:p>6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7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3-20" calcext:value-type="date">
            <text:p>3/20/1903</text:p>
          </table:table-cell>
          <table:table-cell office:value-type="date" office:date-value="1900-08-30" calcext:value-type="date">
            <text:p>8/30/1900</text:p>
          </table:table-cell>
          <table:table-cell table:number-columns-repeated="2" office:value-type="date" office:date-value="1902-07-20" calcext:value-type="date">
            <text:p>7/20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7-04" calcext:value-type="date">
            <text:p>7/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9-06" calcext:value-type="date">
            <text:p>9/6/1900</text:p>
          </table:table-cell>
          <table:table-cell office:value-type="string" calcext:value-type="string">
            <text:p>LAS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LEPE</text:p>
          </table:table-cell>
          <table:table-cell office:value-type="date" office:date-value="1900-03-23" calcext:value-type="date">
            <text:p>3/23/1900</text:p>
          </table:table-cell>
          <table:table-cell office:value-type="string" calcext:value-type="string">
            <text:p>ZEMM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MELE</text:p>
          </table:table-cell>
          <table:table-cell office:value-type="date" office:date-value="1900-11-11" calcext:value-type="date">
            <text:p>11/11/1900</text:p>
          </table:table-cell>
          <table:table-cell office:value-type="string" calcext:value-type="string">
            <text:p>HIDA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JADO</text:p>
          </table:table-cell>
          <table:table-cell office:value-type="date" office:date-value="1900-03-10" calcext:value-type="date">
            <text:p>3/10/1900</text:p>
          </table:table-cell>
          <table:table-cell office:value-type="string" calcext:value-type="string">
            <text:p>PECR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6-27" calcext:value-type="date">
            <text:p>6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4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6-07" calcext:value-type="date">
            <text:p>6/7/1902</text:p>
          </table:table-cell>
          <table:table-cell office:value-type="date" office:date-value="1900-07-30" calcext:value-type="date">
            <text:p>7/30/1900</text:p>
          </table:table-cell>
          <table:table-cell table:number-columns-repeated="2" office:value-type="date" office:date-value="1901-11-07" calcext:value-type="date">
            <text:p>11/7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10-26" calcext:value-type="date">
            <text:p>10/2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5-31" calcext:value-type="date">
            <text:p>5/31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ZEMM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MELE</text:p>
          </table:table-cell>
          <table:table-cell office:value-type="date" office:date-value="1900-09-15" calcext:value-type="date">
            <text:p>9/15/1900</text:p>
          </table:table-cell>
          <table:table-cell office:value-type="string" calcext:value-type="string">
            <text:p>HIDA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JADO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PECR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8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1-12-01" calcext:value-type="date">
            <text:p>12/1/1901</text:p>
          </table:table-cell>
          <table:table-cell office:value-type="date" office:date-value="1900-07-10" calcext:value-type="date">
            <text:p>7/10/1900</text:p>
          </table:table-cell>
          <table:table-cell table:number-columns-repeated="2" office:value-type="date" office:date-value="1901-05-23" calcext:value-type="date">
            <text:p>5/23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5-12" calcext:value-type="date">
            <text:p>5/1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5-05" calcext:value-type="date">
            <text:p>5/5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3-10" calcext:value-type="date">
            <text:p>3/10/1900</text:p>
          </table:table-cell>
          <table:table-cell office:value-type="string" calcext:value-type="string">
            <text:p>ZEMM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MELE</text:p>
          </table:table-cell>
          <table:table-cell office:value-type="date" office:date-value="1900-06-24" calcext:value-type="date">
            <text:p>6/24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ECR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7-02" calcext:value-type="date">
            <text:p>7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79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8-24" calcext:value-type="date">
            <text:p>8/24/1902</text:p>
          </table:table-cell>
          <table:table-cell office:value-type="date" office:date-value="1900-08-06" calcext:value-type="date">
            <text:p>8/6/1900</text:p>
          </table:table-cell>
          <table:table-cell table:number-columns-repeated="2" office:value-type="date" office:date-value="1902-01-17" calcext:value-type="date">
            <text:p>1/17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1-06" calcext:value-type="date">
            <text:p>1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LASS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LEPE</text:p>
          </table:table-cell>
          <table:table-cell office:value-type="date" office:date-value="1900-04-03" calcext:value-type="date">
            <text:p>4/3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09-11" calcext:value-type="date">
            <text:p>9/11/1900</text:p>
          </table:table-cell>
          <table:table-cell office:value-type="string" calcext:value-type="string">
            <text:p>HIDA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JADO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7-10" calcext:value-type="date">
            <text:p>7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6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1-24" calcext:value-type="date">
            <text:p>1/24/1903</text:p>
          </table:table-cell>
          <table:table-cell office:value-type="date" office:date-value="1900-09-30" calcext:value-type="date">
            <text:p>9/30/1900</text:p>
          </table:table-cell>
          <table:table-cell table:number-columns-repeated="2" office:value-type="date" office:date-value="1902-04-25" calcext:value-type="date">
            <text:p>4/25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4-12" calcext:value-type="date">
            <text:p>4/1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06-29" calcext:value-type="date">
            <text:p>6/29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5-01" calcext:value-type="date">
            <text:p>5/1/1900</text:p>
          </table:table-cell>
          <table:table-cell office:value-type="string" calcext:value-type="string">
            <text:p>ZEMM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MELE</text:p>
          </table:table-cell>
          <table:table-cell office:value-type="date" office:date-value="1900-11-06" calcext:value-type="date">
            <text:p>11/6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7-11" calcext:value-type="date">
            <text:p>7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7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1-08-06" calcext:value-type="date">
            <text:p>8/6/1901</text:p>
          </table:table-cell>
          <table:table-cell table:number-columns-repeated="2" office:value-type="date" office:date-value="1900-10-18" calcext:value-type="date">
            <text:p>10/18/1900</text:p>
          </table:table-cell>
          <table:table-cell office:value-type="date" office:date-value="1900-10-16" calcext:value-type="date">
            <text:p>10/16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0-10-15" calcext:value-type="date">
            <text:p>10/15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MACR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ZEMM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ELE</text:p>
          </table:table-cell>
          <table:table-cell office:value-type="date" office:date-value="1900-04-24" calcext:value-type="date">
            <text:p>4/24/1900</text:p>
          </table:table-cell>
          <table:table-cell office:value-type="string" calcext:value-type="string">
            <text:p>HIDA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JADO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PECR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7-12" calcext:value-type="date">
            <text:p>7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8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4-23" calcext:value-type="date">
            <text:p>4/23/1902</text:p>
          </table:table-cell>
          <table:table-cell office:value-type="date" office:date-value="1900-07-16" calcext:value-type="date">
            <text:p>7/16/1900</text:p>
          </table:table-cell>
          <table:table-cell table:number-columns-repeated="2" office:value-type="date" office:date-value="1901-10-07" calcext:value-type="date">
            <text:p>10/7/1901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9-19" calcext:value-type="date">
            <text:p>9/19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5-25" calcext:value-type="date">
            <text:p>5/25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29" calcext:value-type="date">
            <text:p>3/29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0-09-06" calcext:value-type="date">
            <text:p>9/6/1900</text:p>
          </table:table-cell>
          <table:table-cell office:value-type="string" calcext:value-type="string">
            <text:p>HIDA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JADO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PECR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7-16" calcext:value-type="date">
            <text:p>7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1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2-02" calcext:value-type="date">
            <text:p>12/2/1902</text:p>
          </table:table-cell>
          <table:table-cell office:value-type="date" office:date-value="1900-10-05" calcext:value-type="date">
            <text:p>10/5/1900</text:p>
          </table:table-cell>
          <table:table-cell table:number-columns-repeated="2" office:value-type="date" office:date-value="1902-02-26" calcext:value-type="date">
            <text:p>2/26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2-13" calcext:value-type="date">
            <text:p>2/1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6-20" calcext:value-type="date">
            <text:p>6/20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4-05" calcext:value-type="date">
            <text:p>4/5/1900</text:p>
          </table:table-cell>
          <table:table-cell office:value-type="string" calcext:value-type="string">
            <text:p>ZEMM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MELE</text:p>
          </table:table-cell>
          <table:table-cell office:value-type="date" office:date-value="1900-11-23" calcext:value-type="date">
            <text:p>11/23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ECR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7-20" calcext:value-type="date">
            <text:p>7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4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5-12" calcext:value-type="date">
            <text:p>5/12/1903</text:p>
          </table:table-cell>
          <table:table-cell office:value-type="date" office:date-value="1900-10-05" calcext:value-type="date">
            <text:p>10/5/1900</text:p>
          </table:table-cell>
          <table:table-cell table:number-columns-repeated="2" office:value-type="date" office:date-value="1902-08-06" calcext:value-type="date">
            <text:p>8/6/1902</text:p>
          </table:table-cell>
          <table:table-cell office:value-type="date" office:date-value="1900-01-16" calcext:value-type="date">
            <text:p>1/16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7-12" calcext:value-type="date">
            <text:p>7/1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8-08" calcext:value-type="date">
            <text:p>8/8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4-29" calcext:value-type="date">
            <text:p>4/29/1900</text:p>
          </table:table-cell>
          <table:table-cell office:value-type="string" calcext:value-type="string">
            <text:p>ZEMM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MELE</text:p>
          </table:table-cell>
          <table:table-cell office:value-type="date" office:date-value="1900-11-19" calcext:value-type="date">
            <text:p>11/19/1900</text:p>
          </table:table-cell>
          <table:table-cell office:value-type="string" calcext:value-type="string">
            <text:p>HID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JADO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20" calcext:value-type="date">
            <text:p>1/20/1900</text:p>
          </table:table-cell>
        </table:table-row>
        <table:table-row table:style-name="ro1">
          <table:table-cell office:value-type="date" office:date-value="1900-07-21" calcext:value-type="date">
            <text:p>7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5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1-21" calcext:value-type="date">
            <text:p>1/21/1903</text:p>
          </table:table-cell>
          <table:table-cell office:value-type="date" office:date-value="1900-09-02" calcext:value-type="date">
            <text:p>9/2/1900</text:p>
          </table:table-cell>
          <table:table-cell table:number-columns-repeated="2" office:value-type="date" office:date-value="1902-05-20" calcext:value-type="date">
            <text:p>5/20/1902</text:p>
          </table:table-cell>
          <table:table-cell office:value-type="date" office:date-value="1900-01-19" calcext:value-type="date">
            <text:p>1/19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4-24" calcext:value-type="date">
            <text:p>4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7-15" calcext:value-type="date">
            <text:p>7/15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4-17" calcext:value-type="date">
            <text:p>4/17/1900</text:p>
          </table:table-cell>
          <table:table-cell office:value-type="string" calcext:value-type="string">
            <text:p>ZEMM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MELE</text:p>
          </table:table-cell>
          <table:table-cell office:value-type="date" office:date-value="1900-11-03" calcext:value-type="date">
            <text:p>11/3/1900</text:p>
          </table:table-cell>
          <table:table-cell office:value-type="string" calcext:value-type="string">
            <text:p>HIDA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JADO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7-23" calcext:value-type="date">
            <text:p>7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7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4-03" calcext:value-type="date">
            <text:p>4/3/1903</text:p>
          </table:table-cell>
          <table:table-cell office:value-type="date" office:date-value="1900-10-16" calcext:value-type="date">
            <text:p>10/16/1900</text:p>
          </table:table-cell>
          <table:table-cell table:number-columns-repeated="2" office:value-type="date" office:date-value="1902-06-17" calcext:value-type="date">
            <text:p>6/17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6-05" calcext:value-type="date">
            <text:p>6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MACR</text:p>
          </table:table-cell>
          <table:table-cell office:value-type="date" office:date-value="1900-08-24" calcext:value-type="date">
            <text:p>8/24/1900</text:p>
          </table:table-cell>
          <table:table-cell office:value-type="string" calcext:value-type="string">
            <text:p>LASS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LEPE</text:p>
          </table:table-cell>
          <table:table-cell office:value-type="date" office:date-value="1900-04-24" calcext:value-type="date">
            <text:p>4/24/1900</text:p>
          </table:table-cell>
          <table:table-cell office:value-type="string" calcext:value-type="string">
            <text:p>ZEMM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MELE</text:p>
          </table:table-cell>
          <table:table-cell office:value-type="date" office:date-value="1900-10-15" calcext:value-type="date">
            <text:p>10/15/1900</text:p>
          </table:table-cell>
          <table:table-cell office:value-type="string" calcext:value-type="string">
            <text:p>HIDA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JADO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PECR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7-24" calcext:value-type="date">
            <text:p>7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8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2-27" calcext:value-type="date">
            <text:p>12/27/1902</text:p>
          </table:table-cell>
          <table:table-cell office:value-type="date" office:date-value="1900-09-01" calcext:value-type="date">
            <text:p>9/1/1900</text:p>
          </table:table-cell>
          <table:table-cell table:number-columns-repeated="2" office:value-type="date" office:date-value="1902-04-26" calcext:value-type="date">
            <text:p>4/26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4-13" calcext:value-type="date">
            <text:p>4/1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7-22" calcext:value-type="date">
            <text:p>7/22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4-12" calcext:value-type="date">
            <text:p>4/12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11-24" calcext:value-type="date">
            <text:p>11/24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8-03" calcext:value-type="date">
            <text:p>8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7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7-25" calcext:value-type="date">
            <text:p>7/25/1902</text:p>
          </table:table-cell>
          <table:table-cell office:value-type="date" office:date-value="1900-09-10" calcext:value-type="date">
            <text:p>9/10/1900</text:p>
          </table:table-cell>
          <table:table-cell office:value-type="date" office:date-value="1901-11-13" calcext:value-type="date">
            <text:p>11/13/1901</text:p>
          </table:table-cell>
          <table:table-cell office:value-type="date" office:date-value="1901-11-14" calcext:value-type="date">
            <text:p>11/14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1-02" calcext:value-type="date">
            <text:p>11/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LAS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LEPE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ZEMM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MELE</text:p>
          </table:table-cell>
          <table:table-cell office:value-type="date" office:date-value="1900-08-02" calcext:value-type="date">
            <text:p>8/2/1900</text:p>
          </table:table-cell>
          <table:table-cell office:value-type="string" calcext:value-type="string">
            <text:p>HIDA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JADO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PECR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8-12" calcext:value-type="date">
            <text:p>8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6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0-13" calcext:value-type="date">
            <text:p>10/13/1902</text:p>
          </table:table-cell>
          <table:table-cell office:value-type="date" office:date-value="1900-07-22" calcext:value-type="date">
            <text:p>7/22/1900</text:p>
          </table:table-cell>
          <table:table-cell table:number-columns-repeated="2" office:value-type="date" office:date-value="1902-03-23" calcext:value-type="date">
            <text:p>3/23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3-11" calcext:value-type="date">
            <text:p>3/11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7-18" calcext:value-type="date">
            <text:p>7/18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ZEMM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MELE</text:p>
          </table:table-cell>
          <table:table-cell office:value-type="date" office:date-value="1900-11-11" calcext:value-type="date">
            <text:p>11/11/1900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ECR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POUT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8-15" calcext:value-type="date">
            <text:p>8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9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0-07-19" calcext:value-type="date">
            <text:p>7/19/1900</text:p>
          </table:table-cell>
          <table:table-cell office:value-type="date" office:date-value="1900-02-19" calcext:value-type="date">
            <text:p>2/19/1900</text:p>
          </table:table-cell>
          <table:table-cell table:number-columns-repeated="2" office:value-type="date" office:date-value="1900-05-29" calcext:value-type="date">
            <text:p>5/29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0-05-26" calcext:value-type="date">
            <text:p>5/26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MACR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LASS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LEPE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ZEMM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EL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HIDA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JADO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ECR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899-12-30" calcext:value-type="date">
            <text:p>12/30/1899</text:p>
          </table:table-cell>
        </table:table-row>
        <table:table-row table:style-name="ro1">
          <table:table-cell office:value-type="date" office:date-value="1900-08-17" calcext:value-type="date">
            <text:p>8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1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2-25" calcext:value-type="date">
            <text:p>2/25/1902</text:p>
          </table:table-cell>
          <table:table-cell office:value-type="date" office:date-value="1900-09-07" calcext:value-type="date">
            <text:p>9/7/1900</text:p>
          </table:table-cell>
          <table:table-cell table:number-columns-repeated="2" office:value-type="date" office:date-value="1901-06-19" calcext:value-type="date">
            <text:p>6/19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6-12" calcext:value-type="date">
            <text:p>6/12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5-21" calcext:value-type="date">
            <text:p>5/21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06-16" calcext:value-type="date">
            <text:p>6/16/1900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PECR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8-18" calcext:value-type="date">
            <text:p>8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2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02-01" calcext:value-type="date">
            <text:p>2/1/1901</text:p>
          </table:table-cell>
          <table:table-cell office:value-type="date" office:date-value="1900-03-16" calcext:value-type="date">
            <text:p>3/16/1900</text:p>
          </table:table-cell>
          <table:table-cell table:number-columns-repeated="2" office:value-type="date" office:date-value="1900-11-17" calcext:value-type="date">
            <text:p>11/1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0-11-14" calcext:value-type="date">
            <text:p>11/14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MACR</text:p>
          </table:table-cell>
          <table:table-cell office:value-type="date" office:date-value="1900-04-05" calcext:value-type="date">
            <text:p>4/5/1900</text:p>
          </table:table-cell>
          <table:table-cell office:value-type="string" calcext:value-type="string">
            <text:p>LASS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LEPE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ZEMM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ELE</text:p>
          </table:table-cell>
          <table:table-cell office:value-type="date" office:date-value="1900-04-09" calcext:value-type="date">
            <text:p>4/9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8-23" calcext:value-type="date">
            <text:p>8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7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5-13" calcext:value-type="date">
            <text:p>5/13/1902</text:p>
          </table:table-cell>
          <table:table-cell office:value-type="date" office:date-value="1900-06-18" calcext:value-type="date">
            <text:p>6/18/1900</text:p>
          </table:table-cell>
          <table:table-cell table:number-columns-repeated="2" office:value-type="date" office:date-value="1901-11-24" calcext:value-type="date">
            <text:p>11/24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1-15" calcext:value-type="date">
            <text:p>11/1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6-21" calcext:value-type="date">
            <text:p>6/21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ZEMM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MELE</text:p>
          </table:table-cell>
          <table:table-cell office:value-type="date" office:date-value="1900-10-19" calcext:value-type="date">
            <text:p>10/19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8-31" calcext:value-type="date">
            <text:p>8/3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5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8-13" calcext:value-type="date">
            <text:p>8/13/1902</text:p>
          </table:table-cell>
          <table:table-cell office:value-type="date" office:date-value="1900-06-14" calcext:value-type="date">
            <text:p>6/14/1900</text:p>
          </table:table-cell>
          <table:table-cell table:number-columns-repeated="2" office:value-type="date" office:date-value="1902-02-28" calcext:value-type="date">
            <text:p>2/28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2-15" calcext:value-type="date">
            <text:p>2/1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MACR</text:p>
          </table:table-cell>
          <table:table-cell office:value-type="date" office:date-value="1900-10-06" calcext:value-type="date">
            <text:p>10/6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23" calcext:value-type="date">
            <text:p>3/23/1900</text:p>
          </table:table-cell>
          <table:table-cell office:value-type="string" calcext:value-type="string">
            <text:p>ZEMM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MELE</text:p>
          </table:table-cell>
          <table:table-cell office:value-type="date" office:date-value="1900-07-06" calcext:value-type="date">
            <text:p>7/6/1900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PECR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9-04" calcext:value-type="date">
            <text:p>9/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9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4-07-20" calcext:value-type="date">
            <text:p>7/20/1904</text:p>
          </table:table-cell>
          <table:table-cell office:value-type="date" office:date-value="1900-11-21" calcext:value-type="date">
            <text:p>11/21/1900</text:p>
          </table:table-cell>
          <table:table-cell table:number-columns-repeated="2" office:value-type="date" office:date-value="1903-08-29" calcext:value-type="date">
            <text:p>8/29/1903</text:p>
          </table:table-cell>
          <table:table-cell office:value-type="date" office:date-value="1900-01-17" calcext:value-type="date">
            <text:p>1/17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3-08-06" calcext:value-type="date">
            <text:p>8/6/1903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MACR</text:p>
          </table:table-cell>
          <table:table-cell office:value-type="date" office:date-value="1900-12-10" calcext:value-type="date">
            <text:p>12/10/1900</text:p>
          </table:table-cell>
          <table:table-cell office:value-type="string" calcext:value-type="string">
            <text:p>LASS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LEPE</text:p>
          </table:table-cell>
          <table:table-cell office:value-type="date" office:date-value="1900-05-18" calcext:value-type="date">
            <text:p>5/18/1900</text:p>
          </table:table-cell>
          <table:table-cell office:value-type="string" calcext:value-type="string">
            <text:p>ZEMM</text:p>
          </table:table-cell>
          <table:table-cell office:value-type="date" office:date-value="1900-04-14" calcext:value-type="date">
            <text:p>4/14/1900</text:p>
          </table:table-cell>
          <table:table-cell office:value-type="string" calcext:value-type="string">
            <text:p>MELE</text:p>
          </table:table-cell>
          <table:table-cell office:value-type="date" office:date-value="1901-03-09" calcext:value-type="date">
            <text:p>3/9/1901</text:p>
          </table:table-cell>
          <table:table-cell office:value-type="string" calcext:value-type="string">
            <text:p>HIDA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JADO</text:p>
          </table:table-cell>
          <table:table-cell office:value-type="date" office:date-value="1900-04-22" calcext:value-type="date">
            <text:p>4/22/1900</text:p>
          </table:table-cell>
          <table:table-cell office:value-type="string" calcext:value-type="string">
            <text:p>PECR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OUT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DUPO</text:p>
          </table:table-cell>
          <table:table-cell office:value-type="date" office:date-value="1900-01-16" calcext:value-type="date">
            <text:p>1/16/1900</text:p>
          </table:table-cell>
        </table:table-row>
        <table:table-row table:style-name="ro1">
          <table:table-cell office:value-type="date" office:date-value="1900-09-05" calcext:value-type="date">
            <text:p>9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0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7-31" calcext:value-type="date">
            <text:p>7/31/1903</text:p>
          </table:table-cell>
          <table:table-cell office:value-type="date" office:date-value="1900-11-18" calcext:value-type="date">
            <text:p>11/18/1900</text:p>
          </table:table-cell>
          <table:table-cell table:number-columns-repeated="2" office:value-type="date" office:date-value="1902-09-11" calcext:value-type="date">
            <text:p>9/11/1902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8-22" calcext:value-type="date">
            <text:p>8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09-02" calcext:value-type="date">
            <text:p>9/2/1900</text:p>
          </table:table-cell>
          <table:table-cell office:value-type="string" calcext:value-type="string">
            <text:p>LASS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LEPE</text:p>
          </table:table-cell>
          <table:table-cell office:value-type="date" office:date-value="1900-06-05" calcext:value-type="date">
            <text:p>6/5/1900</text:p>
          </table:table-cell>
          <table:table-cell office:value-type="string" calcext:value-type="string">
            <text:p>ZEMM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MELE</text:p>
          </table:table-cell>
          <table:table-cell office:value-type="date" office:date-value="1900-09-25" calcext:value-type="date">
            <text:p>9/25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16" calcext:value-type="date">
            <text:p>1/16/1900</text:p>
          </table:table-cell>
        </table:table-row>
        <table:table-row table:style-name="ro1">
          <table:table-cell office:value-type="date" office:date-value="1900-09-09" calcext:value-type="date">
            <text:p>9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4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0-31" calcext:value-type="date">
            <text:p>10/31/1902</text:p>
          </table:table-cell>
          <table:table-cell office:value-type="date" office:date-value="1900-07-03" calcext:value-type="date">
            <text:p>7/3/1900</text:p>
          </table:table-cell>
          <table:table-cell table:number-columns-repeated="2" office:value-type="date" office:date-value="1902-04-29" calcext:value-type="date">
            <text:p>4/29/1902</text:p>
          </table:table-cell>
          <table:table-cell office:value-type="date" office:date-value="1900-01-16" calcext:value-type="date">
            <text:p>1/1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4-09" calcext:value-type="date">
            <text:p>4/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9-12" calcext:value-type="date">
            <text:p>9/12/1900</text:p>
          </table:table-cell>
          <table:table-cell office:value-type="string" calcext:value-type="string">
            <text:p>LAS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LEPE</text:p>
          </table:table-cell>
          <table:table-cell office:value-type="date" office:date-value="1900-04-02" calcext:value-type="date">
            <text:p>4/2/1900</text:p>
          </table:table-cell>
          <table:table-cell office:value-type="string" calcext:value-type="string">
            <text:p>ZEMM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MELE</text:p>
          </table:table-cell>
          <table:table-cell office:value-type="date" office:date-value="1900-07-12" calcext:value-type="date">
            <text:p>7/12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PECR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9" calcext:value-type="date">
            <text:p>1/19/1900</text:p>
          </table:table-cell>
        </table:table-row>
        <table:table-row table:style-name="ro1">
          <table:table-cell office:value-type="date" office:date-value="1900-09-11" calcext:value-type="date">
            <text:p>9/1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6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3-05" calcext:value-type="date">
            <text:p>3/5/1902</text:p>
          </table:table-cell>
          <table:table-cell office:value-type="date" office:date-value="1900-05-09" calcext:value-type="date">
            <text:p>5/9/1900</text:p>
          </table:table-cell>
          <table:table-cell table:number-columns-repeated="2" office:value-type="date" office:date-value="1901-10-26" calcext:value-type="date">
            <text:p>10/26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0-16" calcext:value-type="date">
            <text:p>10/16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09-04" calcext:value-type="date">
            <text:p>9/4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ZEMM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MELE</text:p>
          </table:table-cell>
          <table:table-cell office:value-type="date" office:date-value="1900-05-13" calcext:value-type="date">
            <text:p>5/13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ECR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9-12" calcext:value-type="date">
            <text:p>9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7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0-03" calcext:value-type="date">
            <text:p>10/3/1902</text:p>
          </table:table-cell>
          <table:table-cell office:value-type="date" office:date-value="1900-07-16" calcext:value-type="date">
            <text:p>7/16/1900</text:p>
          </table:table-cell>
          <table:table-cell office:value-type="date" office:date-value="1902-03-19" calcext:value-type="date">
            <text:p>3/19/1902</text:p>
          </table:table-cell>
          <table:table-cell office:value-type="date" office:date-value="1902-03-18" calcext:value-type="date">
            <text:p>3/18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3-08" calcext:value-type="date">
            <text:p>3/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10-27" calcext:value-type="date">
            <text:p>10/27/1900</text:p>
          </table:table-cell>
          <table:table-cell office:value-type="string" calcext:value-type="string">
            <text:p>LAS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LEPE</text:p>
          </table:table-cell>
          <table:table-cell office:value-type="date" office:date-value="1900-03-17" calcext:value-type="date">
            <text:p>3/17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08-01" calcext:value-type="date">
            <text:p>8/1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PECR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9-13" calcext:value-type="date">
            <text:p>9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8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8-11" calcext:value-type="date">
            <text:p>8/11/1902</text:p>
          </table:table-cell>
          <table:table-cell office:value-type="date" office:date-value="1900-08-07" calcext:value-type="date">
            <text:p>8/7/1900</text:p>
          </table:table-cell>
          <table:table-cell office:value-type="date" office:date-value="1902-01-03" calcext:value-type="date">
            <text:p>1/3/1902</text:p>
          </table:table-cell>
          <table:table-cell office:value-type="date" office:date-value="1902-01-04" calcext:value-type="date">
            <text:p>1/4/1902</text:p>
          </table:table-cell>
          <table:table-cell office:value-type="date" office:date-value="1900-01-12" calcext:value-type="date">
            <text:p>1/12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2-18" calcext:value-type="date">
            <text:p>12/1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8-03" calcext:value-type="date">
            <text:p>8/3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4-10" calcext:value-type="date">
            <text:p>4/10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07-25" calcext:value-type="date">
            <text:p>7/25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PECR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6" calcext:value-type="date">
            <text:p>1/16/1900</text:p>
          </table:table-cell>
        </table:table-row>
        <table:table-row table:style-name="ro1">
          <table:table-cell office:value-type="date" office:date-value="1900-09-15" calcext:value-type="date">
            <text:p>9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50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6-04" calcext:value-type="date">
            <text:p>6/4/1902</text:p>
          </table:table-cell>
          <table:table-cell office:value-type="date" office:date-value="1900-06-20" calcext:value-type="date">
            <text:p>6/20/1900</text:p>
          </table:table-cell>
          <table:table-cell table:number-columns-repeated="2" office:value-type="date" office:date-value="1901-12-14" calcext:value-type="date">
            <text:p>12/14/1901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1-30" calcext:value-type="date">
            <text:p>11/30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7-03" calcext:value-type="date">
            <text:p>7/3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ZEMM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MELE</text:p>
          </table:table-cell>
          <table:table-cell office:value-type="date" office:date-value="1900-07-17" calcext:value-type="date">
            <text:p>7/17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ECR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9-17" calcext:value-type="date">
            <text:p>9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52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8-12" calcext:value-type="date">
            <text:p>8/12/1902</text:p>
          </table:table-cell>
          <table:table-cell office:value-type="date" office:date-value="1900-07-10" calcext:value-type="date">
            <text:p>7/10/1900</text:p>
          </table:table-cell>
          <table:table-cell table:number-columns-repeated="2" office:value-type="date" office:date-value="1902-02-01" calcext:value-type="date">
            <text:p>2/1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1-24" calcext:value-type="date">
            <text:p>1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7-14" calcext:value-type="date">
            <text:p>7/14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6-28" calcext:value-type="date">
            <text:p>6/28/1900</text:p>
          </table:table-cell>
          <table:table-cell office:value-type="string" calcext:value-type="string">
            <text:p>ZEMM</text:p>
          </table:table-cell>
          <table:table-cell office:value-type="date" office:date-value="1900-04-07" calcext:value-type="date">
            <text:p>4/7/1900</text:p>
          </table:table-cell>
          <table:table-cell office:value-type="string" calcext:value-type="string">
            <text:p>MELE</text:p>
          </table:table-cell>
          <table:table-cell office:value-type="date" office:date-value="1900-05-16" calcext:value-type="date">
            <text:p>5/16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ECR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9-19" calcext:value-type="date">
            <text:p>9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54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1-17" calcext:value-type="date">
            <text:p>1/17/1903</text:p>
          </table:table-cell>
          <table:table-cell office:value-type="date" office:date-value="1900-08-14" calcext:value-type="date">
            <text:p>8/14/1900</text:p>
          </table:table-cell>
          <table:table-cell table:number-columns-repeated="2" office:value-type="date" office:date-value="1902-06-04" calcext:value-type="date">
            <text:p>6/4/1902</text:p>
          </table:table-cell>
          <table:table-cell office:value-type="date" office:date-value="1900-01-17" calcext:value-type="date">
            <text:p>1/1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5-14" calcext:value-type="date">
            <text:p>5/1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08-22" calcext:value-type="date">
            <text:p>8/22/1900</text:p>
          </table:table-cell>
          <table:table-cell office:value-type="string" calcext:value-type="string">
            <text:p>LASS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LEPE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ZEMM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MELE</text:p>
          </table:table-cell>
          <table:table-cell office:value-type="date" office:date-value="1900-10-23" calcext:value-type="date">
            <text:p>10/23/1900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PECR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POUT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9-21" calcext:value-type="date">
            <text:p>9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56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12-28" calcext:value-type="date">
            <text:p>12/28/1902</text:p>
          </table:table-cell>
          <table:table-cell office:value-type="date" office:date-value="1900-09-12" calcext:value-type="date">
            <text:p>9/12/1900</text:p>
          </table:table-cell>
          <table:table-cell table:number-columns-repeated="2" office:value-type="date" office:date-value="1902-04-16" calcext:value-type="date">
            <text:p>4/16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4-06" calcext:value-type="date">
            <text:p>4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9-18" calcext:value-type="date">
            <text:p>9/18/1900</text:p>
          </table:table-cell>
          <table:table-cell office:value-type="string" calcext:value-type="string">
            <text:p>LAS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LEPE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10-23" calcext:value-type="date">
            <text:p>10/23/1900</text:p>
          </table:table-cell>
          <table:table-cell office:value-type="string" calcext:value-type="string">
            <text:p>HID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01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8-19" calcext:value-type="date">
            <text:p>8/19/1902</text:p>
          </table:table-cell>
          <table:table-cell office:value-type="date" office:date-value="1900-08-14" calcext:value-type="date">
            <text:p>8/14/1900</text:p>
          </table:table-cell>
          <table:table-cell table:number-columns-repeated="2" office:value-type="date" office:date-value="1902-01-04" calcext:value-type="date">
            <text:p>1/4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21" calcext:value-type="date">
            <text:p>12/2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9-11" calcext:value-type="date">
            <text:p>9/11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ZEMM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MELE</text:p>
          </table:table-cell>
          <table:table-cell office:value-type="date" office:date-value="1900-08-16" calcext:value-type="date">
            <text:p>8/16/1900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PECR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899-12-31" calcext:value-type="date">
            <text:p>12/31/1899</text:p>
          </table:table-cell>
        </table:table-row>
        <table:table-row table:style-name="ro1"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A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0-01-22" calcext:value-type="date">
            <text:p>1/22/1900</text:p>
          </table:table-cell>
          <table:table-cell office:value-type="date" office:date-value="1900-01-20" calcext:value-type="date">
            <text:p>1/20/1900</text:p>
          </table:table-cell>
          <table:table-cell table:number-columns-repeated="2" office:value-type="date" office:date-value="1900-01-01" calcext:value-type="date">
            <text:p>1/1/1900</text:p>
          </table:table-cell>
          <table:table-cell table:number-columns-repeated="2" office:value-type="date" office:date-value="1899-12-30" calcext:value-type="date">
            <text:p>12/30/1899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MACR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LASS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LEPE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ZEMM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MELE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HIDA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JADO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PECR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899-12-30" calcext:value-type="date">
            <text:p>12/30/1899</text:p>
          </table:table-cell>
        </table:table-row>
        <table:table-row table:style-name="ro1"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10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3-02" calcext:value-type="date">
            <text:p>3/2/1903</text:p>
          </table:table-cell>
          <table:table-cell office:value-type="date" office:date-value="1900-08-02" calcext:value-type="date">
            <text:p>8/2/1900</text:p>
          </table:table-cell>
          <table:table-cell table:number-columns-repeated="2" office:value-type="date" office:date-value="1902-07-30" calcext:value-type="date">
            <text:p>7/30/1902</text:p>
          </table:table-cell>
          <table:table-cell office:value-type="date" office:date-value="1900-01-15" calcext:value-type="date">
            <text:p>1/15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2-07-07" calcext:value-type="date">
            <text:p>7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9-20" calcext:value-type="date">
            <text:p>9/20/1900</text:p>
          </table:table-cell>
          <table:table-cell office:value-type="string" calcext:value-type="string">
            <text:p>LAS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LEPE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ZEMM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MELE</text:p>
          </table:table-cell>
          <table:table-cell office:value-type="date" office:date-value="1900-11-26" calcext:value-type="date">
            <text:p>11/26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3-19" calcext:value-type="date">
            <text:p>3/19/1900</text:p>
          </table:table-cell>
          <table:table-cell office:value-type="string" calcext:value-type="string">
            <text:p>PECR</text:p>
          </table:table-cell>
          <table:table-cell office:value-type="date" office:date-value="1900-02-15" calcext:value-type="date">
            <text:p>2/15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1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1-27" calcext:value-type="date">
            <text:p>11/27/1902</text:p>
          </table:table-cell>
          <table:table-cell office:value-type="date" office:date-value="1900-08-18" calcext:value-type="date">
            <text:p>8/18/1900</text:p>
          </table:table-cell>
          <table:table-cell table:number-columns-repeated="2" office:value-type="date" office:date-value="1902-04-10" calcext:value-type="date">
            <text:p>4/10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3-28" calcext:value-type="date">
            <text:p>3/2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8-02" calcext:value-type="date">
            <text:p>8/2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ZEMM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MELE</text:p>
          </table:table-cell>
          <table:table-cell office:value-type="date" office:date-value="1900-12-01" calcext:value-type="date">
            <text:p>12/1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23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09-19" calcext:value-type="date">
            <text:p>9/19/1902</text:p>
          </table:table-cell>
          <table:table-cell office:value-type="date" office:date-value="1900-08-11" calcext:value-type="date">
            <text:p>8/11/1900</text:p>
          </table:table-cell>
          <table:table-cell table:number-columns-repeated="2" office:value-type="date" office:date-value="1902-02-07" calcext:value-type="date">
            <text:p>2/7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1-22" calcext:value-type="date">
            <text:p>1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7-30" calcext:value-type="date">
            <text:p>7/30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2-26" calcext:value-type="date">
            <text:p>2/26/1900</text:p>
          </table:table-cell>
          <table:table-cell office:value-type="string" calcext:value-type="string">
            <text:p>MELE</text:p>
          </table:table-cell>
          <table:table-cell office:value-type="date" office:date-value="1900-09-18" calcext:value-type="date">
            <text:p>9/18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PECR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38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8-16" calcext:value-type="date">
            <text:p>8/16/1902</text:p>
          </table:table-cell>
          <table:table-cell office:value-type="date" office:date-value="1900-06-25" calcext:value-type="date">
            <text:p>6/25/1900</text:p>
          </table:table-cell>
          <table:table-cell office:value-type="date" office:date-value="1902-02-20" calcext:value-type="date">
            <text:p>2/20/1902</text:p>
          </table:table-cell>
          <table:table-cell office:value-type="date" office:date-value="1902-02-21" calcext:value-type="date">
            <text:p>2/21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2-02-04" calcext:value-type="date">
            <text:p>2/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ACR</text:p>
          </table:table-cell>
          <table:table-cell office:value-type="date" office:date-value="1900-07-10" calcext:value-type="date">
            <text:p>7/10/1900</text:p>
          </table:table-cell>
          <table:table-cell office:value-type="string" calcext:value-type="string">
            <text:p>LAS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MELE</text:p>
          </table:table-cell>
          <table:table-cell office:value-type="date" office:date-value="1900-10-12" calcext:value-type="date">
            <text:p>10/12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0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7-31" calcext:value-type="date">
            <text:p>7/31/1902</text:p>
          </table:table-cell>
          <table:table-cell office:value-type="date" office:date-value="1900-06-01" calcext:value-type="date">
            <text:p>6/1/1900</text:p>
          </table:table-cell>
          <table:table-cell table:number-columns-repeated="2" office:value-type="date" office:date-value="1902-02-28" calcext:value-type="date">
            <text:p>2/28/1902</text:p>
          </table:table-cell>
          <table:table-cell table:number-columns-repeated="2" office:value-type="date" office:date-value="1900-01-02" calcext:value-type="date">
            <text:p>1/2/1900</text:p>
          </table:table-cell>
          <table:table-cell office:value-type="date" office:date-value="1902-02-22" calcext:value-type="date">
            <text:p>2/2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9-16" calcext:value-type="date">
            <text:p>9/16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ZEMM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MELE</text:p>
          </table:table-cell>
          <table:table-cell office:value-type="date" office:date-value="1900-08-11" calcext:value-type="date">
            <text:p>8/11/1900</text:p>
          </table:table-cell>
          <table:table-cell office:value-type="string" calcext:value-type="string">
            <text:p>HID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JADO</text:p>
          </table:table-cell>
          <table:table-cell office:value-type="date" office:date-value="1900-03-13" calcext:value-type="date">
            <text:p>3/13/1900</text:p>
          </table:table-cell>
          <table:table-cell office:value-type="string" calcext:value-type="string">
            <text:p>PECR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4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2-16" calcext:value-type="date">
            <text:p>2/16/1903</text:p>
          </table:table-cell>
          <table:table-cell office:value-type="date" office:date-value="1900-07-28" calcext:value-type="date">
            <text:p>7/28/1900</text:p>
          </table:table-cell>
          <table:table-cell table:number-columns-repeated="2" office:value-type="date" office:date-value="1902-07-21" calcext:value-type="date">
            <text:p>7/21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2-07-03" calcext:value-type="date">
            <text:p>7/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MACR</text:p>
          </table:table-cell>
          <table:table-cell office:value-type="date" office:date-value="1900-08-29" calcext:value-type="date">
            <text:p>8/29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1-27" calcext:value-type="date">
            <text:p>11/27/1900</text:p>
          </table:table-cell>
          <table:table-cell office:value-type="string" calcext:value-type="string">
            <text:p>HIDA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JADO</text:p>
          </table:table-cell>
          <table:table-cell office:value-type="date" office:date-value="1900-04-19" calcext:value-type="date">
            <text:p>4/19/1900</text:p>
          </table:table-cell>
          <table:table-cell office:value-type="string" calcext:value-type="string">
            <text:p>PECR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3" calcext:value-type="date">
            <text:p>1/13/1900</text:p>
          </table:table-cell>
        </table:table-row>
        <table:table-row table:style-name="ro1"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48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11-02" calcext:value-type="date">
            <text:p>11/2/1902</text:p>
          </table:table-cell>
          <table:table-cell office:value-type="date" office:date-value="1900-06-29" calcext:value-type="date">
            <text:p>6/29/1900</text:p>
          </table:table-cell>
          <table:table-cell table:number-columns-repeated="2" office:value-type="date" office:date-value="1902-05-05" calcext:value-type="date">
            <text:p>5/5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4-20" calcext:value-type="date">
            <text:p>4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09-26" calcext:value-type="date">
            <text:p>9/26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MELE</text:p>
          </table:table-cell>
          <table:table-cell office:value-type="date" office:date-value="1900-10-16" calcext:value-type="date">
            <text:p>10/16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PECR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POUT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1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9-21" calcext:value-type="date">
            <text:p>9/21/1902</text:p>
          </table:table-cell>
          <table:table-cell office:value-type="date" office:date-value="1900-07-06" calcext:value-type="date">
            <text:p>7/6/1900</text:p>
          </table:table-cell>
          <table:table-cell table:number-columns-repeated="2" office:value-type="date" office:date-value="1902-03-17" calcext:value-type="date">
            <text:p>3/17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3-03" calcext:value-type="date">
            <text:p>3/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10-17" calcext:value-type="date">
            <text:p>10/17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ZEMM</text:p>
          </table:table-cell>
          <table:table-cell office:value-type="date" office:date-value="1900-03-23" calcext:value-type="date">
            <text:p>3/23/1900</text:p>
          </table:table-cell>
          <table:table-cell office:value-type="string" calcext:value-type="string">
            <text:p>MELE</text:p>
          </table:table-cell>
          <table:table-cell office:value-type="date" office:date-value="1900-06-05" calcext:value-type="date">
            <text:p>6/5/1900</text:p>
          </table:table-cell>
          <table:table-cell office:value-type="string" calcext:value-type="string">
            <text:p>HIDA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JADO</text:p>
          </table:table-cell>
          <table:table-cell office:value-type="date" office:date-value="1900-02-21" calcext:value-type="date">
            <text:p>2/21/1900</text:p>
          </table:table-cell>
          <table:table-cell office:value-type="string" calcext:value-type="string">
            <text:p>PECR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2-23" calcext:value-type="date">
            <text:p>2/2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4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2-25" calcext:value-type="date">
            <text:p>2/25/1903</text:p>
          </table:table-cell>
          <table:table-cell office:value-type="date" office:date-value="1900-08-10" calcext:value-type="date">
            <text:p>8/10/1900</text:p>
          </table:table-cell>
          <table:table-cell table:number-columns-repeated="2" office:value-type="date" office:date-value="1902-07-17" calcext:value-type="date">
            <text:p>7/17/1902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7-10" calcext:value-type="date">
            <text:p>7/1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ACR</text:p>
          </table:table-cell>
          <table:table-cell office:value-type="date" office:date-value="1900-09-07" calcext:value-type="date">
            <text:p>9/7/1900</text:p>
          </table:table-cell>
          <table:table-cell office:value-type="string" calcext:value-type="string">
            <text:p>LAS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LEPE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ZEMM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MELE</text:p>
          </table:table-cell>
          <table:table-cell office:value-type="date" office:date-value="1900-12-24" calcext:value-type="date">
            <text:p>12/24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PECR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58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4-18" calcext:value-type="date">
            <text:p>4/18/1903</text:p>
          </table:table-cell>
          <table:table-cell office:value-type="date" office:date-value="1900-08-01" calcext:value-type="date">
            <text:p>8/1/1900</text:p>
          </table:table-cell>
          <table:table-cell office:value-type="date" office:date-value="1902-09-16" calcext:value-type="date">
            <text:p>9/16/1902</text:p>
          </table:table-cell>
          <table:table-cell office:value-type="date" office:date-value="1902-09-13" calcext:value-type="date">
            <text:p>9/13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9-02" calcext:value-type="date">
            <text:p>9/2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12-25" calcext:value-type="date">
            <text:p>12/25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ZEMM</text:p>
          </table:table-cell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MELE</text:p>
          </table:table-cell>
          <table:table-cell office:value-type="date" office:date-value="1900-09-12" calcext:value-type="date">
            <text:p>9/12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PECR</text:p>
          </table:table-cell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1" calcext:value-type="date">
            <text:p>1/11/1900</text:p>
          </table:table-cell>
        </table:table-row>
        <table:table-row table:style-name="ro1">
          <table:table-cell office:value-type="date" office:date-value="1900-03-02" calcext:value-type="date">
            <text:p>3/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61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7-09" calcext:value-type="date">
            <text:p>7/9/1902</text:p>
          </table:table-cell>
          <table:table-cell office:value-type="date" office:date-value="1900-06-10" calcext:value-type="date">
            <text:p>6/10/1900</text:p>
          </table:table-cell>
          <table:table-cell office:value-type="date" office:date-value="1902-01-28" calcext:value-type="date">
            <text:p>1/28/1902</text:p>
          </table:table-cell>
          <table:table-cell office:value-type="date" office:date-value="1902-01-27" calcext:value-type="date">
            <text:p>1/27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1-15" calcext:value-type="date">
            <text:p>1/1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10-04" calcext:value-type="date">
            <text:p>10/4/1900</text:p>
          </table:table-cell>
          <table:table-cell office:value-type="string" calcext:value-type="string">
            <text:p>LAS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LEPE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ZEMM</text:p>
          </table:table-cell>
          <table:table-cell office:value-type="date" office:date-value="1900-04-02" calcext:value-type="date">
            <text:p>4/2/1900</text:p>
          </table:table-cell>
          <table:table-cell office:value-type="string" calcext:value-type="string">
            <text:p>MELE</text:p>
          </table:table-cell>
          <table:table-cell office:value-type="date" office:date-value="1900-06-28" calcext:value-type="date">
            <text:p>6/28/1900</text:p>
          </table:table-cell>
          <table:table-cell office:value-type="string" calcext:value-type="string">
            <text:p>HIDA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JADO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PECR</text:p>
          </table:table-cell>
          <table:table-cell office:value-type="date" office:date-value="1900-02-12" calcext:value-type="date">
            <text:p>2/12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73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1-11-05" calcext:value-type="date">
            <text:p>11/5/1901</text:p>
          </table:table-cell>
          <table:table-cell office:value-type="date" office:date-value="1900-10-14" calcext:value-type="date">
            <text:p>10/14/1900</text:p>
          </table:table-cell>
          <table:table-cell table:number-columns-repeated="2" office:value-type="date" office:date-value="1901-01-21" calcext:value-type="date">
            <text:p>1/21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1-15" calcext:value-type="date">
            <text:p>1/1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MACR</text:p>
          </table:table-cell>
          <table:table-cell office:value-type="date" office:date-value="1900-03-20" calcext:value-type="date">
            <text:p>3/20/1900</text:p>
          </table:table-cell>
          <table:table-cell office:value-type="string" calcext:value-type="string">
            <text:p>LASS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LEPE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ZEMM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ELE</text:p>
          </table:table-cell>
          <table:table-cell office:value-type="date" office:date-value="1900-07-27" calcext:value-type="date">
            <text:p>7/27/1900</text:p>
          </table:table-cell>
          <table:table-cell office:value-type="string" calcext:value-type="string">
            <text:p>HIDA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JADO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PECR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1" calcext:value-type="date">
            <text:p>1/1/1900</text:p>
          </table:table-cell>
        </table:table-row>
        <table:table-row table:style-name="ro1">
          <table:table-cell office:value-type="date" office:date-value="1900-03-29" calcext:value-type="date">
            <text:p>3/2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5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7-27" calcext:value-type="date">
            <text:p>7/27/1902</text:p>
          </table:table-cell>
          <table:table-cell office:value-type="date" office:date-value="1900-07-13" calcext:value-type="date">
            <text:p>7/13/1900</text:p>
          </table:table-cell>
          <table:table-cell table:number-columns-repeated="2" office:value-type="date" office:date-value="1902-01-13" calcext:value-type="date">
            <text:p>1/13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1-03" calcext:value-type="date">
            <text:p>1/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6-26" calcext:value-type="date">
            <text:p>6/26/1900</text:p>
          </table:table-cell>
          <table:table-cell office:value-type="string" calcext:value-type="string">
            <text:p>LAS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LEPE</text:p>
          </table:table-cell>
          <table:table-cell office:value-type="date" office:date-value="1900-02-19" calcext:value-type="date">
            <text:p>2/19/1900</text:p>
          </table:table-cell>
          <table:table-cell office:value-type="string" calcext:value-type="string">
            <text:p>ZEMM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MELE</text:p>
          </table:table-cell>
          <table:table-cell office:value-type="date" office:date-value="1900-10-21" calcext:value-type="date">
            <text:p>10/21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3-30" calcext:value-type="date">
            <text:p>3/3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86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3-09" calcext:value-type="date">
            <text:p>3/9/1902</text:p>
          </table:table-cell>
          <table:table-cell office:value-type="date" office:date-value="1900-09-30" calcext:value-type="date">
            <text:p>9/30/1900</text:p>
          </table:table-cell>
          <table:table-cell table:number-columns-repeated="2" office:value-type="date" office:date-value="1901-06-08" calcext:value-type="date">
            <text:p>6/8/1901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1-05-28" calcext:value-type="date">
            <text:p>5/2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4-11" calcext:value-type="date">
            <text:p>4/11/1900</text:p>
          </table:table-cell>
          <table:table-cell office:value-type="string" calcext:value-type="string">
            <text:p>LAS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LEPE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ZEMM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MELE</text:p>
          </table:table-cell>
          <table:table-cell office:value-type="date" office:date-value="1900-08-27" calcext:value-type="date">
            <text:p>8/27/1900</text:p>
          </table:table-cell>
          <table:table-cell office:value-type="string" calcext:value-type="string">
            <text:p>HIDA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JADO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PECR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4-05" calcext:value-type="date">
            <text:p>4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092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3-03-15" calcext:value-type="date">
            <text:p>3/15/1903</text:p>
          </table:table-cell>
          <table:table-cell office:value-type="date" office:date-value="1900-11-03" calcext:value-type="date">
            <text:p>11/3/1900</text:p>
          </table:table-cell>
          <table:table-cell table:number-columns-repeated="2" office:value-type="date" office:date-value="1902-05-11" calcext:value-type="date">
            <text:p>5/11/1902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4-24" calcext:value-type="date">
            <text:p>4/24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ACR</text:p>
          </table:table-cell>
          <table:table-cell office:value-type="date" office:date-value="1900-07-15" calcext:value-type="date">
            <text:p>7/15/1900</text:p>
          </table:table-cell>
          <table:table-cell office:value-type="string" calcext:value-type="string">
            <text:p>LASS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LEPE</text:p>
          </table:table-cell>
          <table:table-cell office:value-type="date" office:date-value="1900-04-15" calcext:value-type="date">
            <text:p>4/15/1900</text:p>
          </table:table-cell>
          <table:table-cell office:value-type="string" calcext:value-type="string">
            <text:p>ZEMM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MELE</text:p>
          </table:table-cell>
          <table:table-cell office:value-type="date" office:date-value="1900-12-26" calcext:value-type="date">
            <text:p>12/26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4-16" calcext:value-type="date">
            <text:p>4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03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3-09" calcext:value-type="date">
            <text:p>3/9/1902</text:p>
          </table:table-cell>
          <table:table-cell office:value-type="date" office:date-value="1900-11-17" calcext:value-type="date">
            <text:p>11/17/1900</text:p>
          </table:table-cell>
          <table:table-cell table:number-columns-repeated="2" office:value-type="date" office:date-value="1901-04-21" calcext:value-type="date">
            <text:p>4/21/1901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04-15" calcext:value-type="date">
            <text:p>4/1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3-11" calcext:value-type="date">
            <text:p>3/11/1900</text:p>
          </table:table-cell>
          <table:table-cell office:value-type="string" calcext:value-type="string">
            <text:p>LAS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LEPE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ZEMM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ELE</text:p>
          </table:table-cell>
          <table:table-cell office:value-type="date" office:date-value="1900-10-20" calcext:value-type="date">
            <text:p>10/20/1900</text:p>
          </table:table-cell>
          <table:table-cell office:value-type="string" calcext:value-type="string">
            <text:p>HIDA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JADO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PECR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2" calcext:value-type="date">
            <text:p>1/2/1900</text:p>
          </table:table-cell>
        </table:table-row>
        <table:table-row table:style-name="ro1">
          <table:table-cell office:value-type="date" office:date-value="1900-04-24" calcext:value-type="date">
            <text:p>4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1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2-17" calcext:value-type="date">
            <text:p>2/17/1902</text:p>
          </table:table-cell>
          <table:table-cell office:value-type="date" office:date-value="1900-06-05" calcext:value-type="date">
            <text:p>6/5/1900</text:p>
          </table:table-cell>
          <table:table-cell table:number-columns-repeated="2" office:value-type="date" office:date-value="1901-09-13" calcext:value-type="date">
            <text:p>9/13/1901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09-03" calcext:value-type="date">
            <text:p>9/3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6-02" calcext:value-type="date">
            <text:p>6/2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ZEMM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MELE</text:p>
          </table:table-cell>
          <table:table-cell office:value-type="date" office:date-value="1900-06-30" calcext:value-type="date">
            <text:p>6/30/1900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DUPO</text:p>
          </table:table-cell>
          <table:table-cell office:value-type="date" office:date-value="1900-01-09" calcext:value-type="date">
            <text:p>1/9/1900</text:p>
          </table:table-cell>
        </table:table-row>
        <table:table-row table:style-name="ro1">
          <table:table-cell office:value-type="date" office:date-value="1900-04-27" calcext:value-type="date">
            <text:p>4/2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3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4-21" calcext:value-type="date">
            <text:p>4/21/1902</text:p>
          </table:table-cell>
          <table:table-cell office:value-type="date" office:date-value="1900-06-17" calcext:value-type="date">
            <text:p>6/17/1900</text:p>
          </table:table-cell>
          <table:table-cell table:number-columns-repeated="2" office:value-type="date" office:date-value="1901-11-03" calcext:value-type="date">
            <text:p>11/3/1901</text:p>
          </table:table-cell>
          <table:table-cell table:number-columns-repeated="2" office:value-type="date" office:date-value="1900-01-02" calcext:value-type="date">
            <text:p>1/2/1900</text:p>
          </table:table-cell>
          <table:table-cell office:value-type="date" office:date-value="1901-10-28" calcext:value-type="date">
            <text:p>10/28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6-10" calcext:value-type="date">
            <text:p>6/10/1900</text:p>
          </table:table-cell>
          <table:table-cell office:value-type="string" calcext:value-type="string">
            <text:p>LAS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LEPE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ZEMM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MELE</text:p>
          </table:table-cell>
          <table:table-cell office:value-type="date" office:date-value="1900-09-20" calcext:value-type="date">
            <text:p>9/20/1900</text:p>
          </table:table-cell>
          <table:table-cell office:value-type="string" calcext:value-type="string">
            <text:p>HIDA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JADO</text:p>
          </table:table-cell>
          <table:table-cell office:value-type="date" office:date-value="1900-03-08" calcext:value-type="date">
            <text:p>3/8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  <table:table-row table:style-name="ro1">
          <table:table-cell office:value-type="date" office:date-value="1900-05-01" calcext:value-type="date">
            <text:p>5/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7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11-21" calcext:value-type="date">
            <text:p>11/21/1903</text:p>
          </table:table-cell>
          <table:table-cell office:value-type="date" office:date-value="1900-11-19" calcext:value-type="date">
            <text:p>11/19/1900</text:p>
          </table:table-cell>
          <table:table-cell office:value-type="date" office:date-value="1903-01-01" calcext:value-type="date">
            <text:p>1/1/1903</text:p>
          </table:table-cell>
          <table:table-cell office:value-type="date" office:date-value="1903-01-02" calcext:value-type="date">
            <text:p>1/2/1903</text:p>
          </table:table-cell>
          <table:table-cell office:value-type="date" office:date-value="1900-01-21" calcext:value-type="date">
            <text:p>1/21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12-06" calcext:value-type="date">
            <text:p>12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MACR</text:p>
          </table:table-cell>
          <table:table-cell office:value-type="date" office:date-value="1900-08-21" calcext:value-type="date">
            <text:p>8/21/1900</text:p>
          </table:table-cell>
          <table:table-cell office:value-type="string" calcext:value-type="string">
            <text:p>LAS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LEPE</text:p>
          </table:table-cell>
          <table:table-cell office:value-type="date" office:date-value="1900-04-07" calcext:value-type="date">
            <text:p>4/7/1900</text:p>
          </table:table-cell>
          <table:table-cell office:value-type="string" calcext:value-type="string">
            <text:p>ZEMM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MELE</text:p>
          </table:table-cell>
          <table:table-cell office:value-type="date" office:date-value="1901-04-23" calcext:value-type="date">
            <text:p>4/23/1901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4-02" calcext:value-type="date">
            <text:p>4/2/1900</text:p>
          </table:table-cell>
          <table:table-cell office:value-type="string" calcext:value-type="string">
            <text:p>PECR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OUT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5-03" calcext:value-type="date">
            <text:p>5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19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9-11" calcext:value-type="date">
            <text:p>9/11/1902</text:p>
          </table:table-cell>
          <table:table-cell office:value-type="date" office:date-value="1900-08-25" calcext:value-type="date">
            <text:p>8/25/1900</text:p>
          </table:table-cell>
          <table:table-cell office:value-type="date" office:date-value="1902-01-16" calcext:value-type="date">
            <text:p>1/16/1902</text:p>
          </table:table-cell>
          <table:table-cell office:value-type="date" office:date-value="1902-01-15" calcext:value-type="date">
            <text:p>1/15/1902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1-06" calcext:value-type="date">
            <text:p>1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07-05" calcext:value-type="date">
            <text:p>7/5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10-17" calcext:value-type="date">
            <text:p>10/17/1900</text:p>
          </table:table-cell>
          <table:table-cell office:value-type="string" calcext:value-type="string">
            <text:p>HIDA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JADO</text:p>
          </table:table-cell>
          <table:table-cell office:value-type="date" office:date-value="1900-03-04" calcext:value-type="date">
            <text:p>3/4/1900</text:p>
          </table:table-cell>
          <table:table-cell office:value-type="string" calcext:value-type="string">
            <text:p>PECR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5-05" calcext:value-type="date">
            <text:p>5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1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1-23" calcext:value-type="date">
            <text:p>1/23/1903</text:p>
          </table:table-cell>
          <table:table-cell office:value-type="date" office:date-value="1900-06-27" calcext:value-type="date">
            <text:p>6/27/1900</text:p>
          </table:table-cell>
          <table:table-cell table:number-columns-repeated="2" office:value-type="date" office:date-value="1902-07-28" calcext:value-type="date">
            <text:p>7/28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7-16" calcext:value-type="date">
            <text:p>7/1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MACR</text:p>
          </table:table-cell>
          <table:table-cell office:value-type="date" office:date-value="1900-08-06" calcext:value-type="date">
            <text:p>8/6/1900</text:p>
          </table:table-cell>
          <table:table-cell office:value-type="string" calcext:value-type="string">
            <text:p>LAS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MELE</text:p>
          </table:table-cell>
          <table:table-cell office:value-type="date" office:date-value="1901-01-27" calcext:value-type="date">
            <text:p>1/27/1901</text:p>
          </table:table-cell>
          <table:table-cell office:value-type="string" calcext:value-type="string">
            <text:p>HIDA</text:p>
          </table:table-cell>
          <table:table-cell office:value-type="date" office:date-value="1900-01-31" calcext:value-type="date">
            <text:p>1/31/1900</text:p>
          </table:table-cell>
          <table:table-cell office:value-type="string" calcext:value-type="string">
            <text:p>JADO</text:p>
          </table:table-cell>
          <table:table-cell office:value-type="date" office:date-value="1900-04-04" calcext:value-type="date">
            <text:p>4/4/1900</text:p>
          </table:table-cell>
          <table:table-cell office:value-type="string" calcext:value-type="string">
            <text:p>PECR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POUT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DUPO</text:p>
          </table:table-cell>
          <table:table-cell office:value-type="date" office:date-value="1900-01-11" calcext:value-type="date">
            <text:p>1/11/1900</text:p>
          </table:table-cell>
        </table:table-row>
        <table:table-row table:style-name="ro1">
          <table:table-cell office:value-type="date" office:date-value="1900-05-06" calcext:value-type="date">
            <text:p>5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2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2-22" calcext:value-type="date">
            <text:p>2/22/1903</text:p>
          </table:table-cell>
          <table:table-cell office:value-type="date" office:date-value="1900-08-09" calcext:value-type="date">
            <text:p>8/9/1900</text:p>
          </table:table-cell>
          <table:table-cell table:number-columns-repeated="2" office:value-type="date" office:date-value="1902-07-15" calcext:value-type="date">
            <text:p>7/15/1902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6-28" calcext:value-type="date">
            <text:p>6/2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MACR</text:p>
          </table:table-cell>
          <table:table-cell office:value-type="date" office:date-value="1900-08-20" calcext:value-type="date">
            <text:p>8/20/1900</text:p>
          </table:table-cell>
          <table:table-cell office:value-type="string" calcext:value-type="string">
            <text:p>LASS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2-16" calcext:value-type="date">
            <text:p>2/16/1900</text:p>
          </table:table-cell>
          <table:table-cell office:value-type="string" calcext:value-type="string">
            <text:p>MELE</text:p>
          </table:table-cell>
          <table:table-cell office:value-type="date" office:date-value="1900-12-29" calcext:value-type="date">
            <text:p>12/29/1900</text:p>
          </table:table-cell>
          <table:table-cell office:value-type="string" calcext:value-type="string">
            <text:p>HIDA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JADO</text:p>
          </table:table-cell>
          <table:table-cell office:value-type="date" office:date-value="1900-03-16" calcext:value-type="date">
            <text:p>3/16/1900</text:p>
          </table:table-cell>
          <table:table-cell office:value-type="string" calcext:value-type="string">
            <text:p>PECR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5-09" calcext:value-type="date">
            <text:p>5/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5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7-20" calcext:value-type="date">
            <text:p>7/20/1902</text:p>
          </table:table-cell>
          <table:table-cell office:value-type="date" office:date-value="1900-07-05" calcext:value-type="date">
            <text:p>7/5/1900</text:p>
          </table:table-cell>
          <table:table-cell office:value-type="date" office:date-value="1902-01-14" calcext:value-type="date">
            <text:p>1/14/1902</text:p>
          </table:table-cell>
          <table:table-cell office:value-type="date" office:date-value="1902-01-13" calcext:value-type="date">
            <text:p>1/13/1902</text:p>
          </table:table-cell>
          <table:table-cell table:number-columns-repeated="2" office:value-type="date" office:date-value="1900-01-03" calcext:value-type="date">
            <text:p>1/3/1900</text:p>
          </table:table-cell>
          <table:table-cell office:value-type="date" office:date-value="1902-01-06" calcext:value-type="date">
            <text:p>1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MACR</text:p>
          </table:table-cell>
          <table:table-cell office:value-type="date" office:date-value="1900-07-01" calcext:value-type="date">
            <text:p>7/1/1900</text:p>
          </table:table-cell>
          <table:table-cell office:value-type="string" calcext:value-type="string">
            <text:p>LAS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LEPE</text:p>
          </table:table-cell>
          <table:table-cell office:value-type="date" office:date-value="1900-03-06" calcext:value-type="date">
            <text:p>3/6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0-04" calcext:value-type="date">
            <text:p>10/4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5-10" calcext:value-type="date">
            <text:p>5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26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12-02" calcext:value-type="date">
            <text:p>12/2/1902</text:p>
          </table:table-cell>
          <table:table-cell office:value-type="date" office:date-value="1900-07-05" calcext:value-type="date">
            <text:p>7/5/1900</text:p>
          </table:table-cell>
          <table:table-cell table:number-columns-repeated="2" office:value-type="date" office:date-value="1902-05-29" calcext:value-type="date">
            <text:p>5/29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2-05-03" calcext:value-type="date">
            <text:p>5/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MACR</text:p>
          </table:table-cell>
          <table:table-cell office:value-type="date" office:date-value="1900-07-05" calcext:value-type="date">
            <text:p>7/5/1900</text:p>
          </table:table-cell>
          <table:table-cell office:value-type="string" calcext:value-type="string">
            <text:p>LASS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MELE</text:p>
          </table:table-cell>
          <table:table-cell office:value-type="date" office:date-value="1901-01-29" calcext:value-type="date">
            <text:p>1/29/1901</text:p>
          </table:table-cell>
          <table:table-cell office:value-type="string" calcext:value-type="string">
            <text:p>HIDA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JADO</text:p>
          </table:table-cell>
          <table:table-cell office:value-type="date" office:date-value="1900-03-10" calcext:value-type="date">
            <text:p>3/10/1900</text:p>
          </table:table-cell>
          <table:table-cell office:value-type="string" calcext:value-type="string">
            <text:p>PECR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5-16" calcext:value-type="date">
            <text:p>5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2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</text:p>
          </table:table-cell>
          <table:table-cell office:value-type="date" office:date-value="1902-09-04" calcext:value-type="date">
            <text:p>9/4/1902</text:p>
          </table:table-cell>
          <table:table-cell office:value-type="date" office:date-value="1901-01-02" calcext:value-type="date">
            <text:p>1/2/1901</text:p>
          </table:table-cell>
          <table:table-cell table:number-columns-repeated="2" office:value-type="date" office:date-value="1901-09-01" calcext:value-type="date">
            <text:p>9/1/1901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1-08-17" calcext:value-type="date">
            <text:p>8/17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MACR</text:p>
          </table:table-cell>
          <table:table-cell office:value-type="date" office:date-value="1900-04-24" calcext:value-type="date">
            <text:p>4/24/1900</text:p>
          </table:table-cell>
          <table:table-cell office:value-type="string" calcext:value-type="string">
            <text:p>LASS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11-23" calcext:value-type="date">
            <text:p>11/23/1900</text:p>
          </table:table-cell>
          <table:table-cell office:value-type="string" calcext:value-type="string">
            <text:p>HIDA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JADO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PECR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5-18" calcext:value-type="date">
            <text:p>5/18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4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3-01-22" calcext:value-type="date">
            <text:p>1/22/1903</text:p>
          </table:table-cell>
          <table:table-cell office:value-type="date" office:date-value="1900-10-06" calcext:value-type="date">
            <text:p>10/6/1900</text:p>
          </table:table-cell>
          <table:table-cell table:number-columns-repeated="2" office:value-type="date" office:date-value="1902-04-17" calcext:value-type="date">
            <text:p>4/17/1902</text:p>
          </table:table-cell>
          <table:table-cell table:number-columns-repeated="2" office:value-type="date" office:date-value="1900-01-04" calcext:value-type="date">
            <text:p>1/4/1900</text:p>
          </table:table-cell>
          <table:table-cell office:value-type="date" office:date-value="1902-04-07" calcext:value-type="date">
            <text:p>4/7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MACR</text:p>
          </table:table-cell>
          <table:table-cell office:value-type="date" office:date-value="1900-07-17" calcext:value-type="date">
            <text:p>7/17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4-09" calcext:value-type="date">
            <text:p>4/9/1900</text:p>
          </table:table-cell>
          <table:table-cell office:value-type="string" calcext:value-type="string">
            <text:p>ZEMM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MELE</text:p>
          </table:table-cell>
          <table:table-cell office:value-type="date" office:date-value="1900-11-28" calcext:value-type="date">
            <text:p>11/28/1900</text:p>
          </table:table-cell>
          <table:table-cell office:value-type="string" calcext:value-type="string">
            <text:p>HID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JADO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ECR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15" calcext:value-type="date">
            <text:p>1/15/1900</text:p>
          </table:table-cell>
        </table:table-row>
        <table:table-row table:style-name="ro1">
          <table:table-cell office:value-type="date" office:date-value="1900-05-19" calcext:value-type="date">
            <text:p>5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5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2-09-02" calcext:value-type="date">
            <text:p>9/2/1902</text:p>
          </table:table-cell>
          <table:table-cell office:value-type="date" office:date-value="1900-11-04" calcext:value-type="date">
            <text:p>11/4/1900</text:p>
          </table:table-cell>
          <table:table-cell table:number-columns-repeated="2" office:value-type="date" office:date-value="1901-10-28" calcext:value-type="date">
            <text:p>10/28/1901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0-14" calcext:value-type="date">
            <text:p>10/14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4-30" calcext:value-type="date">
            <text:p>4/30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4-08" calcext:value-type="date">
            <text:p>4/8/1900</text:p>
          </table:table-cell>
          <table:table-cell office:value-type="string" calcext:value-type="string">
            <text:p>ZEMM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MELE</text:p>
          </table:table-cell>
          <table:table-cell office:value-type="date" office:date-value="1900-10-04" calcext:value-type="date">
            <text:p>10/4/1900</text:p>
          </table:table-cell>
          <table:table-cell office:value-type="string" calcext:value-type="string">
            <text:p>HIDA</text:p>
          </table:table-cell>
          <table:table-cell office:value-type="date" office:date-value="1900-01-26" calcext:value-type="date">
            <text:p>1/26/1900</text:p>
          </table:table-cell>
          <table:table-cell office:value-type="string" calcext:value-type="string">
            <text:p>JADO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5-21" calcext:value-type="date">
            <text:p>5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37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1-01-23" calcext:value-type="date">
            <text:p>1/23/1901</text:p>
          </table:table-cell>
          <table:table-cell office:value-type="date" office:date-value="1900-05-20" calcext:value-type="date">
            <text:p>5/20/1900</text:p>
          </table:table-cell>
          <table:table-cell table:number-columns-repeated="2" office:value-type="date" office:date-value="1900-09-04" calcext:value-type="date">
            <text:p>9/4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0-08-28" calcext:value-type="date">
            <text:p>8/28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MACR</text:p>
          </table:table-cell>
          <table:table-cell office:value-type="date" office:date-value="1900-02-11" calcext:value-type="date">
            <text:p>2/11/1900</text:p>
          </table:table-cell>
          <table:table-cell office:value-type="string" calcext:value-type="string">
            <text:p>LAS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LEPE</text:p>
          </table:table-cell>
          <table:table-cell office:value-type="date" office:date-value="1900-02-17" calcext:value-type="date">
            <text:p>2/17/1900</text:p>
          </table:table-cell>
          <table:table-cell office:value-type="string" calcext:value-type="string">
            <text:p>ZEMM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ELE</text:p>
          </table:table-cell>
          <table:table-cell office:value-type="date" office:date-value="1900-04-11" calcext:value-type="date">
            <text:p>4/11/1900</text:p>
          </table:table-cell>
          <table:table-cell office:value-type="string" calcext:value-type="string">
            <text:p>HIDA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JADO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PECR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6-12" calcext:value-type="date">
            <text:p>6/1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59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3-01-19" calcext:value-type="date">
            <text:p>1/19/1903</text:p>
          </table:table-cell>
          <table:table-cell office:value-type="date" office:date-value="1900-07-25" calcext:value-type="date">
            <text:p>7/25/1900</text:p>
          </table:table-cell>
          <table:table-cell table:number-columns-repeated="2" office:value-type="date" office:date-value="1902-06-26" calcext:value-type="date">
            <text:p>6/26/1902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6-15" calcext:value-type="date">
            <text:p>6/1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MACR</text:p>
          </table:table-cell>
          <table:table-cell office:value-type="date" office:date-value="1900-09-28" calcext:value-type="date">
            <text:p>9/28/1900</text:p>
          </table:table-cell>
          <table:table-cell office:value-type="string" calcext:value-type="string">
            <text:p>LAS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LEPE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0-11-21" calcext:value-type="date">
            <text:p>11/21/1900</text:p>
          </table:table-cell>
          <table:table-cell office:value-type="string" calcext:value-type="string">
            <text:p>HIDA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JADO</text:p>
          </table:table-cell>
          <table:table-cell office:value-type="date" office:date-value="1900-03-23" calcext:value-type="date">
            <text:p>3/23/1900</text:p>
          </table:table-cell>
          <table:table-cell office:value-type="string" calcext:value-type="string">
            <text:p>PECR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6-16" calcext:value-type="date">
            <text:p>6/1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3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1-11-25" calcext:value-type="date">
            <text:p>11/25/1901</text:p>
          </table:table-cell>
          <table:table-cell office:value-type="date" office:date-value="1900-08-10" calcext:value-type="date">
            <text:p>8/10/1900</text:p>
          </table:table-cell>
          <table:table-cell table:number-columns-repeated="2" office:value-type="date" office:date-value="1901-04-16" calcext:value-type="date">
            <text:p>4/16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1-04-01" calcext:value-type="date">
            <text:p>4/1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09" calcext:value-type="date">
            <text:p>1/9/1900</text:p>
          </table:table-cell>
          <table:table-cell office:value-type="string" calcext:value-type="string">
            <text:p>MACR</text:p>
          </table:table-cell>
          <table:table-cell office:value-type="date" office:date-value="1900-03-24" calcext:value-type="date">
            <text:p>3/24/1900</text:p>
          </table:table-cell>
          <table:table-cell office:value-type="string" calcext:value-type="string">
            <text:p>LASS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LEPE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ZEMM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MELE</text:p>
          </table:table-cell>
          <table:table-cell office:value-type="date" office:date-value="1900-08-07" calcext:value-type="date">
            <text:p>8/7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ECR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8" calcext:value-type="date">
            <text:p>1/8/1900</text:p>
          </table:table-cell>
        </table:table-row>
        <table:table-row table:style-name="ro1">
          <table:table-cell office:value-type="date" office:date-value="1900-06-21" calcext:value-type="date">
            <text:p>6/21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68</text:p>
          </table:table-cell>
          <table:table-cell office:value-type="date" office:date-value="1900-01-15" calcext:value-type="date">
            <text:p>1/15/19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</text:p>
          </table:table-cell>
          <table:table-cell office:value-type="date" office:date-value="1902-06-09" calcext:value-type="date">
            <text:p>6/9/1902</text:p>
          </table:table-cell>
          <table:table-cell office:value-type="date" office:date-value="1900-07-01" calcext:value-type="date">
            <text:p>7/1/1900</text:p>
          </table:table-cell>
          <table:table-cell office:value-type="date" office:date-value="1901-12-08" calcext:value-type="date">
            <text:p>12/8/1901</text:p>
          </table:table-cell>
          <table:table-cell office:value-type="date" office:date-value="1901-12-09" calcext:value-type="date">
            <text:p>12/9/1901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1-11-29" calcext:value-type="date">
            <text:p>11/29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7-19" calcext:value-type="date">
            <text:p>7/19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ZEMM</text:p>
          </table:table-cell>
          <table:table-cell office:value-type="date" office:date-value="1900-02-09" calcext:value-type="date">
            <text:p>2/9/1900</text:p>
          </table:table-cell>
          <table:table-cell office:value-type="string" calcext:value-type="string">
            <text:p>MELE</text:p>
          </table:table-cell>
          <table:table-cell office:value-type="date" office:date-value="1900-09-14" calcext:value-type="date">
            <text:p>9/14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PECR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05" calcext:value-type="date">
            <text:p>1/5/1900</text:p>
          </table:table-cell>
        </table:table-row>
        <table:table-row table:style-name="ro1">
          <table:table-cell office:value-type="date" office:date-value="1900-07-13" calcext:value-type="date">
            <text:p>7/1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188A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1-08" calcext:value-type="date">
            <text:p>1/8/1903</text:p>
          </table:table-cell>
          <table:table-cell office:value-type="date" office:date-value="1900-11-04" calcext:value-type="date">
            <text:p>11/4/1900</text:p>
          </table:table-cell>
          <table:table-cell table:number-columns-repeated="2" office:value-type="date" office:date-value="1902-03-05" calcext:value-type="date">
            <text:p>3/5/1902</text:p>
          </table:table-cell>
          <table:table-cell office:value-type="date" office:date-value="1900-01-11" calcext:value-type="date">
            <text:p>1/11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2-18" calcext:value-type="date">
            <text:p>2/1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MACR</text:p>
          </table:table-cell>
          <table:table-cell office:value-type="date" office:date-value="1900-06-13" calcext:value-type="date">
            <text:p>6/13/1900</text:p>
          </table:table-cell>
          <table:table-cell office:value-type="string" calcext:value-type="string">
            <text:p>LAS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LEPE</text:p>
          </table:table-cell>
          <table:table-cell office:value-type="date" office:date-value="1900-05-04" calcext:value-type="date">
            <text:p>5/4/1900</text:p>
          </table:table-cell>
          <table:table-cell office:value-type="string" calcext:value-type="string">
            <text:p>ZEMM</text:p>
          </table:table-cell>
          <table:table-cell office:value-type="date" office:date-value="1900-02-08" calcext:value-type="date">
            <text:p>2/8/1900</text:p>
          </table:table-cell>
          <table:table-cell office:value-type="string" calcext:value-type="string">
            <text:p>MELE</text:p>
          </table:table-cell>
          <table:table-cell office:value-type="date" office:date-value="1900-11-24" calcext:value-type="date">
            <text:p>11/24/1900</text:p>
          </table:table-cell>
          <table:table-cell office:value-type="string" calcext:value-type="string">
            <text:p>HIDA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JADO</text:p>
          </table:table-cell>
          <table:table-cell office:value-type="date" office:date-value="1900-02-07" calcext:value-type="date">
            <text:p>2/7/1900</text:p>
          </table:table-cell>
          <table:table-cell office:value-type="string" calcext:value-type="string">
            <text:p>PECR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18" calcext:value-type="date">
            <text:p>1/18/1900</text:p>
          </table:table-cell>
        </table:table-row>
        <table:table-row table:style-name="ro1">
          <table:table-cell office:value-type="date" office:date-value="1900-07-14" calcext:value-type="date">
            <text:p>7/1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89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12-20" calcext:value-type="date">
            <text:p>12/20/1903</text:p>
          </table:table-cell>
          <table:table-cell office:value-type="date" office:date-value="1900-12-20" calcext:value-type="date">
            <text:p>12/20/1900</text:p>
          </table:table-cell>
          <table:table-cell table:number-columns-repeated="2" office:value-type="date" office:date-value="1902-12-30" calcext:value-type="date">
            <text:p>12/30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12-20" calcext:value-type="date">
            <text:p>12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MACR</text:p>
          </table:table-cell>
          <table:table-cell office:value-type="date" office:date-value="1900-08-11" calcext:value-type="date">
            <text:p>8/11/1900</text:p>
          </table:table-cell>
          <table:table-cell office:value-type="string" calcext:value-type="string">
            <text:p>LASS</text:p>
          </table:table-cell>
          <table:table-cell office:value-type="date" office:date-value="1900-01-28" calcext:value-type="date">
            <text:p>1/28/1900</text:p>
          </table:table-cell>
          <table:table-cell office:value-type="string" calcext:value-type="string">
            <text:p>LEPE</text:p>
          </table:table-cell>
          <table:table-cell office:value-type="date" office:date-value="1900-04-28" calcext:value-type="date">
            <text:p>4/28/1900</text:p>
          </table:table-cell>
          <table:table-cell office:value-type="string" calcext:value-type="string">
            <text:p>ZEMM</text:p>
          </table:table-cell>
          <table:table-cell office:value-type="date" office:date-value="1900-02-13" calcext:value-type="date">
            <text:p>2/13/1900</text:p>
          </table:table-cell>
          <table:table-cell office:value-type="string" calcext:value-type="string">
            <text:p>MELE</text:p>
          </table:table-cell>
          <table:table-cell office:value-type="date" office:date-value="1901-05-21" calcext:value-type="date">
            <text:p>5/21/1901</text:p>
          </table:table-cell>
          <table:table-cell office:value-type="string" calcext:value-type="string">
            <text:p>HIDA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JADO</text:p>
          </table:table-cell>
          <table:table-cell office:value-type="date" office:date-value="1900-03-15" calcext:value-type="date">
            <text:p>3/15/1900</text:p>
          </table:table-cell>
          <table:table-cell office:value-type="string" calcext:value-type="string">
            <text:p>PECR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POUT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7-17" calcext:value-type="date">
            <text:p>7/1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192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2-22" calcext:value-type="date">
            <text:p>2/22/1903</text:p>
          </table:table-cell>
          <table:table-cell office:value-type="date" office:date-value="1901-01-30" calcext:value-type="date">
            <text:p>1/30/1901</text:p>
          </table:table-cell>
          <table:table-cell office:value-type="date" office:date-value="1902-01-22" calcext:value-type="date">
            <text:p>1/22/1902</text:p>
          </table:table-cell>
          <table:table-cell office:value-type="date" office:date-value="1902-01-20" calcext:value-type="date">
            <text:p>1/20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1-05" calcext:value-type="date">
            <text:p>1/5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7" calcext:value-type="date">
            <text:p>1/17/1900</text:p>
          </table:table-cell>
          <table:table-cell office:value-type="string" calcext:value-type="string">
            <text:p>MACR</text:p>
          </table:table-cell>
          <table:table-cell office:value-type="date" office:date-value="1900-05-11" calcext:value-type="date">
            <text:p>5/11/1900</text:p>
          </table:table-cell>
          <table:table-cell office:value-type="string" calcext:value-type="string">
            <text:p>LASS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LEPE</text:p>
          </table:table-cell>
          <table:table-cell office:value-type="date" office:date-value="1900-04-23" calcext:value-type="date">
            <text:p>4/23/1900</text:p>
          </table:table-cell>
          <table:table-cell office:value-type="string" calcext:value-type="string">
            <text:p>ZEMM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MELE</text:p>
          </table:table-cell>
          <table:table-cell office:value-type="date" office:date-value="1900-11-21" calcext:value-type="date">
            <text:p>11/21/1900</text:p>
          </table:table-cell>
          <table:table-cell office:value-type="string" calcext:value-type="string">
            <text:p>HIDA</text:p>
          </table:table-cell>
          <table:table-cell office:value-type="date" office:date-value="1900-01-27" calcext:value-type="date">
            <text:p>1/27/1900</text:p>
          </table:table-cell>
          <table:table-cell office:value-type="string" calcext:value-type="string">
            <text:p>JADO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PECR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POUT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7-30" calcext:value-type="date">
            <text:p>7/3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3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3-02-15" calcext:value-type="date">
            <text:p>2/15/1903</text:p>
          </table:table-cell>
          <table:table-cell office:value-type="date" office:date-value="1900-08-28" calcext:value-type="date">
            <text:p>8/28/1900</text:p>
          </table:table-cell>
          <table:table-cell table:number-columns-repeated="2" office:value-type="date" office:date-value="1902-06-19" calcext:value-type="date">
            <text:p>6/19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902-06-09" calcext:value-type="date">
            <text:p>6/9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1-20" calcext:value-type="date">
            <text:p>1/20/1900</text:p>
          </table:table-cell>
          <table:table-cell office:value-type="string" calcext:value-type="string">
            <text:p>MACR</text:p>
          </table:table-cell>
          <table:table-cell office:value-type="date" office:date-value="1900-08-16" calcext:value-type="date">
            <text:p>8/16/1900</text:p>
          </table:table-cell>
          <table:table-cell office:value-type="string" calcext:value-type="string">
            <text:p>LAS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LEPE</text:p>
          </table:table-cell>
          <table:table-cell office:value-type="date" office:date-value="1900-03-03" calcext:value-type="date">
            <text:p>3/3/1900</text:p>
          </table:table-cell>
          <table:table-cell office:value-type="string" calcext:value-type="string">
            <text:p>ZEMM</text:p>
          </table:table-cell>
          <table:table-cell office:value-type="date" office:date-value="1900-03-05" calcext:value-type="date">
            <text:p>3/5/1900</text:p>
          </table:table-cell>
          <table:table-cell office:value-type="string" calcext:value-type="string">
            <text:p>MELE</text:p>
          </table:table-cell>
          <table:table-cell office:value-type="date" office:date-value="1901-01-09" calcext:value-type="date">
            <text:p>1/9/1901</text:p>
          </table:table-cell>
          <table:table-cell office:value-type="string" calcext:value-type="string">
            <text:p>HIDA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JADO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PECR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POUT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8-05" calcext:value-type="date">
            <text:p>8/5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09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1-27" calcext:value-type="date">
            <text:p>11/27/1902</text:p>
          </table:table-cell>
          <table:table-cell office:value-type="date" office:date-value="1900-08-01" calcext:value-type="date">
            <text:p>8/1/1900</text:p>
          </table:table-cell>
          <table:table-cell table:number-columns-repeated="2" office:value-type="date" office:date-value="1902-04-27" calcext:value-type="date">
            <text:p>4/27/1902</text:p>
          </table:table-cell>
          <table:table-cell office:value-type="date" office:date-value="1900-01-09" calcext:value-type="date">
            <text:p>1/9/1900</text:p>
          </table:table-cell>
          <table:table-cell office:value-type="date" office:date-value="1900-01-03" calcext:value-type="date">
            <text:p>1/3/1900</text:p>
          </table:table-cell>
          <table:table-cell office:value-type="date" office:date-value="1902-04-13" calcext:value-type="date">
            <text:p>4/13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MACR</text:p>
          </table:table-cell>
          <table:table-cell office:value-type="date" office:date-value="1900-07-14" calcext:value-type="date">
            <text:p>7/14/1900</text:p>
          </table:table-cell>
          <table:table-cell office:value-type="string" calcext:value-type="string">
            <text:p>LASS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LEPE</text:p>
          </table:table-cell>
          <table:table-cell office:value-type="date" office:date-value="1900-05-17" calcext:value-type="date">
            <text:p>5/17/1900</text:p>
          </table:table-cell>
          <table:table-cell office:value-type="string" calcext:value-type="string">
            <text:p>ZEMM</text:p>
          </table:table-cell>
          <table:table-cell office:value-type="date" office:date-value="1900-03-21" calcext:value-type="date">
            <text:p>3/21/1900</text:p>
          </table:table-cell>
          <table:table-cell office:value-type="string" calcext:value-type="string">
            <text:p>MELE</text:p>
          </table:table-cell>
          <table:table-cell office:value-type="date" office:date-value="1900-09-09" calcext:value-type="date">
            <text:p>9/9/1900</text:p>
          </table:table-cell>
          <table:table-cell office:value-type="string" calcext:value-type="string">
            <text:p>HIDA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JADO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12" calcext:value-type="date">
            <text:p>1/12/1900</text:p>
          </table:table-cell>
        </table:table-row>
        <table:table-row table:style-name="ro1">
          <table:table-cell office:value-type="date" office:date-value="1900-08-06" calcext:value-type="date">
            <text:p>8/6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10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</text:p>
          </table:table-cell>
          <table:table-cell office:value-type="date" office:date-value="1902-12-04" calcext:value-type="date">
            <text:p>12/4/1902</text:p>
          </table:table-cell>
          <table:table-cell office:value-type="date" office:date-value="1900-08-01" calcext:value-type="date">
            <text:p>8/1/1900</text:p>
          </table:table-cell>
          <table:table-cell table:number-columns-repeated="2" office:value-type="date" office:date-value="1902-05-04" calcext:value-type="date">
            <text:p>5/4/1902</text:p>
          </table:table-cell>
          <table:table-cell office:value-type="date" office:date-value="1900-01-13" calcext:value-type="date">
            <text:p>1/13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4-18" calcext:value-type="date">
            <text:p>4/1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ROUS</text:p>
          </table:table-cell>
          <table:table-cell office:value-type="date" office:date-value="1900-01-21" calcext:value-type="date">
            <text:p>1/21/1900</text:p>
          </table:table-cell>
          <table:table-cell office:value-type="string" calcext:value-type="string">
            <text:p>MACR</text:p>
          </table:table-cell>
          <table:table-cell office:value-type="date" office:date-value="1900-09-11" calcext:value-type="date">
            <text:p>9/11/1900</text:p>
          </table:table-cell>
          <table:table-cell office:value-type="string" calcext:value-type="string">
            <text:p>LASS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LEPE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ZEMM</text:p>
          </table:table-cell>
          <table:table-cell office:value-type="date" office:date-value="1900-03-14" calcext:value-type="date">
            <text:p>3/14/1900</text:p>
          </table:table-cell>
          <table:table-cell office:value-type="string" calcext:value-type="string">
            <text:p>MELE</text:p>
          </table:table-cell>
          <table:table-cell office:value-type="date" office:date-value="1900-08-30" calcext:value-type="date">
            <text:p>8/30/1900</text:p>
          </table:table-cell>
          <table:table-cell office:value-type="string" calcext:value-type="string">
            <text:p>HIDA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JADO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PECR</text:p>
          </table:table-cell>
          <table:table-cell office:value-type="date" office:date-value="1900-02-01" calcext:value-type="date">
            <text:p>2/1/1900</text:p>
          </table:table-cell>
          <table:table-cell office:value-type="string" calcext:value-type="string">
            <text:p>POUT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DUPO</text:p>
          </table:table-cell>
          <table:table-cell office:value-type="date" office:date-value="1900-01-19" calcext:value-type="date">
            <text:p>1/19/1900</text:p>
          </table:table-cell>
        </table:table-row>
        <table:table-row table:style-name="ro1">
          <table:table-cell office:value-type="date" office:date-value="1900-08-19" calcext:value-type="date">
            <text:p>8/19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3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</text:p>
          </table:table-cell>
          <table:table-cell office:value-type="date" office:date-value="1900-07-07" calcext:value-type="date">
            <text:p>7/7/1900</text:p>
          </table:table-cell>
          <table:table-cell office:value-type="date" office:date-value="1900-02-14" calcext:value-type="date">
            <text:p>2/14/1900</text:p>
          </table:table-cell>
          <table:table-cell table:number-columns-repeated="2" office:value-type="date" office:date-value="1900-05-22" calcext:value-type="date">
            <text:p>5/22/1900</text:p>
          </table:table-cell>
          <table:table-cell office:value-type="date" office:date-value="1900-01-02" calcext:value-type="date">
            <text:p>1/2/1900</text:p>
          </table:table-cell>
          <table:table-cell office:value-type="date" office:date-value="1899-12-30" calcext:value-type="date">
            <text:p>12/30/1899</text:p>
          </table:table-cell>
          <table:table-cell office:value-type="date" office:date-value="1900-05-19" calcext:value-type="date">
            <text:p>5/19/1900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MACR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LASS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LEPE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ZEMM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MELE</text:p>
          </table:table-cell>
          <table:table-cell office:value-type="date" office:date-value="1900-02-05" calcext:value-type="date">
            <text:p>2/5/1900</text:p>
          </table:table-cell>
          <table:table-cell office:value-type="string" calcext:value-type="string">
            <text:p>HIDA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JADO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PECR</text:p>
          </table:table-cell>
          <table:table-cell office:value-type="date" office:date-value="1900-01-06" calcext:value-type="date">
            <text:p>1/6/1900</text:p>
          </table:table-cell>
          <table:table-cell office:value-type="string" calcext:value-type="string">
            <text:p>POUT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DUPO</text:p>
          </table:table-cell>
          <table:table-cell office:value-type="date" office:date-value="1900-01-03" calcext:value-type="date">
            <text:p>1/3/1900</text:p>
          </table:table-cell>
        </table:table-row>
        <table:table-row table:style-name="ro1">
          <table:table-cell office:value-type="date" office:date-value="1900-08-22" calcext:value-type="date">
            <text:p>8/22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6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4-05" calcext:value-type="date">
            <text:p>4/5/1903</text:p>
          </table:table-cell>
          <table:table-cell office:value-type="date" office:date-value="1900-08-15" calcext:value-type="date">
            <text:p>8/15/1900</text:p>
          </table:table-cell>
          <table:table-cell table:number-columns-repeated="2" office:value-type="date" office:date-value="1902-08-20" calcext:value-type="date">
            <text:p>8/20/1902</text:p>
          </table:table-cell>
          <table:table-cell office:value-type="date" office:date-value="1900-01-10" calcext:value-type="date">
            <text:p>1/10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2-08-08" calcext:value-type="date">
            <text:p>8/8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MACR</text:p>
          </table:table-cell>
          <table:table-cell office:value-type="date" office:date-value="1900-11-17" calcext:value-type="date">
            <text:p>11/17/1900</text:p>
          </table:table-cell>
          <table:table-cell office:value-type="string" calcext:value-type="string">
            <text:p>LASS</text:p>
          </table:table-cell>
          <table:table-cell office:value-type="date" office:date-value="1900-01-29" calcext:value-type="date">
            <text:p>1/29/1900</text:p>
          </table:table-cell>
          <table:table-cell office:value-type="string" calcext:value-type="string">
            <text:p>LEPE</text:p>
          </table:table-cell>
          <table:table-cell office:value-type="date" office:date-value="1900-02-28" calcext:value-type="date">
            <text:p>2/28/1900</text:p>
          </table:table-cell>
          <table:table-cell office:value-type="string" calcext:value-type="string">
            <text:p>ZEMM</text:p>
          </table:table-cell>
          <table:table-cell office:value-type="date" office:date-value="1900-03-12" calcext:value-type="date">
            <text:p>3/12/1900</text:p>
          </table:table-cell>
          <table:table-cell office:value-type="string" calcext:value-type="string">
            <text:p>MELE</text:p>
          </table:table-cell>
          <table:table-cell office:value-type="date" office:date-value="1900-10-05" calcext:value-type="date">
            <text:p>10/5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22" calcext:value-type="date">
            <text:p>3/22/1900</text:p>
          </table:table-cell>
          <table:table-cell office:value-type="string" calcext:value-type="string">
            <text:p>PECR</text:p>
          </table:table-cell>
          <table:table-cell office:value-type="date" office:date-value="1900-02-20" calcext:value-type="date">
            <text:p>2/20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07" calcext:value-type="date">
            <text:p>1/7/1900</text:p>
          </table:table-cell>
        </table:table-row>
        <table:table-row table:style-name="ro1">
          <table:table-cell office:value-type="date" office:date-value="1900-08-24" calcext:value-type="date">
            <text:p>8/24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28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6-10" calcext:value-type="date">
            <text:p>6/10/1902</text:p>
          </table:table-cell>
          <table:table-cell office:value-type="date" office:date-value="1900-06-17" calcext:value-type="date">
            <text:p>6/17/1900</text:p>
          </table:table-cell>
          <table:table-cell office:value-type="date" office:date-value="1901-12-23" calcext:value-type="date">
            <text:p>12/23/1901</text:p>
          </table:table-cell>
          <table:table-cell office:value-type="date" office:date-value="1901-12-24" calcext:value-type="date">
            <text:p>12/24/1901</text:p>
          </table:table-cell>
          <table:table-cell office:value-type="date" office:date-value="1900-01-07" calcext:value-type="date">
            <text:p>1/7/1900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1-12-14" calcext:value-type="date">
            <text:p>12/14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0" calcext:value-type="date">
            <text:p>12/30/1899</text:p>
          </table:table-cell>
          <table:table-cell office:value-type="string" calcext:value-type="string">
            <text:p>ROUS</text:p>
          </table:table-cell>
          <table:table-cell office:value-type="date" office:date-value="1900-01-10" calcext:value-type="date">
            <text:p>1/10/1900</text:p>
          </table:table-cell>
          <table:table-cell office:value-type="string" calcext:value-type="string">
            <text:p>MACR</text:p>
          </table:table-cell>
          <table:table-cell office:value-type="date" office:date-value="1900-09-11" calcext:value-type="date">
            <text:p>9/11/1900</text:p>
          </table:table-cell>
          <table:table-cell office:value-type="string" calcext:value-type="string">
            <text:p>LASS</text:p>
          </table:table-cell>
          <table:table-cell office:value-type="date" office:date-value="1900-01-07" calcext:value-type="date">
            <text:p>1/7/1900</text:p>
          </table:table-cell>
          <table:table-cell office:value-type="string" calcext:value-type="string">
            <text:p>LEPE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ZEMM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MELE</text:p>
          </table:table-cell>
          <table:table-cell office:value-type="date" office:date-value="1900-07-28" calcext:value-type="date">
            <text:p>7/28/1900</text:p>
          </table:table-cell>
          <table:table-cell office:value-type="string" calcext:value-type="string">
            <text:p>HIDA</text:p>
          </table:table-cell>
          <table:table-cell office:value-type="date" office:date-value="1900-01-12" calcext:value-type="date">
            <text:p>1/12/1900</text:p>
          </table:table-cell>
          <table:table-cell office:value-type="string" calcext:value-type="string">
            <text:p>JADO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ECR</text:p>
          </table:table-cell>
          <table:table-cell office:value-type="date" office:date-value="1900-02-06" calcext:value-type="date">
            <text:p>2/6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0" calcext:value-type="date">
            <text:p>1/10/1900</text:p>
          </table:table-cell>
        </table:table-row>
        <table:table-row table:style-name="ro1">
          <table:table-cell office:value-type="date" office:date-value="1900-08-30" calcext:value-type="date">
            <text:p>8/3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4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6-30" calcext:value-type="date">
            <text:p>6/30/1902</text:p>
          </table:table-cell>
          <table:table-cell office:value-type="date" office:date-value="1900-06-24" calcext:value-type="date">
            <text:p>6/24/1900</text:p>
          </table:table-cell>
          <table:table-cell table:number-columns-repeated="2" office:value-type="date" office:date-value="1902-01-05" calcext:value-type="date">
            <text:p>1/5/1902</text:p>
          </table:table-cell>
          <table:table-cell office:value-type="date" office:date-value="1900-01-08" calcext:value-type="date">
            <text:p>1/8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1-12-25" calcext:value-type="date">
            <text:p>12/25/1901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ROUS</text:p>
          </table:table-cell>
          <table:table-cell office:value-type="date" office:date-value="1900-01-08" calcext:value-type="date">
            <text:p>1/8/1900</text:p>
          </table:table-cell>
          <table:table-cell office:value-type="string" calcext:value-type="string">
            <text:p>MACR</text:p>
          </table:table-cell>
          <table:table-cell office:value-type="date" office:date-value="1900-07-26" calcext:value-type="date">
            <text:p>7/26/1900</text:p>
          </table:table-cell>
          <table:table-cell office:value-type="string" calcext:value-type="string">
            <text:p>LASS</text:p>
          </table:table-cell>
          <table:table-cell office:value-type="date" office:date-value="1900-01-16" calcext:value-type="date">
            <text:p>1/16/1900</text:p>
          </table:table-cell>
          <table:table-cell office:value-type="string" calcext:value-type="string">
            <text:p>LEPE</text:p>
          </table:table-cell>
          <table:table-cell office:value-type="date" office:date-value="1900-03-07" calcext:value-type="date">
            <text:p>3/7/1900</text:p>
          </table:table-cell>
          <table:table-cell office:value-type="string" calcext:value-type="string">
            <text:p>ZEMM</text:p>
          </table:table-cell>
          <table:table-cell office:value-type="date" office:date-value="1900-02-27" calcext:value-type="date">
            <text:p>2/27/1900</text:p>
          </table:table-cell>
          <table:table-cell office:value-type="string" calcext:value-type="string">
            <text:p>MELE</text:p>
          </table:table-cell>
          <table:table-cell office:value-type="date" office:date-value="1900-08-18" calcext:value-type="date">
            <text:p>8/18/1900</text:p>
          </table:table-cell>
          <table:table-cell office:value-type="string" calcext:value-type="string">
            <text:p>HIDA</text:p>
          </table:table-cell>
          <table:table-cell office:value-type="date" office:date-value="1900-01-19" calcext:value-type="date">
            <text:p>1/19/1900</text:p>
          </table:table-cell>
          <table:table-cell office:value-type="string" calcext:value-type="string">
            <text:p>JADO</text:p>
          </table:table-cell>
          <table:table-cell office:value-type="date" office:date-value="1900-02-24" calcext:value-type="date">
            <text:p>2/24/1900</text:p>
          </table:table-cell>
          <table:table-cell office:value-type="string" calcext:value-type="string">
            <text:p>PECR</text:p>
          </table:table-cell>
          <table:table-cell office:value-type="date" office:date-value="1900-02-10" calcext:value-type="date">
            <text:p>2/10/1900</text:p>
          </table:table-cell>
          <table:table-cell office:value-type="string" calcext:value-type="string">
            <text:p>POUT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DUPO</text:p>
          </table:table-cell>
          <table:table-cell office:value-type="date" office:date-value="1900-01-06" calcext:value-type="date">
            <text:p>1/6/1900</text:p>
          </table:table-cell>
        </table:table-row>
        <table:table-row table:style-name="ro1">
          <table:table-cell office:value-type="date" office:date-value="1900-09-03" calcext:value-type="date">
            <text:p>9/3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38</text:p>
          </table:table-cell>
          <table:table-cell office:value-type="date" office:date-value="1900-01-23" calcext:value-type="date">
            <text:p>1/23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3-03-27" calcext:value-type="date">
            <text:p>3/27/1903</text:p>
          </table:table-cell>
          <table:table-cell office:value-type="date" office:date-value="1900-08-28" calcext:value-type="date">
            <text:p>8/28/1900</text:p>
          </table:table-cell>
          <table:table-cell table:number-columns-repeated="2" office:value-type="date" office:date-value="1902-07-29" calcext:value-type="date">
            <text:p>7/29/1902</text:p>
          </table:table-cell>
          <table:table-cell office:value-type="date" office:date-value="1900-01-16" calcext:value-type="date">
            <text:p>1/16/1900</text:p>
          </table:table-cell>
          <table:table-cell office:value-type="date" office:date-value="1900-01-05" calcext:value-type="date">
            <text:p>1/5/1900</text:p>
          </table:table-cell>
          <table:table-cell office:value-type="date" office:date-value="1902-07-06" calcext:value-type="date">
            <text:p>7/6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3" calcext:value-type="date">
            <text:p>1/3/1900</text:p>
          </table:table-cell>
          <table:table-cell office:value-type="string" calcext:value-type="string">
            <text:p>ROUS</text:p>
          </table:table-cell>
          <table:table-cell office:value-type="date" office:date-value="1900-02-03" calcext:value-type="date">
            <text:p>2/3/1900</text:p>
          </table:table-cell>
          <table:table-cell office:value-type="string" calcext:value-type="string">
            <text:p>MACR</text:p>
          </table:table-cell>
          <table:table-cell office:value-type="date" office:date-value="1900-08-12" calcext:value-type="date">
            <text:p>8/12/1900</text:p>
          </table:table-cell>
          <table:table-cell office:value-type="string" calcext:value-type="string">
            <text:p>LASS</text:p>
          </table:table-cell>
          <table:table-cell office:value-type="date" office:date-value="1900-01-14" calcext:value-type="date">
            <text:p>1/14/1900</text:p>
          </table:table-cell>
          <table:table-cell office:value-type="string" calcext:value-type="string">
            <text:p>LEPE</text:p>
          </table:table-cell>
          <table:table-cell office:value-type="date" office:date-value="1900-05-09" calcext:value-type="date">
            <text:p>5/9/1900</text:p>
          </table:table-cell>
          <table:table-cell office:value-type="string" calcext:value-type="string">
            <text:p>ZEMM</text:p>
          </table:table-cell>
          <table:table-cell office:value-type="date" office:date-value="1900-02-22" calcext:value-type="date">
            <text:p>2/22/1900</text:p>
          </table:table-cell>
          <table:table-cell office:value-type="string" calcext:value-type="string">
            <text:p>MELE</text:p>
          </table:table-cell>
          <table:table-cell office:value-type="date" office:date-value="1900-11-16" calcext:value-type="date">
            <text:p>11/16/1900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2-25" calcext:value-type="date">
            <text:p>2/25/1900</text:p>
          </table:table-cell>
          <table:table-cell office:value-type="string" calcext:value-type="string">
            <text:p>PECR</text:p>
          </table:table-cell>
          <table:table-cell office:value-type="date" office:date-value="1900-02-02" calcext:value-type="date">
            <text:p>2/2/1900</text:p>
          </table:table-cell>
          <table:table-cell office:value-type="string" calcext:value-type="string">
            <text:p>POUT</text:p>
          </table:table-cell>
          <table:table-cell office:value-type="date" office:date-value="1900-01-04" calcext:value-type="date">
            <text:p>1/4/1900</text:p>
          </table:table-cell>
          <table:table-cell office:value-type="string" calcext:value-type="string">
            <text:p>DUPO</text:p>
          </table:table-cell>
          <table:table-cell office:value-type="date" office:date-value="1900-01-14" calcext:value-type="date">
            <text:p>1/14/1900</text:p>
          </table:table-cell>
        </table:table-row>
        <table:table-row table:style-name="ro1">
          <table:table-cell office:value-type="date" office:date-value="1900-09-07" calcext:value-type="date">
            <text:p>9/7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2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4-03-05" calcext:value-type="date">
            <text:p>3/5/1904</text:p>
          </table:table-cell>
          <table:table-cell office:value-type="date" office:date-value="1901-01-01" calcext:value-type="date">
            <text:p>1/1/1901</text:p>
          </table:table-cell>
          <table:table-cell table:number-columns-repeated="2" office:value-type="date" office:date-value="1903-03-04" calcext:value-type="date">
            <text:p>3/4/1903</text:p>
          </table:table-cell>
          <table:table-cell office:value-type="date" office:date-value="1900-01-15" calcext:value-type="date">
            <text:p>1/15/1900</text:p>
          </table:table-cell>
          <table:table-cell office:value-type="date" office:date-value="1900-01-04" calcext:value-type="date">
            <text:p>1/4/1900</text:p>
          </table:table-cell>
          <table:table-cell office:value-type="date" office:date-value="1903-02-11" calcext:value-type="date">
            <text:p>2/11/1903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900-01-01" calcext:value-type="date">
            <text:p>1/1/1900</text:p>
          </table:table-cell>
          <table:table-cell office:value-type="string" calcext:value-type="string">
            <text:p>ROUS</text:p>
          </table:table-cell>
          <table:table-cell office:value-type="date" office:date-value="1900-01-13" calcext:value-type="date">
            <text:p>1/13/1900</text:p>
          </table:table-cell>
          <table:table-cell office:value-type="string" calcext:value-type="string">
            <text:p>MACR</text:p>
          </table:table-cell>
          <table:table-cell office:value-type="date" office:date-value="1900-12-07" calcext:value-type="date">
            <text:p>12/7/1900</text:p>
          </table:table-cell>
          <table:table-cell office:value-type="string" calcext:value-type="string">
            <text:p>LASS</text:p>
          </table:table-cell>
          <table:table-cell office:value-type="date" office:date-value="1900-02-04" calcext:value-type="date">
            <text:p>2/4/1900</text:p>
          </table:table-cell>
          <table:table-cell office:value-type="string" calcext:value-type="string">
            <text:p>LEPE</text:p>
          </table:table-cell>
          <table:table-cell office:value-type="date" office:date-value="1900-05-06" calcext:value-type="date">
            <text:p>5/6/1900</text:p>
          </table:table-cell>
          <table:table-cell office:value-type="string" calcext:value-type="string">
            <text:p>ZEMM</text:p>
          </table:table-cell>
          <table:table-cell office:value-type="date" office:date-value="1900-03-28" calcext:value-type="date">
            <text:p>3/28/1900</text:p>
          </table:table-cell>
          <table:table-cell office:value-type="string" calcext:value-type="string">
            <text:p>MELE</text:p>
          </table:table-cell>
          <table:table-cell office:value-type="date" office:date-value="1900-12-12" calcext:value-type="date">
            <text:p>12/12/1900</text:p>
          </table:table-cell>
          <table:table-cell office:value-type="string" calcext:value-type="string">
            <text:p>HIDA</text:p>
          </table:table-cell>
          <table:table-cell office:value-type="date" office:date-value="1900-01-25" calcext:value-type="date">
            <text:p>1/25/1900</text:p>
          </table:table-cell>
          <table:table-cell office:value-type="string" calcext:value-type="string">
            <text:p>JADO</text:p>
          </table:table-cell>
          <table:table-cell office:value-type="date" office:date-value="1900-03-09" calcext:value-type="date">
            <text:p>3/9/1900</text:p>
          </table:table-cell>
          <table:table-cell office:value-type="string" calcext:value-type="string">
            <text:p>PECR</text:p>
          </table:table-cell>
          <table:table-cell office:value-type="date" office:date-value="1900-03-01" calcext:value-type="date">
            <text:p>3/1/1900</text:p>
          </table:table-cell>
          <table:table-cell office:value-type="string" calcext:value-type="string">
            <text:p>POUT</text:p>
          </table:table-cell>
          <table:table-cell office:value-type="date" office:date-value="1900-01-02" calcext:value-type="date">
            <text:p>1/2/1900</text:p>
          </table:table-cell>
          <table:table-cell office:value-type="string" calcext:value-type="string">
            <text:p>DUPO</text:p>
          </table:table-cell>
          <table:table-cell office:value-type="date" office:date-value="1900-01-22" calcext:value-type="date">
            <text:p>1/22/1900</text:p>
          </table:table-cell>
        </table:table-row>
        <table:table-row table:style-name="ro1">
          <table:table-cell office:value-type="date" office:date-value="1900-09-10" calcext:value-type="date">
            <text:p>9/10/190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2022</text:p>
          </table:table-cell>
          <table:table-cell office:value-type="date" office:date-value="1899-12-31" calcext:value-type="date">
            <text:p>12/31/1899</text:p>
          </table:table-cell>
          <table:table-cell office:value-type="date" office:date-value="1900-01-30" calcext:value-type="date">
            <text:p>1/30/1900</text:p>
          </table:table-cell>
          <table:table-cell office:value-type="date" office:date-value="1901-07-08" calcext:value-type="date">
            <text:p>7/8/1901</text:p>
          </table:table-cell>
          <table:table-cell office:value-type="string" calcext:value-type="string">
            <text:p>0245</text:p>
          </table:table-cell>
          <table:table-cell office:value-type="date" office:date-value="1900-01-24" calcext:value-type="date">
            <text:p>1/24/19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</text:p>
          </table:table-cell>
          <table:table-cell office:value-type="date" office:date-value="1902-09-21" calcext:value-type="date">
            <text:p>9/21/1902</text:p>
          </table:table-cell>
          <table:table-cell office:value-type="date" office:date-value="1900-07-22" calcext:value-type="date">
            <text:p>7/22/1900</text:p>
          </table:table-cell>
          <table:table-cell table:number-columns-repeated="2" office:value-type="date" office:date-value="1902-03-01" calcext:value-type="date">
            <text:p>3/1/1902</text:p>
          </table:table-cell>
          <table:table-cell office:value-type="date" office:date-value="1900-01-06" calcext:value-type="date">
            <text:p>1/6/1900</text:p>
          </table:table-cell>
          <table:table-cell office:value-type="date" office:date-value="1900-01-01" calcext:value-type="date">
            <text:p>1/1/1900</text:p>
          </table:table-cell>
          <table:table-cell office:value-type="date" office:date-value="1902-02-20" calcext:value-type="date">
            <text:p>2/20/1902</text:p>
          </table:table-cell>
          <table:table-cell office:value-type="date" office:date-value="1900-01-11" calcext:value-type="date">
            <text:p>1/11/1900</text:p>
          </table:table-cell>
          <table:table-cell office:value-type="string" calcext:value-type="string">
            <text:p>ARTH</text:p>
          </table:table-cell>
          <table:table-cell office:value-type="date" office:date-value="1899-12-31" calcext:value-type="date">
            <text:p>12/31/1899</text:p>
          </table:table-cell>
          <table:table-cell office:value-type="string" calcext:value-type="string">
            <text:p>ROUS</text:p>
          </table:table-cell>
          <table:table-cell office:value-type="date" office:date-value="1900-01-18" calcext:value-type="date">
            <text:p>1/18/1900</text:p>
          </table:table-cell>
          <table:table-cell office:value-type="string" calcext:value-type="string">
            <text:p>MACR</text:p>
          </table:table-cell>
          <table:table-cell office:value-type="date" office:date-value="1900-09-22" calcext:value-type="date">
            <text:p>9/22/1900</text:p>
          </table:table-cell>
          <table:table-cell office:value-type="string" calcext:value-type="string">
            <text:p>LASS</text:p>
          </table:table-cell>
          <table:table-cell office:value-type="date" office:date-value="1900-01-30" calcext:value-type="date">
            <text:p>1/30/1900</text:p>
          </table:table-cell>
          <table:table-cell office:value-type="string" calcext:value-type="string">
            <text:p>LEPE</text:p>
          </table:table-cell>
          <table:table-cell office:value-type="date" office:date-value="1900-03-18" calcext:value-type="date">
            <text:p>3/18/1900</text:p>
          </table:table-cell>
          <table:table-cell office:value-type="string" calcext:value-type="string">
            <text:p>ZEMM</text:p>
          </table:table-cell>
          <table:table-cell office:value-type="date" office:date-value="1900-03-27" calcext:value-type="date">
            <text:p>3/27/1900</text:p>
          </table:table-cell>
          <table:table-cell office:value-type="string" calcext:value-type="string">
            <text:p>MELE</text:p>
          </table:table-cell>
          <table:table-cell office:value-type="date" office:date-value="1900-06-18" calcext:value-type="date">
            <text:p>6/18/1900</text:p>
          </table:table-cell>
          <table:table-cell office:value-type="string" calcext:value-type="string">
            <text:p>HIDA</text:p>
          </table:table-cell>
          <table:table-cell office:value-type="date" office:date-value="1900-01-22" calcext:value-type="date">
            <text:p>1/22/1900</text:p>
          </table:table-cell>
          <table:table-cell office:value-type="string" calcext:value-type="string">
            <text:p>JADO</text:p>
          </table:table-cell>
          <table:table-cell office:value-type="date" office:date-value="1900-02-18" calcext:value-type="date">
            <text:p>2/18/1900</text:p>
          </table:table-cell>
          <table:table-cell office:value-type="string" calcext:value-type="string">
            <text:p>PECR</text:p>
          </table:table-cell>
          <table:table-cell office:value-type="date" office:date-value="1900-02-14" calcext:value-type="date">
            <text:p>2/14/1900</text:p>
          </table:table-cell>
          <table:table-cell office:value-type="string" calcext:value-type="string">
            <text:p>POUT</text:p>
          </table:table-cell>
          <table:table-cell office:value-type="date" office:date-value="1900-01-05" calcext:value-type="date">
            <text:p>1/5/1900</text:p>
          </table:table-cell>
          <table:table-cell office:value-type="string" calcext:value-type="string">
            <text:p>DUPO</text:p>
          </table:table-cell>
          <table:table-cell office:value-type="date" office:date-value="1900-01-04" calcext:value-type="date">
            <text:p>1/4/1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1172" meta:object-count="0"/>
    <meta:generator>LibreOffice/7.2.4.1$Windows_X86_64 LibreOffice_project/27d75539669ac387bb498e35313b970b7fe9c4f9</meta:generator>
  </office:meta>
</office:document-meta>
</file>